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dleft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pid_data.setpoint</text:p>
          </table:table-cell>
          <table:table-cell office:value-type="string" calcext:value-type="string">
            <text:p>field.pid_data.input</text:p>
          </table:table-cell>
          <table:table-cell table:number-columns-repeated="3"/>
        </table:table-row>
        <table:table-row table:style-name="ro1">
          <table:table-cell office:value-type="float" office:value="1.71193064542856E+018" calcext:value-type="float">
            <text:p>1.71193064542856E+018</text:p>
          </table:table-cell>
          <table:table-cell office:value-type="float" office:value="3581" calcext:value-type="float">
            <text:p>3581</text:p>
          </table:table-cell>
          <table:table-cell office:value-type="float" office:value="1.71193064542853E+018" calcext:value-type="float">
            <text:p>1.71193064542853E+018</text:p>
          </table:table-cell>
          <table:table-cell table:formula="of:=([.A2]-[.$A$2])*10^-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552847E+018" calcext:value-type="float">
            <text:p>1.71193064552847E+018</text:p>
          </table:table-cell>
          <table:table-cell office:value-type="float" office:value="3582" calcext:value-type="float">
            <text:p>3582</text:p>
          </table:table-cell>
          <table:table-cell office:value-type="float" office:value="1.71193064552853E+018" calcext:value-type="float">
            <text:p>1.71193064552853E+018</text:p>
          </table:table-cell>
          <table:table-cell table:formula="of:=([.A3]-[.$A$2])*10^-9" office:value-type="float" office:value="0.099908864" calcext:value-type="float">
            <text:p>0.099908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562849E+018" calcext:value-type="float">
            <text:p>1.71193064562849E+018</text:p>
          </table:table-cell>
          <table:table-cell office:value-type="float" office:value="3583" calcext:value-type="float">
            <text:p>3583</text:p>
          </table:table-cell>
          <table:table-cell office:value-type="float" office:value="1.71193064562853E+018" calcext:value-type="float">
            <text:p>1.71193064562853E+018</text:p>
          </table:table-cell>
          <table:table-cell table:formula="of:=([.A4]-[.$A$2])*10^-9" office:value-type="float" office:value="0.199923968" calcext:value-type="float">
            <text:p>0.199923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572954E+018" calcext:value-type="float">
            <text:p>1.71193064572954E+018</text:p>
          </table:table-cell>
          <table:table-cell office:value-type="float" office:value="3584" calcext:value-type="float">
            <text:p>3584</text:p>
          </table:table-cell>
          <table:table-cell office:value-type="float" office:value="1.71193064572853E+018" calcext:value-type="float">
            <text:p>1.71193064572853E+018</text:p>
          </table:table-cell>
          <table:table-cell table:formula="of:=([.A5]-[.$A$2])*10^-9" office:value-type="float" office:value="0.300974848" calcext:value-type="float">
            <text:p>0.300974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582878E+018" calcext:value-type="float">
            <text:p>1.71193064582878E+018</text:p>
          </table:table-cell>
          <table:table-cell office:value-type="float" office:value="3585" calcext:value-type="float">
            <text:p>3585</text:p>
          </table:table-cell>
          <table:table-cell office:value-type="float" office:value="1.71193064582932E+018" calcext:value-type="float">
            <text:p>1.71193064582932E+018</text:p>
          </table:table-cell>
          <table:table-cell table:formula="of:=([.A6]-[.$A$2])*10^-9" office:value-type="float" office:value="0.40021632" calcext:value-type="float">
            <text:p>0.40021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59287E+018" calcext:value-type="float">
            <text:p>1.7119306459287E+018</text:p>
          </table:table-cell>
          <table:table-cell office:value-type="float" office:value="3586" calcext:value-type="float">
            <text:p>3586</text:p>
          </table:table-cell>
          <table:table-cell office:value-type="float" office:value="1.71193064592832E+018" calcext:value-type="float">
            <text:p>1.71193064592832E+018</text:p>
          </table:table-cell>
          <table:table-cell table:formula="of:=([.A7]-[.$A$2])*10^-9" office:value-type="float" office:value="0.500134656" calcext:value-type="float">
            <text:p>0.500134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02875E+018" calcext:value-type="float">
            <text:p>1.71193064602875E+018</text:p>
          </table:table-cell>
          <table:table-cell office:value-type="float" office:value="3587" calcext:value-type="float">
            <text:p>3587</text:p>
          </table:table-cell>
          <table:table-cell office:value-type="float" office:value="1.71193064602832E+018" calcext:value-type="float">
            <text:p>1.71193064602832E+018</text:p>
          </table:table-cell>
          <table:table-cell table:formula="of:=([.A8]-[.$A$2])*10^-9" office:value-type="float" office:value="0.600188416" calcext:value-type="float">
            <text:p>0.600188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12902E+018" calcext:value-type="float">
            <text:p>1.71193064612902E+018</text:p>
          </table:table-cell>
          <table:table-cell office:value-type="float" office:value="3588" calcext:value-type="float">
            <text:p>3588</text:p>
          </table:table-cell>
          <table:table-cell office:value-type="float" office:value="1.71193064612932E+018" calcext:value-type="float">
            <text:p>1.71193064612932E+018</text:p>
          </table:table-cell>
          <table:table-cell table:formula="of:=([.A9]-[.$A$2])*10^-9" office:value-type="float" office:value="0.700454656" calcext:value-type="float">
            <text:p>0.700454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22894E+018" calcext:value-type="float">
            <text:p>1.71193064622894E+018</text:p>
          </table:table-cell>
          <table:table-cell office:value-type="float" office:value="3589" calcext:value-type="float">
            <text:p>3589</text:p>
          </table:table-cell>
          <table:table-cell office:value-type="float" office:value="1.71193064622932E+018" calcext:value-type="float">
            <text:p>1.71193064622932E+018</text:p>
          </table:table-cell>
          <table:table-cell table:formula="of:=([.A10]-[.$A$2])*10^-9" office:value-type="float" office:value="0.80038016" calcext:value-type="float">
            <text:p>0.80038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32897E+018" calcext:value-type="float">
            <text:p>1.71193064632897E+018</text:p>
          </table:table-cell>
          <table:table-cell office:value-type="float" office:value="3590" calcext:value-type="float">
            <text:p>3590</text:p>
          </table:table-cell>
          <table:table-cell office:value-type="float" office:value="1.71193064632932E+018" calcext:value-type="float">
            <text:p>1.71193064632932E+018</text:p>
          </table:table-cell>
          <table:table-cell table:formula="of:=([.A11]-[.$A$2])*10^-9" office:value-type="float" office:value="0.900412672" calcext:value-type="float">
            <text:p>0.900412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42919E+018" calcext:value-type="float">
            <text:p>1.71193064642919E+018</text:p>
          </table:table-cell>
          <table:table-cell office:value-type="float" office:value="3591" calcext:value-type="float">
            <text:p>3591</text:p>
          </table:table-cell>
          <table:table-cell office:value-type="float" office:value="1.71193064642932E+018" calcext:value-type="float">
            <text:p>1.71193064642932E+018</text:p>
          </table:table-cell>
          <table:table-cell table:formula="of:=([.A12]-[.$A$2])*10^-9" office:value-type="float" office:value="1.000623616" calcext:value-type="float">
            <text:p>1.000623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52923E+018" calcext:value-type="float">
            <text:p>1.71193064652923E+018</text:p>
          </table:table-cell>
          <table:table-cell office:value-type="float" office:value="3592" calcext:value-type="float">
            <text:p>3592</text:p>
          </table:table-cell>
          <table:table-cell office:value-type="float" office:value="1.71193064652932E+018" calcext:value-type="float">
            <text:p>1.71193064652932E+018</text:p>
          </table:table-cell>
          <table:table-cell table:formula="of:=([.A13]-[.$A$2])*10^-9" office:value-type="float" office:value="1.100672512" calcext:value-type="float">
            <text:p>1.100672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62917E+018" calcext:value-type="float">
            <text:p>1.71193064662917E+018</text:p>
          </table:table-cell>
          <table:table-cell office:value-type="float" office:value="3593" calcext:value-type="float">
            <text:p>3593</text:p>
          </table:table-cell>
          <table:table-cell office:value-type="float" office:value="1.71193064662932E+018" calcext:value-type="float">
            <text:p>1.71193064662932E+018</text:p>
          </table:table-cell>
          <table:table-cell table:formula="of:=([.A14]-[.$A$2])*10^-9" office:value-type="float" office:value="1.200612608" calcext:value-type="float">
            <text:p>1.200612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7295E+018" calcext:value-type="float">
            <text:p>1.7119306467295E+018</text:p>
          </table:table-cell>
          <table:table-cell office:value-type="float" office:value="3594" calcext:value-type="float">
            <text:p>3594</text:p>
          </table:table-cell>
          <table:table-cell office:value-type="float" office:value="1.71193064672932E+018" calcext:value-type="float">
            <text:p>1.71193064672932E+018</text:p>
          </table:table-cell>
          <table:table-cell table:formula="of:=([.A15]-[.$A$2])*10^-9" office:value-type="float" office:value="1.300942592" calcext:value-type="float">
            <text:p>1.300942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82944E+018" calcext:value-type="float">
            <text:p>1.71193064682944E+018</text:p>
          </table:table-cell>
          <table:table-cell office:value-type="float" office:value="3595" calcext:value-type="float">
            <text:p>3595</text:p>
          </table:table-cell>
          <table:table-cell office:value-type="float" office:value="1.71193064682932E+018" calcext:value-type="float">
            <text:p>1.71193064682932E+018</text:p>
          </table:table-cell>
          <table:table-cell table:formula="of:=([.A16]-[.$A$2])*10^-9" office:value-type="float" office:value="1.400881408" calcext:value-type="float">
            <text:p>1.400881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692951E+018" calcext:value-type="float">
            <text:p>1.71193064692951E+018</text:p>
          </table:table-cell>
          <table:table-cell office:value-type="float" office:value="3596" calcext:value-type="float">
            <text:p>3596</text:p>
          </table:table-cell>
          <table:table-cell office:value-type="float" office:value="1.71193064692932E+018" calcext:value-type="float">
            <text:p>1.71193064692932E+018</text:p>
          </table:table-cell>
          <table:table-cell table:formula="of:=([.A17]-[.$A$2])*10^-9" office:value-type="float" office:value="1.500944128" calcext:value-type="float">
            <text:p>1.500944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0297E+018" calcext:value-type="float">
            <text:p>1.7119306470297E+018</text:p>
          </table:table-cell>
          <table:table-cell office:value-type="float" office:value="3597" calcext:value-type="float">
            <text:p>3597</text:p>
          </table:table-cell>
          <table:table-cell office:value-type="float" office:value="1.71193064702932E+018" calcext:value-type="float">
            <text:p>1.71193064702932E+018</text:p>
          </table:table-cell>
          <table:table-cell table:formula="of:=([.A18]-[.$A$2])*10^-9" office:value-type="float" office:value="1.601136384" calcext:value-type="float">
            <text:p>1.601136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12973E+018" calcext:value-type="float">
            <text:p>1.71193064712973E+018</text:p>
          </table:table-cell>
          <table:table-cell office:value-type="float" office:value="3598" calcext:value-type="float">
            <text:p>3598</text:p>
          </table:table-cell>
          <table:table-cell office:value-type="float" office:value="1.71193064712932E+018" calcext:value-type="float">
            <text:p>1.71193064712932E+018</text:p>
          </table:table-cell>
          <table:table-cell table:formula="of:=([.A19]-[.$A$2])*10^-9" office:value-type="float" office:value="1.701171968" calcext:value-type="float">
            <text:p>1.701171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22976E+018" calcext:value-type="float">
            <text:p>1.71193064722976E+018</text:p>
          </table:table-cell>
          <table:table-cell office:value-type="float" office:value="3599" calcext:value-type="float">
            <text:p>3599</text:p>
          </table:table-cell>
          <table:table-cell office:value-type="float" office:value="1.71193064722932E+018" calcext:value-type="float">
            <text:p>1.71193064722932E+018</text:p>
          </table:table-cell>
          <table:table-cell table:formula="of:=([.A20]-[.$A$2])*10^-9" office:value-type="float" office:value="1.801199616" calcext:value-type="float">
            <text:p>1.801199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33E+018" calcext:value-type="float">
            <text:p>1.71193064733E+018</text:p>
          </table:table-cell>
          <table:table-cell office:value-type="float" office:value="3600" calcext:value-type="float">
            <text:p>3600</text:p>
          </table:table-cell>
          <table:table-cell office:value-type="float" office:value="1.71193064733032E+018" calcext:value-type="float">
            <text:p>1.71193064733032E+018</text:p>
          </table:table-cell>
          <table:table-cell table:formula="of:=([.A21]-[.$A$2])*10^-9" office:value-type="float" office:value="1.901438208" calcext:value-type="float">
            <text:p>1.901438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4299E+018" calcext:value-type="float">
            <text:p>1.7119306474299E+018</text:p>
          </table:table-cell>
          <table:table-cell office:value-type="float" office:value="3601" calcext:value-type="float">
            <text:p>3601</text:p>
          </table:table-cell>
          <table:table-cell office:value-type="float" office:value="1.71193064743032E+018" calcext:value-type="float">
            <text:p>1.71193064743032E+018</text:p>
          </table:table-cell>
          <table:table-cell table:formula="of:=([.A22]-[.$A$2])*10^-9" office:value-type="float" office:value="2.001341696" calcext:value-type="float">
            <text:p>2.001341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53485E+018" calcext:value-type="float">
            <text:p>1.71193064753485E+018</text:p>
          </table:table-cell>
          <table:table-cell office:value-type="float" office:value="3602" calcext:value-type="float">
            <text:p>3602</text:p>
          </table:table-cell>
          <table:table-cell office:value-type="float" office:value="1.71193064753332E+018" calcext:value-type="float">
            <text:p>1.71193064753332E+018</text:p>
          </table:table-cell>
          <table:table-cell table:formula="of:=([.A23]-[.$A$2])*10^-9" office:value-type="float" office:value="2.106290176" calcext:value-type="float">
            <text:p>2.106290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63E+018" calcext:value-type="float">
            <text:p>1.71193064763E+018</text:p>
          </table:table-cell>
          <table:table-cell office:value-type="float" office:value="3603" calcext:value-type="float">
            <text:p>3603</text:p>
          </table:table-cell>
          <table:table-cell office:value-type="float" office:value="1.71193064763032E+018" calcext:value-type="float">
            <text:p>1.71193064763032E+018</text:p>
          </table:table-cell>
          <table:table-cell table:formula="of:=([.A24]-[.$A$2])*10^-9" office:value-type="float" office:value="2.201433856" calcext:value-type="float">
            <text:p>2.201433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73017E+018" calcext:value-type="float">
            <text:p>1.71193064773017E+018</text:p>
          </table:table-cell>
          <table:table-cell office:value-type="float" office:value="3604" calcext:value-type="float">
            <text:p>3604</text:p>
          </table:table-cell>
          <table:table-cell office:value-type="float" office:value="1.71193064773032E+018" calcext:value-type="float">
            <text:p>1.71193064773032E+018</text:p>
          </table:table-cell>
          <table:table-cell table:formula="of:=([.A25]-[.$A$2])*10^-9" office:value-type="float" office:value="2.301609728" calcext:value-type="float">
            <text:p>2.301609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83015E+018" calcext:value-type="float">
            <text:p>1.71193064783015E+018</text:p>
          </table:table-cell>
          <table:table-cell office:value-type="float" office:value="3605" calcext:value-type="float">
            <text:p>3605</text:p>
          </table:table-cell>
          <table:table-cell office:value-type="float" office:value="1.71193064783032E+018" calcext:value-type="float">
            <text:p>1.71193064783032E+018</text:p>
          </table:table-cell>
          <table:table-cell table:formula="of:=([.A26]-[.$A$2])*10^-9" office:value-type="float" office:value="2.401590528" calcext:value-type="float">
            <text:p>2.401590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793019E+018" calcext:value-type="float">
            <text:p>1.71193064793019E+018</text:p>
          </table:table-cell>
          <table:table-cell office:value-type="float" office:value="3606" calcext:value-type="float">
            <text:p>3606</text:p>
          </table:table-cell>
          <table:table-cell office:value-type="float" office:value="1.71193064793032E+018" calcext:value-type="float">
            <text:p>1.71193064793032E+018</text:p>
          </table:table-cell>
          <table:table-cell table:formula="of:=([.A27]-[.$A$2])*10^-9" office:value-type="float" office:value="2.501630976" calcext:value-type="float">
            <text:p>2.501630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03049E+018" calcext:value-type="float">
            <text:p>1.71193064803049E+018</text:p>
          </table:table-cell>
          <table:table-cell office:value-type="float" office:value="3607" calcext:value-type="float">
            <text:p>3607</text:p>
          </table:table-cell>
          <table:table-cell office:value-type="float" office:value="1.71193064803032E+018" calcext:value-type="float">
            <text:p>1.71193064803032E+018</text:p>
          </table:table-cell>
          <table:table-cell table:formula="of:=([.A28]-[.$A$2])*10^-9" office:value-type="float" office:value="2.60193152" calcext:value-type="float">
            <text:p>2.60193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13074E+018" calcext:value-type="float">
            <text:p>1.71193064813074E+018</text:p>
          </table:table-cell>
          <table:table-cell office:value-type="float" office:value="3608" calcext:value-type="float">
            <text:p>3608</text:p>
          </table:table-cell>
          <table:table-cell office:value-type="float" office:value="1.71193064813232E+018" calcext:value-type="float">
            <text:p>1.71193064813232E+018</text:p>
          </table:table-cell>
          <table:table-cell table:formula="of:=([.A29]-[.$A$2])*10^-9" office:value-type="float" office:value="2.702178816" calcext:value-type="float">
            <text:p>2.702178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23249E+018" calcext:value-type="float">
            <text:p>1.71193064823249E+018</text:p>
          </table:table-cell>
          <table:table-cell office:value-type="float" office:value="3609" calcext:value-type="float">
            <text:p>3609</text:p>
          </table:table-cell>
          <table:table-cell office:value-type="float" office:value="1.71193064823332E+018" calcext:value-type="float">
            <text:p>1.71193064823332E+018</text:p>
          </table:table-cell>
          <table:table-cell table:formula="of:=([.A30]-[.$A$2])*10^-9" office:value-type="float" office:value="2.80392448" calcext:value-type="float">
            <text:p>2.80392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33283E+018" calcext:value-type="float">
            <text:p>1.71193064833283E+018</text:p>
          </table:table-cell>
          <table:table-cell office:value-type="float" office:value="3610" calcext:value-type="float">
            <text:p>3610</text:p>
          </table:table-cell>
          <table:table-cell office:value-type="float" office:value="1.71193064833325E+018" calcext:value-type="float">
            <text:p>1.71193064833325E+018</text:p>
          </table:table-cell>
          <table:table-cell table:formula="of:=([.A31]-[.$A$2])*10^-9" office:value-type="float" office:value="2.904265472" calcext:value-type="float">
            <text:p>2.904265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43182E+018" calcext:value-type="float">
            <text:p>1.71193064843182E+018</text:p>
          </table:table-cell>
          <table:table-cell office:value-type="float" office:value="3611" calcext:value-type="float">
            <text:p>3611</text:p>
          </table:table-cell>
          <table:table-cell office:value-type="float" office:value="1.71193064843225E+018" calcext:value-type="float">
            <text:p>1.71193064843225E+018</text:p>
          </table:table-cell>
          <table:table-cell table:formula="of:=([.A32]-[.$A$2])*10^-9" office:value-type="float" office:value="3.003259392" calcext:value-type="float">
            <text:p>3.003259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53076E+018" calcext:value-type="float">
            <text:p>1.71193064853076E+018</text:p>
          </table:table-cell>
          <table:table-cell office:value-type="float" office:value="3612" calcext:value-type="float">
            <text:p>3612</text:p>
          </table:table-cell>
          <table:table-cell office:value-type="float" office:value="1.71193064853025E+018" calcext:value-type="float">
            <text:p>1.71193064853025E+018</text:p>
          </table:table-cell>
          <table:table-cell table:formula="of:=([.A33]-[.$A$2])*10^-9" office:value-type="float" office:value="3.102196992" calcext:value-type="float">
            <text:p>3.102196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63092E+018" calcext:value-type="float">
            <text:p>1.71193064863092E+018</text:p>
          </table:table-cell>
          <table:table-cell office:value-type="float" office:value="3613" calcext:value-type="float">
            <text:p>3613</text:p>
          </table:table-cell>
          <table:table-cell office:value-type="float" office:value="1.71193064862925E+018" calcext:value-type="float">
            <text:p>1.71193064862925E+018</text:p>
          </table:table-cell>
          <table:table-cell table:formula="of:=([.A34]-[.$A$2])*10^-9" office:value-type="float" office:value="3.202361856" calcext:value-type="float">
            <text:p>3.202361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73089E+018" calcext:value-type="float">
            <text:p>1.71193064873089E+018</text:p>
          </table:table-cell>
          <table:table-cell office:value-type="float" office:value="3614" calcext:value-type="float">
            <text:p>3614</text:p>
          </table:table-cell>
          <table:table-cell office:value-type="float" office:value="1.71193064873025E+018" calcext:value-type="float">
            <text:p>1.71193064873025E+018</text:p>
          </table:table-cell>
          <table:table-cell table:formula="of:=([.A35]-[.$A$2])*10^-9" office:value-type="float" office:value="3.302331648" calcext:value-type="float">
            <text:p>3.302331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83113E+018" calcext:value-type="float">
            <text:p>1.71193064883113E+018</text:p>
          </table:table-cell>
          <table:table-cell office:value-type="float" office:value="3615" calcext:value-type="float">
            <text:p>3615</text:p>
          </table:table-cell>
          <table:table-cell office:value-type="float" office:value="1.71193064883025E+018" calcext:value-type="float">
            <text:p>1.71193064883025E+018</text:p>
          </table:table-cell>
          <table:table-cell table:formula="of:=([.A36]-[.$A$2])*10^-9" office:value-type="float" office:value="3.4025728" calcext:value-type="float">
            <text:p>3.4025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89312E+018" calcext:value-type="float">
            <text:p>1.7119306489312E+018</text:p>
          </table:table-cell>
          <table:table-cell office:value-type="float" office:value="3616" calcext:value-type="float">
            <text:p>3616</text:p>
          </table:table-cell>
          <table:table-cell office:value-type="float" office:value="1.71193064893125E+018" calcext:value-type="float">
            <text:p>1.71193064893125E+018</text:p>
          </table:table-cell>
          <table:table-cell table:formula="of:=([.A37]-[.$A$2])*10^-9" office:value-type="float" office:value="3.502635264" calcext:value-type="float">
            <text:p>3.50263526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4903116E+018" calcext:value-type="float">
            <text:p>1.71193064903116E+018</text:p>
          </table:table-cell>
          <table:table-cell office:value-type="float" office:value="3617" calcext:value-type="float">
            <text:p>3617</text:p>
          </table:table-cell>
          <table:table-cell office:value-type="float" office:value="1.71193064903025E+018" calcext:value-type="float">
            <text:p>1.71193064903025E+018</text:p>
          </table:table-cell>
          <table:table-cell table:formula="of:=([.A38]-[.$A$2])*10^-9" office:value-type="float" office:value="3.60259712" calcext:value-type="float">
            <text:p>3.6025971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71.665313720703" calcext:value-type="float">
            <text:p>271.665313720703</text:p>
          </table:table-cell>
          <table:table-cell table:number-columns-repeated="3"/>
        </table:table-row>
        <table:table-row table:style-name="ro1">
          <table:table-cell office:value-type="float" office:value="1.71193064913111E+018" calcext:value-type="float">
            <text:p>1.71193064913111E+018</text:p>
          </table:table-cell>
          <table:table-cell office:value-type="float" office:value="3618" calcext:value-type="float">
            <text:p>3618</text:p>
          </table:table-cell>
          <table:table-cell office:value-type="float" office:value="1.71193064913025E+018" calcext:value-type="float">
            <text:p>1.71193064913025E+018</text:p>
          </table:table-cell>
          <table:table-cell table:formula="of:=([.A39]-[.$A$2])*10^-9" office:value-type="float" office:value="3.702551552" calcext:value-type="float">
            <text:p>3.7025515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4923138E+018" calcext:value-type="float">
            <text:p>1.71193064923138E+018</text:p>
          </table:table-cell>
          <table:table-cell office:value-type="float" office:value="3619" calcext:value-type="float">
            <text:p>3619</text:p>
          </table:table-cell>
          <table:table-cell office:value-type="float" office:value="1.71193064923025E+018" calcext:value-type="float">
            <text:p>1.71193064923025E+018</text:p>
          </table:table-cell>
          <table:table-cell table:formula="of:=([.A40]-[.$A$2])*10^-9" office:value-type="float" office:value="3.80282112" calcext:value-type="float">
            <text:p>3.8028211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60.798706054688" calcext:value-type="float">
            <text:p>260.798706054688</text:p>
          </table:table-cell>
          <table:table-cell table:number-columns-repeated="3"/>
        </table:table-row>
        <table:table-row table:style-name="ro1">
          <table:table-cell office:value-type="float" office:value="1.71193064933137E+018" calcext:value-type="float">
            <text:p>1.71193064933137E+018</text:p>
          </table:table-cell>
          <table:table-cell office:value-type="float" office:value="3620" calcext:value-type="float">
            <text:p>3620</text:p>
          </table:table-cell>
          <table:table-cell office:value-type="float" office:value="1.71193064933025E+018" calcext:value-type="float">
            <text:p>1.71193064933025E+018</text:p>
          </table:table-cell>
          <table:table-cell table:formula="of:=([.A41]-[.$A$2])*10^-9" office:value-type="float" office:value="3.9028096" calcext:value-type="float">
            <text:p>3.90280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4943144E+018" calcext:value-type="float">
            <text:p>1.71193064943144E+018</text:p>
          </table:table-cell>
          <table:table-cell office:value-type="float" office:value="3621" calcext:value-type="float">
            <text:p>3621</text:p>
          </table:table-cell>
          <table:table-cell office:value-type="float" office:value="1.71193064943025E+018" calcext:value-type="float">
            <text:p>1.71193064943025E+018</text:p>
          </table:table-cell>
          <table:table-cell table:formula="of:=([.A42]-[.$A$2])*10^-9" office:value-type="float" office:value="4.002880768" calcext:value-type="float">
            <text:p>4.00288076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2.765548706055" calcext:value-type="float">
            <text:p>222.765548706055</text:p>
          </table:table-cell>
          <table:table-cell table:number-columns-repeated="3"/>
        </table:table-row>
        <table:table-row table:style-name="ro1">
          <table:table-cell office:value-type="float" office:value="1.71193064953163E+018" calcext:value-type="float">
            <text:p>1.71193064953163E+018</text:p>
          </table:table-cell>
          <table:table-cell office:value-type="float" office:value="3622" calcext:value-type="float">
            <text:p>3622</text:p>
          </table:table-cell>
          <table:table-cell office:value-type="float" office:value="1.71193064953025E+018" calcext:value-type="float">
            <text:p>1.71193064953025E+018</text:p>
          </table:table-cell>
          <table:table-cell table:formula="of:=([.A43]-[.$A$2])*10^-9" office:value-type="float" office:value="4.103069696" calcext:value-type="float">
            <text:p>4.1030696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63215637207" calcext:value-type="float">
            <text:p>233.63215637207</text:p>
          </table:table-cell>
          <table:table-cell table:number-columns-repeated="3"/>
        </table:table-row>
        <table:table-row table:style-name="ro1">
          <table:table-cell office:value-type="float" office:value="1.71193064963161E+018" calcext:value-type="float">
            <text:p>1.71193064963161E+018</text:p>
          </table:table-cell>
          <table:table-cell office:value-type="float" office:value="3623" calcext:value-type="float">
            <text:p>3623</text:p>
          </table:table-cell>
          <table:table-cell office:value-type="float" office:value="1.71193064963025E+018" calcext:value-type="float">
            <text:p>1.71193064963025E+018</text:p>
          </table:table-cell>
          <table:table-cell table:formula="of:=([.A44]-[.$A$2])*10^-9" office:value-type="float" office:value="4.203044096" calcext:value-type="float">
            <text:p>4.2030440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4973163E+018" calcext:value-type="float">
            <text:p>1.71193064973163E+018</text:p>
          </table:table-cell>
          <table:table-cell office:value-type="float" office:value="3624" calcext:value-type="float">
            <text:p>3624</text:p>
          </table:table-cell>
          <table:table-cell office:value-type="float" office:value="1.71193064973025E+018" calcext:value-type="float">
            <text:p>1.71193064973025E+018</text:p>
          </table:table-cell>
          <table:table-cell table:formula="of:=([.A45]-[.$A$2])*10^-9" office:value-type="float" office:value="4.303063296" calcext:value-type="float">
            <text:p>4.3030632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4983194E+018" calcext:value-type="float">
            <text:p>1.71193064983194E+018</text:p>
          </table:table-cell>
          <table:table-cell office:value-type="float" office:value="3625" calcext:value-type="float">
            <text:p>3625</text:p>
          </table:table-cell>
          <table:table-cell office:value-type="float" office:value="1.71193064983025E+018" calcext:value-type="float">
            <text:p>1.71193064983025E+018</text:p>
          </table:table-cell>
          <table:table-cell table:formula="of:=([.A46]-[.$A$2])*10^-9" office:value-type="float" office:value="4.403380992" calcext:value-type="float">
            <text:p>4.40338099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4993189E+018" calcext:value-type="float">
            <text:p>1.71193064993189E+018</text:p>
          </table:table-cell>
          <table:table-cell office:value-type="float" office:value="3626" calcext:value-type="float">
            <text:p>3626</text:p>
          </table:table-cell>
          <table:table-cell office:value-type="float" office:value="1.71193064993025E+018" calcext:value-type="float">
            <text:p>1.71193064993025E+018</text:p>
          </table:table-cell>
          <table:table-cell table:formula="of:=([.A47]-[.$A$2])*10^-9" office:value-type="float" office:value="4.503327232" calcext:value-type="float">
            <text:p>4.50332723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5003191E+018" calcext:value-type="float">
            <text:p>1.71193065003191E+018</text:p>
          </table:table-cell>
          <table:table-cell office:value-type="float" office:value="3627" calcext:value-type="float">
            <text:p>3627</text:p>
          </table:table-cell>
          <table:table-cell office:value-type="float" office:value="1.71193065003025E+018" calcext:value-type="float">
            <text:p>1.71193065003025E+018</text:p>
          </table:table-cell>
          <table:table-cell table:formula="of:=([.A48]-[.$A$2])*10^-9" office:value-type="float" office:value="4.603345664" calcext:value-type="float">
            <text:p>4.60334566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9.932083129883" calcext:value-type="float">
            <text:p>249.932083129883</text:p>
          </table:table-cell>
          <table:table-cell table:number-columns-repeated="3"/>
        </table:table-row>
        <table:table-row table:style-name="ro1">
          <table:table-cell office:value-type="float" office:value="1.71193065013217E+018" calcext:value-type="float">
            <text:p>1.71193065013217E+018</text:p>
          </table:table-cell>
          <table:table-cell office:value-type="float" office:value="3628" calcext:value-type="float">
            <text:p>3628</text:p>
          </table:table-cell>
          <table:table-cell office:value-type="float" office:value="1.71193065013125E+018" calcext:value-type="float">
            <text:p>1.71193065013125E+018</text:p>
          </table:table-cell>
          <table:table-cell table:formula="of:=([.A49]-[.$A$2])*10^-9" office:value-type="float" office:value="4.703606016" calcext:value-type="float">
            <text:p>4.70360601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0.527420043945" calcext:value-type="float">
            <text:p>230.527420043945</text:p>
          </table:table-cell>
          <table:table-cell table:number-columns-repeated="3"/>
        </table:table-row>
        <table:table-row table:style-name="ro1">
          <table:table-cell office:value-type="float" office:value="1.71193065023216E+018" calcext:value-type="float">
            <text:p>1.71193065023216E+018</text:p>
          </table:table-cell>
          <table:table-cell office:value-type="float" office:value="3629" calcext:value-type="float">
            <text:p>3629</text:p>
          </table:table-cell>
          <table:table-cell office:value-type="float" office:value="1.71193065023125E+018" calcext:value-type="float">
            <text:p>1.71193065023125E+018</text:p>
          </table:table-cell>
          <table:table-cell table:formula="of:=([.A50]-[.$A$2])*10^-9" office:value-type="float" office:value="4.803594496" calcext:value-type="float">
            <text:p>4.8035944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61.962982177734" calcext:value-type="float">
            <text:p>261.962982177734</text:p>
          </table:table-cell>
          <table:table-cell table:number-columns-repeated="3"/>
        </table:table-row>
        <table:table-row table:style-name="ro1">
          <table:table-cell office:value-type="float" office:value="1.71193065033214E+018" calcext:value-type="float">
            <text:p>1.71193065033214E+018</text:p>
          </table:table-cell>
          <table:table-cell office:value-type="float" office:value="3630" calcext:value-type="float">
            <text:p>3630</text:p>
          </table:table-cell>
          <table:table-cell office:value-type="float" office:value="1.71193065033125E+018" calcext:value-type="float">
            <text:p>1.71193065033125E+018</text:p>
          </table:table-cell>
          <table:table-cell table:formula="of:=([.A51]-[.$A$2])*10^-9" office:value-type="float" office:value="4.903578368" calcext:value-type="float">
            <text:p>4.90357836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1.005935668945" calcext:value-type="float">
            <text:p>241.005935668945</text:p>
          </table:table-cell>
          <table:table-cell table:number-columns-repeated="3"/>
        </table:table-row>
        <table:table-row table:style-name="ro1">
          <table:table-cell office:value-type="float" office:value="1.71193065043211E+018" calcext:value-type="float">
            <text:p>1.71193065043211E+018</text:p>
          </table:table-cell>
          <table:table-cell office:value-type="float" office:value="3631" calcext:value-type="float">
            <text:p>3631</text:p>
          </table:table-cell>
          <table:table-cell office:value-type="float" office:value="1.71193065043125E+018" calcext:value-type="float">
            <text:p>1.71193065043125E+018</text:p>
          </table:table-cell>
          <table:table-cell table:formula="of:=([.A52]-[.$A$2])*10^-9" office:value-type="float" office:value="5.003552" calcext:value-type="float">
            <text:p>5.0035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5.288162231445" calcext:value-type="float">
            <text:p>225.288162231445</text:p>
          </table:table-cell>
          <table:table-cell table:number-columns-repeated="3"/>
        </table:table-row>
        <table:table-row table:style-name="ro1">
          <table:table-cell office:value-type="float" office:value="1.71193065053238E+018" calcext:value-type="float">
            <text:p>1.71193065053238E+018</text:p>
          </table:table-cell>
          <table:table-cell office:value-type="float" office:value="3632" calcext:value-type="float">
            <text:p>3632</text:p>
          </table:table-cell>
          <table:table-cell office:value-type="float" office:value="1.71193065053125E+018" calcext:value-type="float">
            <text:p>1.71193065053125E+018</text:p>
          </table:table-cell>
          <table:table-cell table:formula="of:=([.A53]-[.$A$2])*10^-9" office:value-type="float" office:value="5.103817472" calcext:value-type="float">
            <text:p>5.10381747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61.962982177734" calcext:value-type="float">
            <text:p>261.962982177734</text:p>
          </table:table-cell>
          <table:table-cell table:number-columns-repeated="3"/>
        </table:table-row>
        <table:table-row table:style-name="ro1">
          <table:table-cell office:value-type="float" office:value="1.71193065063236E+018" calcext:value-type="float">
            <text:p>1.71193065063236E+018</text:p>
          </table:table-cell>
          <table:table-cell office:value-type="float" office:value="3633" calcext:value-type="float">
            <text:p>3633</text:p>
          </table:table-cell>
          <table:table-cell office:value-type="float" office:value="1.71193065063125E+018" calcext:value-type="float">
            <text:p>1.71193065063125E+018</text:p>
          </table:table-cell>
          <table:table-cell table:formula="of:=([.A54]-[.$A$2])*10^-9" office:value-type="float" office:value="5.203799808" calcext:value-type="float">
            <text:p>5.20379980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1.005935668945" calcext:value-type="float">
            <text:p>241.005935668945</text:p>
          </table:table-cell>
          <table:table-cell table:number-columns-repeated="3"/>
        </table:table-row>
        <table:table-row table:style-name="ro1">
          <table:table-cell office:value-type="float" office:value="1.71193065073449E+018" calcext:value-type="float">
            <text:p>1.71193065073449E+018</text:p>
          </table:table-cell>
          <table:table-cell office:value-type="float" office:value="3634" calcext:value-type="float">
            <text:p>3634</text:p>
          </table:table-cell>
          <table:table-cell office:value-type="float" office:value="1.71193065073225E+018" calcext:value-type="float">
            <text:p>1.71193065073225E+018</text:p>
          </table:table-cell>
          <table:table-cell table:formula="of:=([.A55]-[.$A$2])*10^-9" office:value-type="float" office:value="5.305924864" calcext:value-type="float">
            <text:p>5.30592486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2.695388793945" calcext:value-type="float">
            <text:p>232.695388793945</text:p>
          </table:table-cell>
          <table:table-cell table:number-columns-repeated="3"/>
        </table:table-row>
        <table:table-row table:style-name="ro1">
          <table:table-cell office:value-type="float" office:value="1.71193065082247E+018" calcext:value-type="float">
            <text:p>1.71193065082247E+018</text:p>
          </table:table-cell>
          <table:table-cell office:value-type="float" office:value="3635" calcext:value-type="float">
            <text:p>3635</text:p>
          </table:table-cell>
          <table:table-cell office:value-type="float" office:value="1.71193065082221E+018" calcext:value-type="float">
            <text:p>1.71193065082221E+018</text:p>
          </table:table-cell>
          <table:table-cell table:formula="of:=([.A56]-[.$A$2])*10^-9" office:value-type="float" office:value="5.39390464" calcext:value-type="float">
            <text:p>5.3939046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5092257E+018" calcext:value-type="float">
            <text:p>1.71193065092257E+018</text:p>
          </table:table-cell>
          <table:table-cell office:value-type="float" office:value="3636" calcext:value-type="float">
            <text:p>3636</text:p>
          </table:table-cell>
          <table:table-cell office:value-type="float" office:value="1.71193065092221E+018" calcext:value-type="float">
            <text:p>1.71193065092221E+018</text:p>
          </table:table-cell>
          <table:table-cell table:formula="of:=([.A57]-[.$A$2])*10^-9" office:value-type="float" office:value="5.494003456" calcext:value-type="float">
            <text:p>5.4940034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5102272E+018" calcext:value-type="float">
            <text:p>1.71193065102272E+018</text:p>
          </table:table-cell>
          <table:table-cell office:value-type="float" office:value="3637" calcext:value-type="float">
            <text:p>3637</text:p>
          </table:table-cell>
          <table:table-cell office:value-type="float" office:value="1.71193065102221E+018" calcext:value-type="float">
            <text:p>1.71193065102221E+018</text:p>
          </table:table-cell>
          <table:table-cell table:formula="of:=([.A58]-[.$A$2])*10^-9" office:value-type="float" office:value="5.594157056" calcext:value-type="float">
            <text:p>5.5941570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5112273E+018" calcext:value-type="float">
            <text:p>1.71193065112273E+018</text:p>
          </table:table-cell>
          <table:table-cell office:value-type="float" office:value="3638" calcext:value-type="float">
            <text:p>3638</text:p>
          </table:table-cell>
          <table:table-cell office:value-type="float" office:value="1.71193065112221E+018" calcext:value-type="float">
            <text:p>1.71193065112221E+018</text:p>
          </table:table-cell>
          <table:table-cell table:formula="of:=([.A59]-[.$A$2])*10^-9" office:value-type="float" office:value="5.694170368" calcext:value-type="float">
            <text:p>5.69417036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6.34880065918" calcext:value-type="float">
            <text:p>236.34880065918</text:p>
          </table:table-cell>
          <table:table-cell table:number-columns-repeated="3"/>
        </table:table-row>
        <table:table-row table:style-name="ro1">
          <table:table-cell office:value-type="float" office:value="1.71193065122297E+018" calcext:value-type="float">
            <text:p>1.71193065122297E+018</text:p>
          </table:table-cell>
          <table:table-cell office:value-type="float" office:value="3639" calcext:value-type="float">
            <text:p>3639</text:p>
          </table:table-cell>
          <table:table-cell office:value-type="float" office:value="1.71193065122321E+018" calcext:value-type="float">
            <text:p>1.71193065122321E+018</text:p>
          </table:table-cell>
          <table:table-cell table:formula="of:=([.A60]-[.$A$2])*10^-9" office:value-type="float" office:value="5.794406144" calcext:value-type="float">
            <text:p>5.79440614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5132301E+018" calcext:value-type="float">
            <text:p>1.71193065132301E+018</text:p>
          </table:table-cell>
          <table:table-cell office:value-type="float" office:value="3640" calcext:value-type="float">
            <text:p>3640</text:p>
          </table:table-cell>
          <table:table-cell office:value-type="float" office:value="1.71193065132321E+018" calcext:value-type="float">
            <text:p>1.71193065132321E+018</text:p>
          </table:table-cell>
          <table:table-cell table:formula="of:=([.A61]-[.$A$2])*10^-9" office:value-type="float" office:value="5.894452992" calcext:value-type="float">
            <text:p>5.89445299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6.34880065918" calcext:value-type="float">
            <text:p>236.34880065918</text:p>
          </table:table-cell>
          <table:table-cell table:number-columns-repeated="3"/>
        </table:table-row>
        <table:table-row table:style-name="ro1">
          <table:table-cell office:value-type="float" office:value="1.71193065142298E+018" calcext:value-type="float">
            <text:p>1.71193065142298E+018</text:p>
          </table:table-cell>
          <table:table-cell office:value-type="float" office:value="3641" calcext:value-type="float">
            <text:p>3641</text:p>
          </table:table-cell>
          <table:table-cell office:value-type="float" office:value="1.71193065142321E+018" calcext:value-type="float">
            <text:p>1.71193065142321E+018</text:p>
          </table:table-cell>
          <table:table-cell table:formula="of:=([.A62]-[.$A$2])*10^-9" office:value-type="float" office:value="5.994420736" calcext:value-type="float">
            <text:p>5.994420736</text:p>
          </table:table-cell>
          <table:table-cell office:value-type="float" office:value="0" calcext:value-type="float">
            <text:p>0</text:p>
          </table:table-cell>
          <table:table-cell office:value-type="float" office:value="231.630416870117" calcext:value-type="float">
            <text:p>231.630416870117</text:p>
          </table:table-cell>
          <table:table-cell table:number-columns-repeated="3"/>
        </table:table-row>
        <table:table-row table:style-name="ro1">
          <table:table-cell office:value-type="float" office:value="1.71193065152311E+018" calcext:value-type="float">
            <text:p>1.71193065152311E+018</text:p>
          </table:table-cell>
          <table:table-cell office:value-type="float" office:value="3642" calcext:value-type="float">
            <text:p>3642</text:p>
          </table:table-cell>
          <table:table-cell office:value-type="float" office:value="1.71193065152321E+018" calcext:value-type="float">
            <text:p>1.71193065152321E+018</text:p>
          </table:table-cell>
          <table:table-cell table:formula="of:=([.A63]-[.$A$2])*10^-9" office:value-type="float" office:value="6.094548992" calcext:value-type="float">
            <text:p>6.094548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162325E+018" calcext:value-type="float">
            <text:p>1.71193065162325E+018</text:p>
          </table:table-cell>
          <table:table-cell office:value-type="float" office:value="3643" calcext:value-type="float">
            <text:p>3643</text:p>
          </table:table-cell>
          <table:table-cell office:value-type="float" office:value="1.71193065162321E+018" calcext:value-type="float">
            <text:p>1.71193065162321E+018</text:p>
          </table:table-cell>
          <table:table-cell table:formula="of:=([.A64]-[.$A$2])*10^-9" office:value-type="float" office:value="6.194686976" calcext:value-type="float">
            <text:p>6.194686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172322E+018" calcext:value-type="float">
            <text:p>1.71193065172322E+018</text:p>
          </table:table-cell>
          <table:table-cell office:value-type="float" office:value="3644" calcext:value-type="float">
            <text:p>3644</text:p>
          </table:table-cell>
          <table:table-cell office:value-type="float" office:value="1.71193065172321E+018" calcext:value-type="float">
            <text:p>1.71193065172321E+018</text:p>
          </table:table-cell>
          <table:table-cell table:formula="of:=([.A65]-[.$A$2])*10^-9" office:value-type="float" office:value="6.294653952" calcext:value-type="float">
            <text:p>6.294653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182343E+018" calcext:value-type="float">
            <text:p>1.71193065182343E+018</text:p>
          </table:table-cell>
          <table:table-cell office:value-type="float" office:value="3645" calcext:value-type="float">
            <text:p>3645</text:p>
          </table:table-cell>
          <table:table-cell office:value-type="float" office:value="1.71193065182321E+018" calcext:value-type="float">
            <text:p>1.71193065182321E+018</text:p>
          </table:table-cell>
          <table:table-cell table:formula="of:=([.A66]-[.$A$2])*10^-9" office:value-type="float" office:value="6.39487104" calcext:value-type="float">
            <text:p>6.39487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192351E+018" calcext:value-type="float">
            <text:p>1.71193065192351E+018</text:p>
          </table:table-cell>
          <table:table-cell office:value-type="float" office:value="3646" calcext:value-type="float">
            <text:p>3646</text:p>
          </table:table-cell>
          <table:table-cell office:value-type="float" office:value="1.71193065192321E+018" calcext:value-type="float">
            <text:p>1.71193065192321E+018</text:p>
          </table:table-cell>
          <table:table-cell table:formula="of:=([.A67]-[.$A$2])*10^-9" office:value-type="float" office:value="6.49495168" calcext:value-type="float">
            <text:p>6.49495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02345E+018" calcext:value-type="float">
            <text:p>1.71193065202345E+018</text:p>
          </table:table-cell>
          <table:table-cell office:value-type="float" office:value="3647" calcext:value-type="float">
            <text:p>3647</text:p>
          </table:table-cell>
          <table:table-cell office:value-type="float" office:value="1.71193065202321E+018" calcext:value-type="float">
            <text:p>1.71193065202321E+018</text:p>
          </table:table-cell>
          <table:table-cell table:formula="of:=([.A68]-[.$A$2])*10^-9" office:value-type="float" office:value="6.59488512" calcext:value-type="float">
            <text:p>6.59488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12344E+018" calcext:value-type="float">
            <text:p>1.71193065212344E+018</text:p>
          </table:table-cell>
          <table:table-cell office:value-type="float" office:value="3648" calcext:value-type="float">
            <text:p>3648</text:p>
          </table:table-cell>
          <table:table-cell office:value-type="float" office:value="1.71193065212321E+018" calcext:value-type="float">
            <text:p>1.71193065212321E+018</text:p>
          </table:table-cell>
          <table:table-cell table:formula="of:=([.A69]-[.$A$2])*10^-9" office:value-type="float" office:value="6.694881536" calcext:value-type="float">
            <text:p>6.694881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22376E+018" calcext:value-type="float">
            <text:p>1.71193065222376E+018</text:p>
          </table:table-cell>
          <table:table-cell office:value-type="float" office:value="3649" calcext:value-type="float">
            <text:p>3649</text:p>
          </table:table-cell>
          <table:table-cell office:value-type="float" office:value="1.71193065222321E+018" calcext:value-type="float">
            <text:p>1.71193065222321E+018</text:p>
          </table:table-cell>
          <table:table-cell table:formula="of:=([.A70]-[.$A$2])*10^-9" office:value-type="float" office:value="6.795198208" calcext:value-type="float">
            <text:p>6.795198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32376E+018" calcext:value-type="float">
            <text:p>1.71193065232376E+018</text:p>
          </table:table-cell>
          <table:table-cell office:value-type="float" office:value="3650" calcext:value-type="float">
            <text:p>3650</text:p>
          </table:table-cell>
          <table:table-cell office:value-type="float" office:value="1.71193065232321E+018" calcext:value-type="float">
            <text:p>1.71193065232321E+018</text:p>
          </table:table-cell>
          <table:table-cell table:formula="of:=([.A71]-[.$A$2])*10^-9" office:value-type="float" office:value="6.895202048" calcext:value-type="float">
            <text:p>6.895202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42375E+018" calcext:value-type="float">
            <text:p>1.71193065242375E+018</text:p>
          </table:table-cell>
          <table:table-cell office:value-type="float" office:value="3651" calcext:value-type="float">
            <text:p>3651</text:p>
          </table:table-cell>
          <table:table-cell office:value-type="float" office:value="1.71193065242321E+018" calcext:value-type="float">
            <text:p>1.71193065242321E+018</text:p>
          </table:table-cell>
          <table:table-cell table:formula="of:=([.A72]-[.$A$2])*10^-9" office:value-type="float" office:value="6.995191296" calcext:value-type="float">
            <text:p>6.995191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52395E+018" calcext:value-type="float">
            <text:p>1.71193065252395E+018</text:p>
          </table:table-cell>
          <table:table-cell office:value-type="float" office:value="3652" calcext:value-type="float">
            <text:p>3652</text:p>
          </table:table-cell>
          <table:table-cell office:value-type="float" office:value="1.71193065252421E+018" calcext:value-type="float">
            <text:p>1.71193065252421E+018</text:p>
          </table:table-cell>
          <table:table-cell table:formula="of:=([.A73]-[.$A$2])*10^-9" office:value-type="float" office:value="7.0953856" calcext:value-type="float">
            <text:p>7.0953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62392E+018" calcext:value-type="float">
            <text:p>1.71193065262392E+018</text:p>
          </table:table-cell>
          <table:table-cell office:value-type="float" office:value="3653" calcext:value-type="float">
            <text:p>3653</text:p>
          </table:table-cell>
          <table:table-cell office:value-type="float" office:value="1.71193065262421E+018" calcext:value-type="float">
            <text:p>1.71193065262421E+018</text:p>
          </table:table-cell>
          <table:table-cell table:formula="of:=([.A74]-[.$A$2])*10^-9" office:value-type="float" office:value="7.195357952" calcext:value-type="float">
            <text:p>7.195357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72396E+018" calcext:value-type="float">
            <text:p>1.71193065272396E+018</text:p>
          </table:table-cell>
          <table:table-cell office:value-type="float" office:value="3654" calcext:value-type="float">
            <text:p>3654</text:p>
          </table:table-cell>
          <table:table-cell office:value-type="float" office:value="1.71193065272421E+018" calcext:value-type="float">
            <text:p>1.71193065272421E+018</text:p>
          </table:table-cell>
          <table:table-cell table:formula="of:=([.A75]-[.$A$2])*10^-9" office:value-type="float" office:value="7.295402496" calcext:value-type="float">
            <text:p>7.295402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82416E+018" calcext:value-type="float">
            <text:p>1.71193065282416E+018</text:p>
          </table:table-cell>
          <table:table-cell office:value-type="float" office:value="3655" calcext:value-type="float">
            <text:p>3655</text:p>
          </table:table-cell>
          <table:table-cell office:value-type="float" office:value="1.71193065282521E+018" calcext:value-type="float">
            <text:p>1.71193065282521E+018</text:p>
          </table:table-cell>
          <table:table-cell table:formula="of:=([.A76]-[.$A$2])*10^-9" office:value-type="float" office:value="7.39559552" calcext:value-type="float">
            <text:p>7.395595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292417E+018" calcext:value-type="float">
            <text:p>1.71193065292417E+018</text:p>
          </table:table-cell>
          <table:table-cell office:value-type="float" office:value="3656" calcext:value-type="float">
            <text:p>3656</text:p>
          </table:table-cell>
          <table:table-cell office:value-type="float" office:value="1.71193065292421E+018" calcext:value-type="float">
            <text:p>1.71193065292421E+018</text:p>
          </table:table-cell>
          <table:table-cell table:formula="of:=([.A77]-[.$A$2])*10^-9" office:value-type="float" office:value="7.495612416" calcext:value-type="float">
            <text:p>7.49561241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64.058685302734" calcext:value-type="float">
            <text:p>264.058685302734</text:p>
          </table:table-cell>
          <table:table-cell table:number-columns-repeated="3"/>
        </table:table-row>
        <table:table-row table:style-name="ro1">
          <table:table-cell office:value-type="float" office:value="1.71193065302417E+018" calcext:value-type="float">
            <text:p>1.71193065302417E+018</text:p>
          </table:table-cell>
          <table:table-cell office:value-type="float" office:value="3657" calcext:value-type="float">
            <text:p>3657</text:p>
          </table:table-cell>
          <table:table-cell office:value-type="float" office:value="1.71193065302421E+018" calcext:value-type="float">
            <text:p>1.71193065302421E+018</text:p>
          </table:table-cell>
          <table:table-cell table:formula="of:=([.A78]-[.$A$2])*10^-9" office:value-type="float" office:value="7.595607296" calcext:value-type="float">
            <text:p>7.5956072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5312455E+018" calcext:value-type="float">
            <text:p>1.71193065312455E+018</text:p>
          </table:table-cell>
          <table:table-cell office:value-type="float" office:value="3658" calcext:value-type="float">
            <text:p>3658</text:p>
          </table:table-cell>
          <table:table-cell office:value-type="float" office:value="1.71193065312421E+018" calcext:value-type="float">
            <text:p>1.71193065312421E+018</text:p>
          </table:table-cell>
          <table:table-cell table:formula="of:=([.A79]-[.$A$2])*10^-9" office:value-type="float" office:value="7.695992064" calcext:value-type="float">
            <text:p>7.69599206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0.048904418945" calcext:value-type="float">
            <text:p>220.048904418945</text:p>
          </table:table-cell>
          <table:table-cell table:number-columns-repeated="3"/>
        </table:table-row>
        <table:table-row table:style-name="ro1">
          <table:table-cell office:value-type="float" office:value="1.71193065322442E+018" calcext:value-type="float">
            <text:p>1.71193065322442E+018</text:p>
          </table:table-cell>
          <table:table-cell office:value-type="float" office:value="3659" calcext:value-type="float">
            <text:p>3659</text:p>
          </table:table-cell>
          <table:table-cell office:value-type="float" office:value="1.71193065322421E+018" calcext:value-type="float">
            <text:p>1.71193065322421E+018</text:p>
          </table:table-cell>
          <table:table-cell table:formula="of:=([.A80]-[.$A$2])*10^-9" office:value-type="float" office:value="7.79585536" calcext:value-type="float">
            <text:p>7.7958553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5332554E+018" calcext:value-type="float">
            <text:p>1.71193065332554E+018</text:p>
          </table:table-cell>
          <table:table-cell office:value-type="float" office:value="3660" calcext:value-type="float">
            <text:p>3660</text:p>
          </table:table-cell>
          <table:table-cell office:value-type="float" office:value="1.71193065332421E+018" calcext:value-type="float">
            <text:p>1.71193065332421E+018</text:p>
          </table:table-cell>
          <table:table-cell table:formula="of:=([.A81]-[.$A$2])*10^-9" office:value-type="float" office:value="7.896982016" calcext:value-type="float">
            <text:p>7.89698201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5342467E+018" calcext:value-type="float">
            <text:p>1.71193065342467E+018</text:p>
          </table:table-cell>
          <table:table-cell office:value-type="float" office:value="3661" calcext:value-type="float">
            <text:p>3661</text:p>
          </table:table-cell>
          <table:table-cell office:value-type="float" office:value="1.71193065342525E+018" calcext:value-type="float">
            <text:p>1.71193065342525E+018</text:p>
          </table:table-cell>
          <table:table-cell table:formula="of:=([.A82]-[.$A$2])*10^-9" office:value-type="float" office:value="7.99610752" calcext:value-type="float">
            <text:p>7.996107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535247E+018" calcext:value-type="float">
            <text:p>1.7119306535247E+018</text:p>
          </table:table-cell>
          <table:table-cell office:value-type="float" office:value="3662" calcext:value-type="float">
            <text:p>3662</text:p>
          </table:table-cell>
          <table:table-cell office:value-type="float" office:value="1.71193065352425E+018" calcext:value-type="float">
            <text:p>1.71193065352425E+018</text:p>
          </table:table-cell>
          <table:table-cell table:formula="of:=([.A83]-[.$A$2])*10^-9" office:value-type="float" office:value="8.096134656" calcext:value-type="float">
            <text:p>8.0961346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56.723724365234" calcext:value-type="float">
            <text:p>256.723724365234</text:p>
          </table:table-cell>
          <table:table-cell table:number-columns-repeated="3"/>
        </table:table-row>
        <table:table-row table:style-name="ro1">
          <table:table-cell office:value-type="float" office:value="1.71193065362469E+018" calcext:value-type="float">
            <text:p>1.71193065362469E+018</text:p>
          </table:table-cell>
          <table:table-cell office:value-type="float" office:value="3663" calcext:value-type="float">
            <text:p>3663</text:p>
          </table:table-cell>
          <table:table-cell office:value-type="float" office:value="1.71193065362425E+018" calcext:value-type="float">
            <text:p>1.71193065362425E+018</text:p>
          </table:table-cell>
          <table:table-cell table:formula="of:=([.A84]-[.$A$2])*10^-9" office:value-type="float" office:value="8.196124928" calcext:value-type="float">
            <text:p>8.19612492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2.053787231445" calcext:value-type="float">
            <text:p>242.053787231445</text:p>
          </table:table-cell>
          <table:table-cell table:number-columns-repeated="3"/>
        </table:table-row>
        <table:table-row table:style-name="ro1">
          <table:table-cell office:value-type="float" office:value="1.71193065372493E+018" calcext:value-type="float">
            <text:p>1.71193065372493E+018</text:p>
          </table:table-cell>
          <table:table-cell office:value-type="float" office:value="3664" calcext:value-type="float">
            <text:p>3664</text:p>
          </table:table-cell>
          <table:table-cell office:value-type="float" office:value="1.71193065372425E+018" calcext:value-type="float">
            <text:p>1.71193065372425E+018</text:p>
          </table:table-cell>
          <table:table-cell table:formula="of:=([.A85]-[.$A$2])*10^-9" office:value-type="float" office:value="8.296366848" calcext:value-type="float">
            <text:p>8.29636684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5382489E+018" calcext:value-type="float">
            <text:p>1.71193065382489E+018</text:p>
          </table:table-cell>
          <table:table-cell office:value-type="float" office:value="3665" calcext:value-type="float">
            <text:p>3665</text:p>
          </table:table-cell>
          <table:table-cell office:value-type="float" office:value="1.71193065382425E+018" calcext:value-type="float">
            <text:p>1.71193065382425E+018</text:p>
          </table:table-cell>
          <table:table-cell table:formula="of:=([.A86]-[.$A$2])*10^-9" office:value-type="float" office:value="8.396329216" calcext:value-type="float">
            <text:p>8.39632921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2.053787231445" calcext:value-type="float">
            <text:p>242.053787231445</text:p>
          </table:table-cell>
          <table:table-cell table:number-columns-repeated="3"/>
        </table:table-row>
        <table:table-row table:style-name="ro1">
          <table:table-cell office:value-type="float" office:value="1.71193065392493E+018" calcext:value-type="float">
            <text:p>1.71193065392493E+018</text:p>
          </table:table-cell>
          <table:table-cell office:value-type="float" office:value="3666" calcext:value-type="float">
            <text:p>3666</text:p>
          </table:table-cell>
          <table:table-cell office:value-type="float" office:value="1.71193065392425E+018" calcext:value-type="float">
            <text:p>1.71193065392425E+018</text:p>
          </table:table-cell>
          <table:table-cell table:formula="of:=([.A87]-[.$A$2])*10^-9" office:value-type="float" office:value="8.496365056" calcext:value-type="float">
            <text:p>8.4963650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7.383865356445" calcext:value-type="float">
            <text:p>227.383865356445</text:p>
          </table:table-cell>
          <table:table-cell table:number-columns-repeated="3"/>
        </table:table-row>
        <table:table-row table:style-name="ro1">
          <table:table-cell office:value-type="float" office:value="1.71193065402494E+018" calcext:value-type="float">
            <text:p>1.71193065402494E+018</text:p>
          </table:table-cell>
          <table:table-cell office:value-type="float" office:value="3667" calcext:value-type="float">
            <text:p>3667</text:p>
          </table:table-cell>
          <table:table-cell office:value-type="float" office:value="1.71193065402425E+018" calcext:value-type="float">
            <text:p>1.71193065402425E+018</text:p>
          </table:table-cell>
          <table:table-cell table:formula="of:=([.A88]-[.$A$2])*10^-9" office:value-type="float" office:value="8.596378368" calcext:value-type="float">
            <text:p>8.59637836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9.388748168945" calcext:value-type="float">
            <text:p>249.388748168945</text:p>
          </table:table-cell>
          <table:table-cell table:number-columns-repeated="3"/>
        </table:table-row>
        <table:table-row table:style-name="ro1">
          <table:table-cell office:value-type="float" office:value="1.71193065412515E+018" calcext:value-type="float">
            <text:p>1.71193065412515E+018</text:p>
          </table:table-cell>
          <table:table-cell office:value-type="float" office:value="3668" calcext:value-type="float">
            <text:p>3668</text:p>
          </table:table-cell>
          <table:table-cell office:value-type="float" office:value="1.71193065412525E+018" calcext:value-type="float">
            <text:p>1.71193065412525E+018</text:p>
          </table:table-cell>
          <table:table-cell table:formula="of:=([.A89]-[.$A$2])*10^-9" office:value-type="float" office:value="8.696584448" calcext:value-type="float">
            <text:p>8.69658444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3.541748046875" calcext:value-type="float">
            <text:p>223.541748046875</text:p>
          </table:table-cell>
          <table:table-cell table:number-columns-repeated="3"/>
        </table:table-row>
        <table:table-row table:style-name="ro1">
          <table:table-cell office:value-type="float" office:value="1.71193065422515E+018" calcext:value-type="float">
            <text:p>1.71193065422515E+018</text:p>
          </table:table-cell>
          <table:table-cell office:value-type="float" office:value="3669" calcext:value-type="float">
            <text:p>3669</text:p>
          </table:table-cell>
          <table:table-cell office:value-type="float" office:value="1.71193065422525E+018" calcext:value-type="float">
            <text:p>1.71193065422525E+018</text:p>
          </table:table-cell>
          <table:table-cell table:formula="of:=([.A90]-[.$A$2])*10^-9" office:value-type="float" office:value="8.796587776" calcext:value-type="float">
            <text:p>8.7965877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3.541748046875" calcext:value-type="float">
            <text:p>223.541748046875</text:p>
          </table:table-cell>
          <table:table-cell table:number-columns-repeated="3"/>
        </table:table-row>
        <table:table-row table:style-name="ro1">
          <table:table-cell office:value-type="float" office:value="1.71193065432543E+018" calcext:value-type="float">
            <text:p>1.71193065432543E+018</text:p>
          </table:table-cell>
          <table:table-cell office:value-type="float" office:value="3670" calcext:value-type="float">
            <text:p>3670</text:p>
          </table:table-cell>
          <table:table-cell office:value-type="float" office:value="1.71193065432525E+018" calcext:value-type="float">
            <text:p>1.71193065432525E+018</text:p>
          </table:table-cell>
          <table:table-cell table:formula="of:=([.A91]-[.$A$2])*10^-9" office:value-type="float" office:value="8.896873216" calcext:value-type="float">
            <text:p>8.89687321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0.527420043945" calcext:value-type="float">
            <text:p>230.527420043945</text:p>
          </table:table-cell>
          <table:table-cell table:number-columns-repeated="3"/>
        </table:table-row>
        <table:table-row table:style-name="ro1">
          <table:table-cell office:value-type="float" office:value="1.7119306544254E+018" calcext:value-type="float">
            <text:p>1.7119306544254E+018</text:p>
          </table:table-cell>
          <table:table-cell office:value-type="float" office:value="3671" calcext:value-type="float">
            <text:p>3671</text:p>
          </table:table-cell>
          <table:table-cell office:value-type="float" office:value="1.71193065442525E+018" calcext:value-type="float">
            <text:p>1.71193065442525E+018</text:p>
          </table:table-cell>
          <table:table-cell table:formula="of:=([.A92]-[.$A$2])*10^-9" office:value-type="float" office:value="8.99683712" calcext:value-type="float">
            <text:p>8.9968371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0.527420043945" calcext:value-type="float">
            <text:p>230.527420043945</text:p>
          </table:table-cell>
          <table:table-cell table:number-columns-repeated="3"/>
        </table:table-row>
        <table:table-row table:style-name="ro1">
          <table:table-cell office:value-type="float" office:value="1.71193065452546E+018" calcext:value-type="float">
            <text:p>1.71193065452546E+018</text:p>
          </table:table-cell>
          <table:table-cell office:value-type="float" office:value="3672" calcext:value-type="float">
            <text:p>3672</text:p>
          </table:table-cell>
          <table:table-cell office:value-type="float" office:value="1.71193065452525E+018" calcext:value-type="float">
            <text:p>1.71193065452525E+018</text:p>
          </table:table-cell>
          <table:table-cell table:formula="of:=([.A93]-[.$A$2])*10^-9" office:value-type="float" office:value="9.096893952" calcext:value-type="float">
            <text:p>9.0968939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0.527420043945" calcext:value-type="float">
            <text:p>230.527420043945</text:p>
          </table:table-cell>
          <table:table-cell table:number-columns-repeated="3"/>
        </table:table-row>
        <table:table-row table:style-name="ro1">
          <table:table-cell office:value-type="float" office:value="1.7119306546257E+018" calcext:value-type="float">
            <text:p>1.7119306546257E+018</text:p>
          </table:table-cell>
          <table:table-cell office:value-type="float" office:value="3673" calcext:value-type="float">
            <text:p>3673</text:p>
          </table:table-cell>
          <table:table-cell office:value-type="float" office:value="1.71193065462525E+018" calcext:value-type="float">
            <text:p>1.71193065462525E+018</text:p>
          </table:table-cell>
          <table:table-cell table:formula="of:=([.A94]-[.$A$2])*10^-9" office:value-type="float" office:value="9.197135616" calcext:value-type="float">
            <text:p>9.19713561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51.484451293945" calcext:value-type="float">
            <text:p>251.484451293945</text:p>
          </table:table-cell>
          <table:table-cell table:number-columns-repeated="3"/>
        </table:table-row>
        <table:table-row table:style-name="ro1">
          <table:table-cell office:value-type="float" office:value="1.71193065472562E+018" calcext:value-type="float">
            <text:p>1.71193065472562E+018</text:p>
          </table:table-cell>
          <table:table-cell office:value-type="float" office:value="3674" calcext:value-type="float">
            <text:p>3674</text:p>
          </table:table-cell>
          <table:table-cell office:value-type="float" office:value="1.71193065472525E+018" calcext:value-type="float">
            <text:p>1.71193065472525E+018</text:p>
          </table:table-cell>
          <table:table-cell table:formula="of:=([.A95]-[.$A$2])*10^-9" office:value-type="float" office:value="9.297057024" calcext:value-type="float">
            <text:p>9.29705702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7.513092041016" calcext:value-type="float">
            <text:p>237.513092041016</text:p>
          </table:table-cell>
          <table:table-cell table:number-columns-repeated="3"/>
        </table:table-row>
        <table:table-row table:style-name="ro1">
          <table:table-cell office:value-type="float" office:value="1.71193065482562E+018" calcext:value-type="float">
            <text:p>1.71193065482562E+018</text:p>
          </table:table-cell>
          <table:table-cell office:value-type="float" office:value="3675" calcext:value-type="float">
            <text:p>3675</text:p>
          </table:table-cell>
          <table:table-cell office:value-type="float" office:value="1.71193065482525E+018" calcext:value-type="float">
            <text:p>1.71193065482525E+018</text:p>
          </table:table-cell>
          <table:table-cell table:formula="of:=([.A96]-[.$A$2])*10^-9" office:value-type="float" office:value="9.397056256" calcext:value-type="float">
            <text:p>9.3970562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51.484451293945" calcext:value-type="float">
            <text:p>251.484451293945</text:p>
          </table:table-cell>
          <table:table-cell table:number-columns-repeated="3"/>
        </table:table-row>
        <table:table-row table:style-name="ro1">
          <table:table-cell office:value-type="float" office:value="1.71193065492567E+018" calcext:value-type="float">
            <text:p>1.71193065492567E+018</text:p>
          </table:table-cell>
          <table:table-cell office:value-type="float" office:value="3676" calcext:value-type="float">
            <text:p>3676</text:p>
          </table:table-cell>
          <table:table-cell office:value-type="float" office:value="1.71193065492525E+018" calcext:value-type="float">
            <text:p>1.71193065492525E+018</text:p>
          </table:table-cell>
          <table:table-cell table:formula="of:=([.A97]-[.$A$2])*10^-9" office:value-type="float" office:value="9.49710848" calcext:value-type="float">
            <text:p>9.4971084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3.541748046875" calcext:value-type="float">
            <text:p>223.541748046875</text:p>
          </table:table-cell>
          <table:table-cell table:number-columns-repeated="3"/>
        </table:table-row>
        <table:table-row table:style-name="ro1">
          <table:table-cell office:value-type="float" office:value="1.71193065502588E+018" calcext:value-type="float">
            <text:p>1.71193065502588E+018</text:p>
          </table:table-cell>
          <table:table-cell office:value-type="float" office:value="3677" calcext:value-type="float">
            <text:p>3677</text:p>
          </table:table-cell>
          <table:table-cell office:value-type="float" office:value="1.71193065502525E+018" calcext:value-type="float">
            <text:p>1.71193065502525E+018</text:p>
          </table:table-cell>
          <table:table-cell table:formula="of:=([.A98]-[.$A$2])*10^-9" office:value-type="float" office:value="9.597321984" calcext:value-type="float">
            <text:p>9.59732198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7.513092041016" calcext:value-type="float">
            <text:p>237.513092041016</text:p>
          </table:table-cell>
          <table:table-cell table:number-columns-repeated="3"/>
        </table:table-row>
        <table:table-row table:style-name="ro1">
          <table:table-cell office:value-type="float" office:value="1.71193065512587E+018" calcext:value-type="float">
            <text:p>1.71193065512587E+018</text:p>
          </table:table-cell>
          <table:table-cell office:value-type="float" office:value="3678" calcext:value-type="float">
            <text:p>3678</text:p>
          </table:table-cell>
          <table:table-cell office:value-type="float" office:value="1.71193065512525E+018" calcext:value-type="float">
            <text:p>1.71193065512525E+018</text:p>
          </table:table-cell>
          <table:table-cell table:formula="of:=([.A99]-[.$A$2])*10^-9" office:value-type="float" office:value="9.697307904" calcext:value-type="float">
            <text:p>9.69730790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7.513092041016" calcext:value-type="float">
            <text:p>237.513092041016</text:p>
          </table:table-cell>
          <table:table-cell table:number-columns-repeated="3"/>
        </table:table-row>
        <table:table-row table:style-name="ro1">
          <table:table-cell office:value-type="float" office:value="1.7119306552259E+018" calcext:value-type="float">
            <text:p>1.7119306552259E+018</text:p>
          </table:table-cell>
          <table:table-cell office:value-type="float" office:value="3679" calcext:value-type="float">
            <text:p>3679</text:p>
          </table:table-cell>
          <table:table-cell office:value-type="float" office:value="1.71193065522625E+018" calcext:value-type="float">
            <text:p>1.71193065522625E+018</text:p>
          </table:table-cell>
          <table:table-cell table:formula="of:=([.A100]-[.$A$2])*10^-9" office:value-type="float" office:value="9.797334272" calcext:value-type="float">
            <text:p>9.797334272</text:p>
          </table:table-cell>
          <table:table-cell office:value-type="float" office:value="0" calcext:value-type="float">
            <text:p>0</text:p>
          </table:table-cell>
          <table:table-cell office:value-type="float" office:value="233.385208129883" calcext:value-type="float">
            <text:p>233.385208129883</text:p>
          </table:table-cell>
          <table:table-cell table:number-columns-repeated="3"/>
        </table:table-row>
        <table:table-row table:style-name="ro1">
          <table:table-cell office:value-type="float" office:value="1.71193065532619E+018" calcext:value-type="float">
            <text:p>1.71193065532619E+018</text:p>
          </table:table-cell>
          <table:table-cell office:value-type="float" office:value="3680" calcext:value-type="float">
            <text:p>3680</text:p>
          </table:table-cell>
          <table:table-cell office:value-type="float" office:value="1.71193065532625E+018" calcext:value-type="float">
            <text:p>1.71193065532625E+018</text:p>
          </table:table-cell>
          <table:table-cell table:formula="of:=([.A101]-[.$A$2])*10^-9" office:value-type="float" office:value="9.897629952" calcext:value-type="float">
            <text:p>9.897629952</text:p>
          </table:table-cell>
          <table:table-cell office:value-type="float" office:value="0" calcext:value-type="float">
            <text:p>0</text:p>
          </table:table-cell>
          <table:table-cell office:value-type="float" office:value="-20.0044460296631" calcext:value-type="float">
            <text:p>-20.0044460296631</text:p>
          </table:table-cell>
          <table:table-cell table:number-columns-repeated="3"/>
        </table:table-row>
        <table:table-row table:style-name="ro1">
          <table:table-cell office:value-type="float" office:value="1.71193065542622E+018" calcext:value-type="float">
            <text:p>1.71193065542622E+018</text:p>
          </table:table-cell>
          <table:table-cell office:value-type="float" office:value="3681" calcext:value-type="float">
            <text:p>3681</text:p>
          </table:table-cell>
          <table:table-cell office:value-type="float" office:value="1.71193065542625E+018" calcext:value-type="float">
            <text:p>1.71193065542625E+018</text:p>
          </table:table-cell>
          <table:table-cell table:formula="of:=([.A102]-[.$A$2])*10^-9" office:value-type="float" office:value="9.997657856" calcext:value-type="float">
            <text:p>9.997657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552615E+018" calcext:value-type="float">
            <text:p>1.71193065552615E+018</text:p>
          </table:table-cell>
          <table:table-cell office:value-type="float" office:value="3682" calcext:value-type="float">
            <text:p>3682</text:p>
          </table:table-cell>
          <table:table-cell office:value-type="float" office:value="1.71193065552625E+018" calcext:value-type="float">
            <text:p>1.71193065552625E+018</text:p>
          </table:table-cell>
          <table:table-cell table:formula="of:=([.A103]-[.$A$2])*10^-9" office:value-type="float" office:value="10.09758336" calcext:value-type="float">
            <text:p>10.09758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562638E+018" calcext:value-type="float">
            <text:p>1.71193065562638E+018</text:p>
          </table:table-cell>
          <table:table-cell office:value-type="float" office:value="3683" calcext:value-type="float">
            <text:p>3683</text:p>
          </table:table-cell>
          <table:table-cell office:value-type="float" office:value="1.71193065562625E+018" calcext:value-type="float">
            <text:p>1.71193065562625E+018</text:p>
          </table:table-cell>
          <table:table-cell table:formula="of:=([.A104]-[.$A$2])*10^-9" office:value-type="float" office:value="10.197819392" calcext:value-type="float">
            <text:p>10.197819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572639E+018" calcext:value-type="float">
            <text:p>1.71193065572639E+018</text:p>
          </table:table-cell>
          <table:table-cell office:value-type="float" office:value="3684" calcext:value-type="float">
            <text:p>3684</text:p>
          </table:table-cell>
          <table:table-cell office:value-type="float" office:value="1.71193065572625E+018" calcext:value-type="float">
            <text:p>1.71193065572625E+018</text:p>
          </table:table-cell>
          <table:table-cell table:formula="of:=([.A105]-[.$A$2])*10^-9" office:value-type="float" office:value="10.297826816" calcext:value-type="float">
            <text:p>10.297826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582736E+018" calcext:value-type="float">
            <text:p>1.71193065582736E+018</text:p>
          </table:table-cell>
          <table:table-cell office:value-type="float" office:value="3685" calcext:value-type="float">
            <text:p>3685</text:p>
          </table:table-cell>
          <table:table-cell office:value-type="float" office:value="1.71193065582625E+018" calcext:value-type="float">
            <text:p>1.71193065582625E+018</text:p>
          </table:table-cell>
          <table:table-cell table:formula="of:=([.A106]-[.$A$2])*10^-9" office:value-type="float" office:value="10.398797056" calcext:value-type="float">
            <text:p>10.398797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592665E+018" calcext:value-type="float">
            <text:p>1.71193065592665E+018</text:p>
          </table:table-cell>
          <table:table-cell office:value-type="float" office:value="3686" calcext:value-type="float">
            <text:p>3686</text:p>
          </table:table-cell>
          <table:table-cell office:value-type="float" office:value="1.71193065592615E+018" calcext:value-type="float">
            <text:p>1.71193065592615E+018</text:p>
          </table:table-cell>
          <table:table-cell table:formula="of:=([.A107]-[.$A$2])*10^-9" office:value-type="float" office:value="10.498087936" calcext:value-type="float">
            <text:p>10.498087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02664E+018" calcext:value-type="float">
            <text:p>1.71193065602664E+018</text:p>
          </table:table-cell>
          <table:table-cell office:value-type="float" office:value="3687" calcext:value-type="float">
            <text:p>3687</text:p>
          </table:table-cell>
          <table:table-cell office:value-type="float" office:value="1.71193065602615E+018" calcext:value-type="float">
            <text:p>1.71193065602615E+018</text:p>
          </table:table-cell>
          <table:table-cell table:formula="of:=([.A108]-[.$A$2])*10^-9" office:value-type="float" office:value="10.59807872" calcext:value-type="float">
            <text:p>10.59807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12661E+018" calcext:value-type="float">
            <text:p>1.71193065612661E+018</text:p>
          </table:table-cell>
          <table:table-cell office:value-type="float" office:value="3688" calcext:value-type="float">
            <text:p>3688</text:p>
          </table:table-cell>
          <table:table-cell office:value-type="float" office:value="1.71193065612615E+018" calcext:value-type="float">
            <text:p>1.71193065612615E+018</text:p>
          </table:table-cell>
          <table:table-cell table:formula="of:=([.A109]-[.$A$2])*10^-9" office:value-type="float" office:value="10.698049536" calcext:value-type="float">
            <text:p>10.698049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22684E+018" calcext:value-type="float">
            <text:p>1.71193065622684E+018</text:p>
          </table:table-cell>
          <table:table-cell office:value-type="float" office:value="3689" calcext:value-type="float">
            <text:p>3689</text:p>
          </table:table-cell>
          <table:table-cell office:value-type="float" office:value="1.71193065622615E+018" calcext:value-type="float">
            <text:p>1.71193065622615E+018</text:p>
          </table:table-cell>
          <table:table-cell table:formula="of:=([.A110]-[.$A$2])*10^-9" office:value-type="float" office:value="10.798278912" calcext:value-type="float">
            <text:p>10.798278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32695E+018" calcext:value-type="float">
            <text:p>1.71193065632695E+018</text:p>
          </table:table-cell>
          <table:table-cell office:value-type="float" office:value="3690" calcext:value-type="float">
            <text:p>3690</text:p>
          </table:table-cell>
          <table:table-cell office:value-type="float" office:value="1.71193065632615E+018" calcext:value-type="float">
            <text:p>1.71193065632615E+018</text:p>
          </table:table-cell>
          <table:table-cell table:formula="of:=([.A111]-[.$A$2])*10^-9" office:value-type="float" office:value="10.898383616" calcext:value-type="float">
            <text:p>10.898383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42687E+018" calcext:value-type="float">
            <text:p>1.71193065642687E+018</text:p>
          </table:table-cell>
          <table:table-cell office:value-type="float" office:value="3691" calcext:value-type="float">
            <text:p>3691</text:p>
          </table:table-cell>
          <table:table-cell office:value-type="float" office:value="1.71193065642615E+018" calcext:value-type="float">
            <text:p>1.71193065642615E+018</text:p>
          </table:table-cell>
          <table:table-cell table:formula="of:=([.A112]-[.$A$2])*10^-9" office:value-type="float" office:value="10.998306048" calcext:value-type="float">
            <text:p>10.998306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52712E+018" calcext:value-type="float">
            <text:p>1.71193065652712E+018</text:p>
          </table:table-cell>
          <table:table-cell office:value-type="float" office:value="3692" calcext:value-type="float">
            <text:p>3692</text:p>
          </table:table-cell>
          <table:table-cell office:value-type="float" office:value="1.71193065652715E+018" calcext:value-type="float">
            <text:p>1.71193065652715E+018</text:p>
          </table:table-cell>
          <table:table-cell table:formula="of:=([.A113]-[.$A$2])*10^-9" office:value-type="float" office:value="11.09855744" calcext:value-type="float">
            <text:p>11.0985574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66271E+018" calcext:value-type="float">
            <text:p>1.7119306566271E+018</text:p>
          </table:table-cell>
          <table:table-cell office:value-type="float" office:value="3693" calcext:value-type="float">
            <text:p>3693</text:p>
          </table:table-cell>
          <table:table-cell office:value-type="float" office:value="1.71193065662715E+018" calcext:value-type="float">
            <text:p>1.71193065662715E+018</text:p>
          </table:table-cell>
          <table:table-cell table:formula="of:=([.A114]-[.$A$2])*10^-9" office:value-type="float" office:value="11.19854208" calcext:value-type="float">
            <text:p>11.1985420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67.885620117187" calcext:value-type="float">
            <text:p>-267.885620117187</text:p>
          </table:table-cell>
          <table:table-cell table:number-columns-repeated="3"/>
        </table:table-row>
        <table:table-row table:style-name="ro1">
          <table:table-cell office:value-type="float" office:value="1.7119306567273E+018" calcext:value-type="float">
            <text:p>1.7119306567273E+018</text:p>
          </table:table-cell>
          <table:table-cell office:value-type="float" office:value="3694" calcext:value-type="float">
            <text:p>3694</text:p>
          </table:table-cell>
          <table:table-cell office:value-type="float" office:value="1.71193065672715E+018" calcext:value-type="float">
            <text:p>1.71193065672715E+018</text:p>
          </table:table-cell>
          <table:table-cell table:formula="of:=([.A115]-[.$A$2])*10^-9" office:value-type="float" office:value="11.298733824" calcext:value-type="float">
            <text:p>11.29873382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197.72509765625" calcext:value-type="float">
            <text:p>-197.72509765625</text:p>
          </table:table-cell>
          <table:table-cell table:number-columns-repeated="3"/>
        </table:table-row>
        <table:table-row table:style-name="ro1">
          <table:table-cell office:value-type="float" office:value="1.71193065682714E+018" calcext:value-type="float">
            <text:p>1.71193065682714E+018</text:p>
          </table:table-cell>
          <table:table-cell office:value-type="float" office:value="3695" calcext:value-type="float">
            <text:p>3695</text:p>
          </table:table-cell>
          <table:table-cell office:value-type="float" office:value="1.71193065682715E+018" calcext:value-type="float">
            <text:p>1.71193065682715E+018</text:p>
          </table:table-cell>
          <table:table-cell table:formula="of:=([.A116]-[.$A$2])*10^-9" office:value-type="float" office:value="11.398582528" calcext:value-type="float">
            <text:p>11.39858252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04.103332519531" calcext:value-type="float">
            <text:p>-204.103332519531</text:p>
          </table:table-cell>
          <table:table-cell table:number-columns-repeated="3"/>
        </table:table-row>
        <table:table-row table:style-name="ro1">
          <table:table-cell office:value-type="float" office:value="1.71193065692741E+018" calcext:value-type="float">
            <text:p>1.71193065692741E+018</text:p>
          </table:table-cell>
          <table:table-cell office:value-type="float" office:value="3696" calcext:value-type="float">
            <text:p>3696</text:p>
          </table:table-cell>
          <table:table-cell office:value-type="float" office:value="1.71193065692715E+018" calcext:value-type="float">
            <text:p>1.71193065692715E+018</text:p>
          </table:table-cell>
          <table:table-cell table:formula="of:=([.A117]-[.$A$2])*10^-9" office:value-type="float" office:value="11.49884672" calcext:value-type="float">
            <text:p>11.4988467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159.455718994141" calcext:value-type="float">
            <text:p>-159.455718994141</text:p>
          </table:table-cell>
          <table:table-cell table:number-columns-repeated="3"/>
        </table:table-row>
        <table:table-row table:style-name="ro1">
          <table:table-cell office:value-type="float" office:value="1.7119306570273E+018" calcext:value-type="float">
            <text:p>1.7119306570273E+018</text:p>
          </table:table-cell>
          <table:table-cell office:value-type="float" office:value="3697" calcext:value-type="float">
            <text:p>3697</text:p>
          </table:table-cell>
          <table:table-cell office:value-type="float" office:value="1.71193065702715E+018" calcext:value-type="float">
            <text:p>1.71193065702715E+018</text:p>
          </table:table-cell>
          <table:table-cell table:formula="of:=([.A118]-[.$A$2])*10^-9" office:value-type="float" office:value="11.598736896" calcext:value-type="float">
            <text:p>11.59873689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165.833953857422" calcext:value-type="float">
            <text:p>-165.833953857422</text:p>
          </table:table-cell>
          <table:table-cell table:number-columns-repeated="3"/>
        </table:table-row>
        <table:table-row table:style-name="ro1">
          <table:table-cell office:value-type="float" office:value="1.71193065712736E+018" calcext:value-type="float">
            <text:p>1.71193065712736E+018</text:p>
          </table:table-cell>
          <table:table-cell office:value-type="float" office:value="3698" calcext:value-type="float">
            <text:p>3698</text:p>
          </table:table-cell>
          <table:table-cell office:value-type="float" office:value="1.71193065712815E+018" calcext:value-type="float">
            <text:p>1.71193065712815E+018</text:p>
          </table:table-cell>
          <table:table-cell table:formula="of:=([.A119]-[.$A$2])*10^-9" office:value-type="float" office:value="11.698797056" calcext:value-type="float">
            <text:p>11.698797056</text:p>
          </table:table-cell>
          <table:table-cell office:value-type="float" office:value="0" calcext:value-type="float">
            <text:p>0</text:p>
          </table:table-cell>
          <table:table-cell office:value-type="float" office:value="-201.711486816406" calcext:value-type="float">
            <text:p>-201.711486816406</text:p>
          </table:table-cell>
          <table:table-cell table:number-columns-repeated="3"/>
        </table:table-row>
        <table:table-row table:style-name="ro1">
          <table:table-cell office:value-type="float" office:value="1.71193065722768E+018" calcext:value-type="float">
            <text:p>1.71193065722768E+018</text:p>
          </table:table-cell>
          <table:table-cell office:value-type="float" office:value="3699" calcext:value-type="float">
            <text:p>3699</text:p>
          </table:table-cell>
          <table:table-cell office:value-type="float" office:value="1.71193065722715E+018" calcext:value-type="float">
            <text:p>1.71193065722715E+018</text:p>
          </table:table-cell>
          <table:table-cell table:formula="of:=([.A120]-[.$A$2])*10^-9" office:value-type="float" office:value="11.79911552" calcext:value-type="float">
            <text:p>11.79911552</text:p>
          </table:table-cell>
          <table:table-cell office:value-type="float" office:value="0" calcext:value-type="float">
            <text:p>0</text:p>
          </table:table-cell>
          <table:table-cell office:value-type="float" office:value="31.8911437988281" calcext:value-type="float">
            <text:p>31.8911437988281</text:p>
          </table:table-cell>
          <table:table-cell table:number-columns-repeated="3"/>
        </table:table-row>
        <table:table-row table:style-name="ro1">
          <table:table-cell office:value-type="float" office:value="1.71193065732762E+018" calcext:value-type="float">
            <text:p>1.71193065732762E+018</text:p>
          </table:table-cell>
          <table:table-cell office:value-type="float" office:value="3700" calcext:value-type="float">
            <text:p>3700</text:p>
          </table:table-cell>
          <table:table-cell office:value-type="float" office:value="1.71193065732715E+018" calcext:value-type="float">
            <text:p>1.71193065732715E+018</text:p>
          </table:table-cell>
          <table:table-cell table:formula="of:=([.A121]-[.$A$2])*10^-9" office:value-type="float" office:value="11.899056896" calcext:value-type="float">
            <text:p>11.899056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742768E+018" calcext:value-type="float">
            <text:p>1.71193065742768E+018</text:p>
          </table:table-cell>
          <table:table-cell office:value-type="float" office:value="3701" calcext:value-type="float">
            <text:p>3701</text:p>
          </table:table-cell>
          <table:table-cell office:value-type="float" office:value="1.71193065742715E+018" calcext:value-type="float">
            <text:p>1.71193065742715E+018</text:p>
          </table:table-cell>
          <table:table-cell table:formula="of:=([.A122]-[.$A$2])*10^-9" office:value-type="float" office:value="11.999113472" calcext:value-type="float">
            <text:p>11.999113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753233E+018" calcext:value-type="float">
            <text:p>1.71193065753233E+018</text:p>
          </table:table-cell>
          <table:table-cell office:value-type="float" office:value="3702" calcext:value-type="float">
            <text:p>3702</text:p>
          </table:table-cell>
          <table:table-cell office:value-type="float" office:value="1.71193065753015E+018" calcext:value-type="float">
            <text:p>1.71193065753015E+018</text:p>
          </table:table-cell>
          <table:table-cell table:formula="of:=([.A123]-[.$A$2])*10^-9" office:value-type="float" office:value="12.10377088" calcext:value-type="float">
            <text:p>12.10377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762791E+018" calcext:value-type="float">
            <text:p>1.71193065762791E+018</text:p>
          </table:table-cell>
          <table:table-cell office:value-type="float" office:value="3703" calcext:value-type="float">
            <text:p>3703</text:p>
          </table:table-cell>
          <table:table-cell office:value-type="float" office:value="1.71193065762715E+018" calcext:value-type="float">
            <text:p>1.71193065762715E+018</text:p>
          </table:table-cell>
          <table:table-cell table:formula="of:=([.A124]-[.$A$2])*10^-9" office:value-type="float" office:value="12.19934336" calcext:value-type="float">
            <text:p>12.19934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77279E+018" calcext:value-type="float">
            <text:p>1.7119306577279E+018</text:p>
          </table:table-cell>
          <table:table-cell office:value-type="float" office:value="3704" calcext:value-type="float">
            <text:p>3704</text:p>
          </table:table-cell>
          <table:table-cell office:value-type="float" office:value="1.71193065772715E+018" calcext:value-type="float">
            <text:p>1.71193065772715E+018</text:p>
          </table:table-cell>
          <table:table-cell table:formula="of:=([.A125]-[.$A$2])*10^-9" office:value-type="float" office:value="12.299340544" calcext:value-type="float">
            <text:p>12.299340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782808E+018" calcext:value-type="float">
            <text:p>1.71193065782808E+018</text:p>
          </table:table-cell>
          <table:table-cell office:value-type="float" office:value="3705" calcext:value-type="float">
            <text:p>3705</text:p>
          </table:table-cell>
          <table:table-cell office:value-type="float" office:value="1.71193065782815E+018" calcext:value-type="float">
            <text:p>1.71193065782815E+018</text:p>
          </table:table-cell>
          <table:table-cell table:formula="of:=([.A126]-[.$A$2])*10^-9" office:value-type="float" office:value="12.399513344" calcext:value-type="float">
            <text:p>12.399513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792811E+018" calcext:value-type="float">
            <text:p>1.71193065792811E+018</text:p>
          </table:table-cell>
          <table:table-cell office:value-type="float" office:value="3706" calcext:value-type="float">
            <text:p>3706</text:p>
          </table:table-cell>
          <table:table-cell office:value-type="float" office:value="1.71193065792815E+018" calcext:value-type="float">
            <text:p>1.71193065792815E+018</text:p>
          </table:table-cell>
          <table:table-cell table:formula="of:=([.A127]-[.$A$2])*10^-9" office:value-type="float" office:value="12.499548416" calcext:value-type="float">
            <text:p>12.499548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02808E+018" calcext:value-type="float">
            <text:p>1.71193065802808E+018</text:p>
          </table:table-cell>
          <table:table-cell office:value-type="float" office:value="3707" calcext:value-type="float">
            <text:p>3707</text:p>
          </table:table-cell>
          <table:table-cell office:value-type="float" office:value="1.71193065802815E+018" calcext:value-type="float">
            <text:p>1.71193065802815E+018</text:p>
          </table:table-cell>
          <table:table-cell table:formula="of:=([.A128]-[.$A$2])*10^-9" office:value-type="float" office:value="12.599519488" calcext:value-type="float">
            <text:p>12.599519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12814E+018" calcext:value-type="float">
            <text:p>1.71193065812814E+018</text:p>
          </table:table-cell>
          <table:table-cell office:value-type="float" office:value="3708" calcext:value-type="float">
            <text:p>3708</text:p>
          </table:table-cell>
          <table:table-cell office:value-type="float" office:value="1.71193065812815E+018" calcext:value-type="float">
            <text:p>1.71193065812815E+018</text:p>
          </table:table-cell>
          <table:table-cell table:formula="of:=([.A129]-[.$A$2])*10^-9" office:value-type="float" office:value="12.69957504" calcext:value-type="float">
            <text:p>12.69957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22832E+018" calcext:value-type="float">
            <text:p>1.71193065822832E+018</text:p>
          </table:table-cell>
          <table:table-cell office:value-type="float" office:value="3709" calcext:value-type="float">
            <text:p>3709</text:p>
          </table:table-cell>
          <table:table-cell office:value-type="float" office:value="1.71193065822815E+018" calcext:value-type="float">
            <text:p>1.71193065822815E+018</text:p>
          </table:table-cell>
          <table:table-cell table:formula="of:=([.A130]-[.$A$2])*10^-9" office:value-type="float" office:value="12.799762176" calcext:value-type="float">
            <text:p>12.799762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32922E+018" calcext:value-type="float">
            <text:p>1.71193065832922E+018</text:p>
          </table:table-cell>
          <table:table-cell office:value-type="float" office:value="3710" calcext:value-type="float">
            <text:p>3710</text:p>
          </table:table-cell>
          <table:table-cell office:value-type="float" office:value="1.71193065832815E+018" calcext:value-type="float">
            <text:p>1.71193065832815E+018</text:p>
          </table:table-cell>
          <table:table-cell table:formula="of:=([.A131]-[.$A$2])*10^-9" office:value-type="float" office:value="12.900659968" calcext:value-type="float">
            <text:p>12.900659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42858E+018" calcext:value-type="float">
            <text:p>1.71193065842858E+018</text:p>
          </table:table-cell>
          <table:table-cell office:value-type="float" office:value="3711" calcext:value-type="float">
            <text:p>3711</text:p>
          </table:table-cell>
          <table:table-cell office:value-type="float" office:value="1.71193065842902E+018" calcext:value-type="float">
            <text:p>1.71193065842902E+018</text:p>
          </table:table-cell>
          <table:table-cell table:formula="of:=([.A132]-[.$A$2])*10^-9" office:value-type="float" office:value="13.000021248" calcext:value-type="float">
            <text:p>13.000021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52863E+018" calcext:value-type="float">
            <text:p>1.71193065852863E+018</text:p>
          </table:table-cell>
          <table:table-cell office:value-type="float" office:value="3712" calcext:value-type="float">
            <text:p>3712</text:p>
          </table:table-cell>
          <table:table-cell office:value-type="float" office:value="1.71193065852902E+018" calcext:value-type="float">
            <text:p>1.71193065852902E+018</text:p>
          </table:table-cell>
          <table:table-cell table:formula="of:=([.A133]-[.$A$2])*10^-9" office:value-type="float" office:value="13.100072192" calcext:value-type="float">
            <text:p>13.100072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6286E+018" calcext:value-type="float">
            <text:p>1.7119306586286E+018</text:p>
          </table:table-cell>
          <table:table-cell office:value-type="float" office:value="3713" calcext:value-type="float">
            <text:p>3713</text:p>
          </table:table-cell>
          <table:table-cell office:value-type="float" office:value="1.71193065862902E+018" calcext:value-type="float">
            <text:p>1.71193065862902E+018</text:p>
          </table:table-cell>
          <table:table-cell table:formula="of:=([.A134]-[.$A$2])*10^-9" office:value-type="float" office:value="13.20004224" calcext:value-type="float">
            <text:p>13.20004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72858E+018" calcext:value-type="float">
            <text:p>1.71193065872858E+018</text:p>
          </table:table-cell>
          <table:table-cell office:value-type="float" office:value="3714" calcext:value-type="float">
            <text:p>3714</text:p>
          </table:table-cell>
          <table:table-cell office:value-type="float" office:value="1.71193065872902E+018" calcext:value-type="float">
            <text:p>1.71193065872902E+018</text:p>
          </table:table-cell>
          <table:table-cell table:formula="of:=([.A135]-[.$A$2])*10^-9" office:value-type="float" office:value="13.300018944" calcext:value-type="float">
            <text:p>13.300018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82894E+018" calcext:value-type="float">
            <text:p>1.71193065882894E+018</text:p>
          </table:table-cell>
          <table:table-cell office:value-type="float" office:value="3715" calcext:value-type="float">
            <text:p>3715</text:p>
          </table:table-cell>
          <table:table-cell office:value-type="float" office:value="1.71193065882902E+018" calcext:value-type="float">
            <text:p>1.71193065882902E+018</text:p>
          </table:table-cell>
          <table:table-cell table:formula="of:=([.A136]-[.$A$2])*10^-9" office:value-type="float" office:value="13.400377088" calcext:value-type="float">
            <text:p>13.400377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892889E+018" calcext:value-type="float">
            <text:p>1.71193065892889E+018</text:p>
          </table:table-cell>
          <table:table-cell office:value-type="float" office:value="3716" calcext:value-type="float">
            <text:p>3716</text:p>
          </table:table-cell>
          <table:table-cell office:value-type="float" office:value="1.71193065892902E+018" calcext:value-type="float">
            <text:p>1.71193065892902E+018</text:p>
          </table:table-cell>
          <table:table-cell table:formula="of:=([.A137]-[.$A$2])*10^-9" office:value-type="float" office:value="13.500329728" calcext:value-type="float">
            <text:p>13.500329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02889E+018" calcext:value-type="float">
            <text:p>1.71193065902889E+018</text:p>
          </table:table-cell>
          <table:table-cell office:value-type="float" office:value="3717" calcext:value-type="float">
            <text:p>3717</text:p>
          </table:table-cell>
          <table:table-cell office:value-type="float" office:value="1.71193065902902E+018" calcext:value-type="float">
            <text:p>1.71193065902902E+018</text:p>
          </table:table-cell>
          <table:table-cell table:formula="of:=([.A138]-[.$A$2])*10^-9" office:value-type="float" office:value="13.60032896" calcext:value-type="float">
            <text:p>13.60032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12908E+018" calcext:value-type="float">
            <text:p>1.71193065912908E+018</text:p>
          </table:table-cell>
          <table:table-cell office:value-type="float" office:value="3718" calcext:value-type="float">
            <text:p>3718</text:p>
          </table:table-cell>
          <table:table-cell office:value-type="float" office:value="1.71193065913002E+018" calcext:value-type="float">
            <text:p>1.71193065913002E+018</text:p>
          </table:table-cell>
          <table:table-cell table:formula="of:=([.A139]-[.$A$2])*10^-9" office:value-type="float" office:value="13.700520192" calcext:value-type="float">
            <text:p>13.700520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22911E+018" calcext:value-type="float">
            <text:p>1.71193065922911E+018</text:p>
          </table:table-cell>
          <table:table-cell office:value-type="float" office:value="3719" calcext:value-type="float">
            <text:p>3719</text:p>
          </table:table-cell>
          <table:table-cell office:value-type="float" office:value="1.71193065923002E+018" calcext:value-type="float">
            <text:p>1.71193065923002E+018</text:p>
          </table:table-cell>
          <table:table-cell table:formula="of:=([.A140]-[.$A$2])*10^-9" office:value-type="float" office:value="13.800544512" calcext:value-type="float">
            <text:p>13.800544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32906E+018" calcext:value-type="float">
            <text:p>1.71193065932906E+018</text:p>
          </table:table-cell>
          <table:table-cell office:value-type="float" office:value="3720" calcext:value-type="float">
            <text:p>3720</text:p>
          </table:table-cell>
          <table:table-cell office:value-type="float" office:value="1.71193065933002E+018" calcext:value-type="float">
            <text:p>1.71193065933002E+018</text:p>
          </table:table-cell>
          <table:table-cell table:formula="of:=([.A141]-[.$A$2])*10^-9" office:value-type="float" office:value="13.900502016" calcext:value-type="float">
            <text:p>13.900502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42927E+018" calcext:value-type="float">
            <text:p>1.71193065942927E+018</text:p>
          </table:table-cell>
          <table:table-cell office:value-type="float" office:value="3721" calcext:value-type="float">
            <text:p>3721</text:p>
          </table:table-cell>
          <table:table-cell office:value-type="float" office:value="1.71193065943002E+018" calcext:value-type="float">
            <text:p>1.71193065943002E+018</text:p>
          </table:table-cell>
          <table:table-cell table:formula="of:=([.A142]-[.$A$2])*10^-9" office:value-type="float" office:value="14.0007104" calcext:value-type="float">
            <text:p>14.0007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52932E+018" calcext:value-type="float">
            <text:p>1.71193065952932E+018</text:p>
          </table:table-cell>
          <table:table-cell office:value-type="float" office:value="3722" calcext:value-type="float">
            <text:p>3722</text:p>
          </table:table-cell>
          <table:table-cell office:value-type="float" office:value="1.71193065953002E+018" calcext:value-type="float">
            <text:p>1.71193065953002E+018</text:p>
          </table:table-cell>
          <table:table-cell table:formula="of:=([.A143]-[.$A$2])*10^-9" office:value-type="float" office:value="14.100754688" calcext:value-type="float">
            <text:p>14.100754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62927E+018" calcext:value-type="float">
            <text:p>1.71193065962927E+018</text:p>
          </table:table-cell>
          <table:table-cell office:value-type="float" office:value="3723" calcext:value-type="float">
            <text:p>3723</text:p>
          </table:table-cell>
          <table:table-cell office:value-type="float" office:value="1.71193065963002E+018" calcext:value-type="float">
            <text:p>1.71193065963002E+018</text:p>
          </table:table-cell>
          <table:table-cell table:formula="of:=([.A144]-[.$A$2])*10^-9" office:value-type="float" office:value="14.20070784" calcext:value-type="float">
            <text:p>14.20070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72958E+018" calcext:value-type="float">
            <text:p>1.71193065972958E+018</text:p>
          </table:table-cell>
          <table:table-cell office:value-type="float" office:value="3724" calcext:value-type="float">
            <text:p>3724</text:p>
          </table:table-cell>
          <table:table-cell office:value-type="float" office:value="1.71193065973002E+018" calcext:value-type="float">
            <text:p>1.71193065973002E+018</text:p>
          </table:table-cell>
          <table:table-cell table:formula="of:=([.A145]-[.$A$2])*10^-9" office:value-type="float" office:value="14.30101888" calcext:value-type="float">
            <text:p>14.3010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82955E+018" calcext:value-type="float">
            <text:p>1.71193065982955E+018</text:p>
          </table:table-cell>
          <table:table-cell office:value-type="float" office:value="3725" calcext:value-type="float">
            <text:p>3725</text:p>
          </table:table-cell>
          <table:table-cell office:value-type="float" office:value="1.71193065983002E+018" calcext:value-type="float">
            <text:p>1.71193065983002E+018</text:p>
          </table:table-cell>
          <table:table-cell table:formula="of:=([.A146]-[.$A$2])*10^-9" office:value-type="float" office:value="14.400984576" calcext:value-type="float">
            <text:p>14.400984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5992956E+018" calcext:value-type="float">
            <text:p>1.71193065992956E+018</text:p>
          </table:table-cell>
          <table:table-cell office:value-type="float" office:value="3726" calcext:value-type="float">
            <text:p>3726</text:p>
          </table:table-cell>
          <table:table-cell office:value-type="float" office:value="1.71193065993002E+018" calcext:value-type="float">
            <text:p>1.71193065993002E+018</text:p>
          </table:table-cell>
          <table:table-cell table:formula="of:=([.A147]-[.$A$2])*10^-9" office:value-type="float" office:value="14.500999424" calcext:value-type="float">
            <text:p>14.500999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002982E+018" calcext:value-type="float">
            <text:p>1.71193066002982E+018</text:p>
          </table:table-cell>
          <table:table-cell office:value-type="float" office:value="3727" calcext:value-type="float">
            <text:p>3727</text:p>
          </table:table-cell>
          <table:table-cell office:value-type="float" office:value="1.71193066003102E+018" calcext:value-type="float">
            <text:p>1.71193066003102E+018</text:p>
          </table:table-cell>
          <table:table-cell table:formula="of:=([.A148]-[.$A$2])*10^-9" office:value-type="float" office:value="14.601262592" calcext:value-type="float">
            <text:p>14.60126259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012979E+018" calcext:value-type="float">
            <text:p>1.71193066012979E+018</text:p>
          </table:table-cell>
          <table:table-cell office:value-type="float" office:value="3728" calcext:value-type="float">
            <text:p>3728</text:p>
          </table:table-cell>
          <table:table-cell office:value-type="float" office:value="1.71193066013002E+018" calcext:value-type="float">
            <text:p>1.71193066013002E+018</text:p>
          </table:table-cell>
          <table:table-cell table:formula="of:=([.A149]-[.$A$2])*10^-9" office:value-type="float" office:value="14.7012288" calcext:value-type="float">
            <text:p>14.701228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75.794616699219" calcext:value-type="float">
            <text:p>-275.794616699219</text:p>
          </table:table-cell>
          <table:table-cell table:number-columns-repeated="3"/>
        </table:table-row>
        <table:table-row table:style-name="ro1">
          <table:table-cell office:value-type="float" office:value="1.71193066022984E+018" calcext:value-type="float">
            <text:p>1.71193066022984E+018</text:p>
          </table:table-cell>
          <table:table-cell office:value-type="float" office:value="3729" calcext:value-type="float">
            <text:p>3729</text:p>
          </table:table-cell>
          <table:table-cell office:value-type="float" office:value="1.71193066023002E+018" calcext:value-type="float">
            <text:p>1.71193066023002E+018</text:p>
          </table:table-cell>
          <table:table-cell table:formula="of:=([.A150]-[.$A$2])*10^-9" office:value-type="float" office:value="14.801281792" calcext:value-type="float">
            <text:p>14.80128179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8.850845336914" calcext:value-type="float">
            <text:p>-228.850845336914</text:p>
          </table:table-cell>
          <table:table-cell table:number-columns-repeated="3"/>
        </table:table-row>
        <table:table-row table:style-name="ro1">
          <table:table-cell office:value-type="float" office:value="1.71193066033E+018" calcext:value-type="float">
            <text:p>1.71193066033E+018</text:p>
          </table:table-cell>
          <table:table-cell office:value-type="float" office:value="3730" calcext:value-type="float">
            <text:p>3730</text:p>
          </table:table-cell>
          <table:table-cell office:value-type="float" office:value="1.71193066033102E+018" calcext:value-type="float">
            <text:p>1.71193066033102E+018</text:p>
          </table:table-cell>
          <table:table-cell table:formula="of:=([.A151]-[.$A$2])*10^-9" office:value-type="float" office:value="14.901435648" calcext:value-type="float">
            <text:p>14.90143564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0.586791992187" calcext:value-type="float">
            <text:p>-240.586791992187</text:p>
          </table:table-cell>
          <table:table-cell table:number-columns-repeated="3"/>
        </table:table-row>
        <table:table-row table:style-name="ro1">
          <table:table-cell office:value-type="float" office:value="1.71193066043005E+018" calcext:value-type="float">
            <text:p>1.71193066043005E+018</text:p>
          </table:table-cell>
          <table:table-cell office:value-type="float" office:value="3731" calcext:value-type="float">
            <text:p>3731</text:p>
          </table:table-cell>
          <table:table-cell office:value-type="float" office:value="1.71193066043102E+018" calcext:value-type="float">
            <text:p>1.71193066043102E+018</text:p>
          </table:table-cell>
          <table:table-cell table:formula="of:=([.A152]-[.$A$2])*10^-9" office:value-type="float" office:value="15.00149248" calcext:value-type="float">
            <text:p>15.0014924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4.718826293945" calcext:value-type="float">
            <text:p>-234.718826293945</text:p>
          </table:table-cell>
          <table:table-cell table:number-columns-repeated="3"/>
        </table:table-row>
        <table:table-row table:style-name="ro1">
          <table:table-cell office:value-type="float" office:value="1.71193066053004E+018" calcext:value-type="float">
            <text:p>1.71193066053004E+018</text:p>
          </table:table-cell>
          <table:table-cell office:value-type="float" office:value="3732" calcext:value-type="float">
            <text:p>3732</text:p>
          </table:table-cell>
          <table:table-cell office:value-type="float" office:value="1.71193066053102E+018" calcext:value-type="float">
            <text:p>1.71193066053102E+018</text:p>
          </table:table-cell>
          <table:table-cell table:formula="of:=([.A153]-[.$A$2])*10^-9" office:value-type="float" office:value="15.101478144" calcext:value-type="float">
            <text:p>15.10147814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11.246932983398" calcext:value-type="float">
            <text:p>-211.246932983398</text:p>
          </table:table-cell>
          <table:table-cell table:number-columns-repeated="3"/>
        </table:table-row>
        <table:table-row table:style-name="ro1">
          <table:table-cell office:value-type="float" office:value="1.71193066063024E+018" calcext:value-type="float">
            <text:p>1.71193066063024E+018</text:p>
          </table:table-cell>
          <table:table-cell office:value-type="float" office:value="3733" calcext:value-type="float">
            <text:p>3733</text:p>
          </table:table-cell>
          <table:table-cell office:value-type="float" office:value="1.71193066063102E+018" calcext:value-type="float">
            <text:p>1.71193066063102E+018</text:p>
          </table:table-cell>
          <table:table-cell table:formula="of:=([.A154]-[.$A$2])*10^-9" office:value-type="float" office:value="15.2016832" calcext:value-type="float">
            <text:p>15.201683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5.691177368164" calcext:value-type="float">
            <text:p>-225.691177368164</text:p>
          </table:table-cell>
          <table:table-cell table:number-columns-repeated="3"/>
        </table:table-row>
        <table:table-row table:style-name="ro1">
          <table:table-cell office:value-type="float" office:value="1.71193066073029E+018" calcext:value-type="float">
            <text:p>1.71193066073029E+018</text:p>
          </table:table-cell>
          <table:table-cell office:value-type="float" office:value="3734" calcext:value-type="float">
            <text:p>3734</text:p>
          </table:table-cell>
          <table:table-cell office:value-type="float" office:value="1.71193066073102E+018" calcext:value-type="float">
            <text:p>1.71193066073102E+018</text:p>
          </table:table-cell>
          <table:table-cell table:formula="of:=([.A155]-[.$A$2])*10^-9" office:value-type="float" office:value="15.301728512" calcext:value-type="float">
            <text:p>15.30172851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70.829406738281" calcext:value-type="float">
            <text:p>-270.829406738281</text:p>
          </table:table-cell>
          <table:table-cell table:number-columns-repeated="3"/>
        </table:table-row>
        <table:table-row table:style-name="ro1">
          <table:table-cell office:value-type="float" office:value="1.7119306608316E+018" calcext:value-type="float">
            <text:p>1.7119306608316E+018</text:p>
          </table:table-cell>
          <table:table-cell office:value-type="float" office:value="3735" calcext:value-type="float">
            <text:p>3735</text:p>
          </table:table-cell>
          <table:table-cell office:value-type="float" office:value="1.71193066083102E+018" calcext:value-type="float">
            <text:p>1.71193066083102E+018</text:p>
          </table:table-cell>
          <table:table-cell table:formula="of:=([.A156]-[.$A$2])*10^-9" office:value-type="float" office:value="15.403041536" calcext:value-type="float">
            <text:p>15.40304153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8.260299682617" calcext:value-type="float">
            <text:p>-248.260299682617</text:p>
          </table:table-cell>
          <table:table-cell table:number-columns-repeated="3"/>
        </table:table-row>
        <table:table-row table:style-name="ro1">
          <table:table-cell office:value-type="float" office:value="1.71193066093037E+018" calcext:value-type="float">
            <text:p>1.71193066093037E+018</text:p>
          </table:table-cell>
          <table:table-cell office:value-type="float" office:value="3736" calcext:value-type="float">
            <text:p>3736</text:p>
          </table:table-cell>
          <table:table-cell office:value-type="float" office:value="1.71193066093117E+018" calcext:value-type="float">
            <text:p>1.71193066093117E+018</text:p>
          </table:table-cell>
          <table:table-cell table:formula="of:=([.A157]-[.$A$2])*10^-9" office:value-type="float" office:value="15.501808896" calcext:value-type="float">
            <text:p>15.50180889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2.618011474609" calcext:value-type="float">
            <text:p>-242.618011474609</text:p>
          </table:table-cell>
          <table:table-cell table:number-columns-repeated="3"/>
        </table:table-row>
        <table:table-row table:style-name="ro1">
          <table:table-cell office:value-type="float" office:value="1.71193066103057E+018" calcext:value-type="float">
            <text:p>1.71193066103057E+018</text:p>
          </table:table-cell>
          <table:table-cell office:value-type="float" office:value="3737" calcext:value-type="float">
            <text:p>3737</text:p>
          </table:table-cell>
          <table:table-cell office:value-type="float" office:value="1.71193066103118E+018" calcext:value-type="float">
            <text:p>1.71193066103118E+018</text:p>
          </table:table-cell>
          <table:table-cell table:formula="of:=([.A158]-[.$A$2])*10^-9" office:value-type="float" office:value="15.602011392" calcext:value-type="float">
            <text:p>15.60201139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5.691177368164" calcext:value-type="float">
            <text:p>-225.691177368164</text:p>
          </table:table-cell>
          <table:table-cell table:number-columns-repeated="3"/>
        </table:table-row>
        <table:table-row table:style-name="ro1">
          <table:table-cell office:value-type="float" office:value="1.71193066113058E+018" calcext:value-type="float">
            <text:p>1.71193066113058E+018</text:p>
          </table:table-cell>
          <table:table-cell office:value-type="float" office:value="3738" calcext:value-type="float">
            <text:p>3738</text:p>
          </table:table-cell>
          <table:table-cell office:value-type="float" office:value="1.71193066113117E+018" calcext:value-type="float">
            <text:p>1.71193066113117E+018</text:p>
          </table:table-cell>
          <table:table-cell table:formula="of:=([.A159]-[.$A$2])*10^-9" office:value-type="float" office:value="15.702016512" calcext:value-type="float">
            <text:p>15.70201651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5.691177368164" calcext:value-type="float">
            <text:p>-225.691177368164</text:p>
          </table:table-cell>
          <table:table-cell table:number-columns-repeated="3"/>
        </table:table-row>
        <table:table-row table:style-name="ro1">
          <table:table-cell office:value-type="float" office:value="1.71193066123079E+018" calcext:value-type="float">
            <text:p>1.71193066123079E+018</text:p>
          </table:table-cell>
          <table:table-cell office:value-type="float" office:value="3739" calcext:value-type="float">
            <text:p>3739</text:p>
          </table:table-cell>
          <table:table-cell office:value-type="float" office:value="1.71193066123118E+018" calcext:value-type="float">
            <text:p>1.71193066123118E+018</text:p>
          </table:table-cell>
          <table:table-cell table:formula="of:=([.A160]-[.$A$2])*10^-9" office:value-type="float" office:value="15.802224896" calcext:value-type="float">
            <text:p>15.80222489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0.048889160156" calcext:value-type="float">
            <text:p>-220.048889160156</text:p>
          </table:table-cell>
          <table:table-cell table:number-columns-repeated="3"/>
        </table:table-row>
        <table:table-row table:style-name="ro1">
          <table:table-cell office:value-type="float" office:value="1.71193066133081E+018" calcext:value-type="float">
            <text:p>1.71193066133081E+018</text:p>
          </table:table-cell>
          <table:table-cell office:value-type="float" office:value="3740" calcext:value-type="float">
            <text:p>3740</text:p>
          </table:table-cell>
          <table:table-cell office:value-type="float" office:value="1.71193066133117E+018" calcext:value-type="float">
            <text:p>1.71193066133117E+018</text:p>
          </table:table-cell>
          <table:table-cell table:formula="of:=([.A161]-[.$A$2])*10^-9" office:value-type="float" office:value="15.90224512" calcext:value-type="float">
            <text:p>15.9022451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53.902587890625" calcext:value-type="float">
            <text:p>-253.902587890625</text:p>
          </table:table-cell>
          <table:table-cell table:number-columns-repeated="3"/>
        </table:table-row>
        <table:table-row table:style-name="ro1">
          <table:table-cell office:value-type="float" office:value="1.7119306614308E+018" calcext:value-type="float">
            <text:p>1.7119306614308E+018</text:p>
          </table:table-cell>
          <table:table-cell office:value-type="float" office:value="3741" calcext:value-type="float">
            <text:p>3741</text:p>
          </table:table-cell>
          <table:table-cell office:value-type="float" office:value="1.71193066143118E+018" calcext:value-type="float">
            <text:p>1.71193066143118E+018</text:p>
          </table:table-cell>
          <table:table-cell table:formula="of:=([.A162]-[.$A$2])*10^-9" office:value-type="float" office:value="16.002237184" calcext:value-type="float">
            <text:p>16.00223718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5.691177368164" calcext:value-type="float">
            <text:p>-225.691177368164</text:p>
          </table:table-cell>
          <table:table-cell table:number-columns-repeated="3"/>
        </table:table-row>
        <table:table-row table:style-name="ro1">
          <table:table-cell office:value-type="float" office:value="1.71193066153102E+018" calcext:value-type="float">
            <text:p>1.71193066153102E+018</text:p>
          </table:table-cell>
          <table:table-cell office:value-type="float" office:value="3742" calcext:value-type="float">
            <text:p>3742</text:p>
          </table:table-cell>
          <table:table-cell office:value-type="float" office:value="1.71193066153117E+018" calcext:value-type="float">
            <text:p>1.71193066153117E+018</text:p>
          </table:table-cell>
          <table:table-cell table:formula="of:=([.A163]-[.$A$2])*10^-9" office:value-type="float" office:value="16.102453504" calcext:value-type="float">
            <text:p>16.10245350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333465576172" calcext:value-type="float">
            <text:p>-231.333465576172</text:p>
          </table:table-cell>
          <table:table-cell table:number-columns-repeated="3"/>
        </table:table-row>
        <table:table-row table:style-name="ro1">
          <table:table-cell office:value-type="float" office:value="1.71193066163097E+018" calcext:value-type="float">
            <text:p>1.71193066163097E+018</text:p>
          </table:table-cell>
          <table:table-cell office:value-type="float" office:value="3743" calcext:value-type="float">
            <text:p>3743</text:p>
          </table:table-cell>
          <table:table-cell office:value-type="float" office:value="1.71193066163118E+018" calcext:value-type="float">
            <text:p>1.71193066163118E+018</text:p>
          </table:table-cell>
          <table:table-cell table:formula="of:=([.A164]-[.$A$2])*10^-9" office:value-type="float" office:value="16.202407168" calcext:value-type="float">
            <text:p>16.20240716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333465576172" calcext:value-type="float">
            <text:p>-231.333465576172</text:p>
          </table:table-cell>
          <table:table-cell table:number-columns-repeated="3"/>
        </table:table-row>
        <table:table-row table:style-name="ro1">
          <table:table-cell office:value-type="float" office:value="1.71193066173103E+018" calcext:value-type="float">
            <text:p>1.71193066173103E+018</text:p>
          </table:table-cell>
          <table:table-cell office:value-type="float" office:value="3744" calcext:value-type="float">
            <text:p>3744</text:p>
          </table:table-cell>
          <table:table-cell office:value-type="float" office:value="1.71193066173218E+018" calcext:value-type="float">
            <text:p>1.71193066173218E+018</text:p>
          </table:table-cell>
          <table:table-cell table:formula="of:=([.A165]-[.$A$2])*10^-9" office:value-type="float" office:value="16.30246912" calcext:value-type="float">
            <text:p>16.3024691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8.260299682617" calcext:value-type="float">
            <text:p>-248.260299682617</text:p>
          </table:table-cell>
          <table:table-cell table:number-columns-repeated="3"/>
        </table:table-row>
        <table:table-row table:style-name="ro1">
          <table:table-cell office:value-type="float" office:value="1.71193066183103E+018" calcext:value-type="float">
            <text:p>1.71193066183103E+018</text:p>
          </table:table-cell>
          <table:table-cell office:value-type="float" office:value="3745" calcext:value-type="float">
            <text:p>3745</text:p>
          </table:table-cell>
          <table:table-cell office:value-type="float" office:value="1.71193066183118E+018" calcext:value-type="float">
            <text:p>1.71193066183118E+018</text:p>
          </table:table-cell>
          <table:table-cell table:formula="of:=([.A166]-[.$A$2])*10^-9" office:value-type="float" office:value="16.402471936" calcext:value-type="float">
            <text:p>16.40247193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5.691177368164" calcext:value-type="float">
            <text:p>-225.691177368164</text:p>
          </table:table-cell>
          <table:table-cell table:number-columns-repeated="3"/>
        </table:table-row>
        <table:table-row table:style-name="ro1">
          <table:table-cell office:value-type="float" office:value="1.71193066193124E+018" calcext:value-type="float">
            <text:p>1.71193066193124E+018</text:p>
          </table:table-cell>
          <table:table-cell office:value-type="float" office:value="3746" calcext:value-type="float">
            <text:p>3746</text:p>
          </table:table-cell>
          <table:table-cell office:value-type="float" office:value="1.71193066193218E+018" calcext:value-type="float">
            <text:p>1.71193066193218E+018</text:p>
          </table:table-cell>
          <table:table-cell table:formula="of:=([.A167]-[.$A$2])*10^-9" office:value-type="float" office:value="16.502673664" calcext:value-type="float">
            <text:p>16.50267366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55.365386962891" calcext:value-type="float">
            <text:p>-255.365386962891</text:p>
          </table:table-cell>
          <table:table-cell table:number-columns-repeated="3"/>
        </table:table-row>
        <table:table-row table:style-name="ro1">
          <table:table-cell office:value-type="float" office:value="1.71193066203123E+018" calcext:value-type="float">
            <text:p>1.71193066203123E+018</text:p>
          </table:table-cell>
          <table:table-cell office:value-type="float" office:value="3747" calcext:value-type="float">
            <text:p>3747</text:p>
          </table:table-cell>
          <table:table-cell office:value-type="float" office:value="1.71193066203318E+018" calcext:value-type="float">
            <text:p>1.71193066203318E+018</text:p>
          </table:table-cell>
          <table:table-cell table:formula="of:=([.A168]-[.$A$2])*10^-9" office:value-type="float" office:value="16.602664192" calcext:value-type="float">
            <text:p>16.602664192</text:p>
          </table:table-cell>
          <table:table-cell office:value-type="float" office:value="0" calcext:value-type="float">
            <text:p>0</text:p>
          </table:table-cell>
          <table:table-cell office:value-type="float" office:value="-230.527420043945" calcext:value-type="float">
            <text:p>-230.527420043945</text:p>
          </table:table-cell>
          <table:table-cell table:number-columns-repeated="3"/>
        </table:table-row>
        <table:table-row table:style-name="ro1">
          <table:table-cell office:value-type="float" office:value="1.71193066213142E+018" calcext:value-type="float">
            <text:p>1.71193066213142E+018</text:p>
          </table:table-cell>
          <table:table-cell office:value-type="float" office:value="3748" calcext:value-type="float">
            <text:p>3748</text:p>
          </table:table-cell>
          <table:table-cell office:value-type="float" office:value="1.71193066213218E+018" calcext:value-type="float">
            <text:p>1.71193066213218E+018</text:p>
          </table:table-cell>
          <table:table-cell table:formula="of:=([.A169]-[.$A$2])*10^-9" office:value-type="float" office:value="16.702855424" calcext:value-type="float">
            <text:p>16.702855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23147E+018" calcext:value-type="float">
            <text:p>1.71193066223147E+018</text:p>
          </table:table-cell>
          <table:table-cell office:value-type="float" office:value="3749" calcext:value-type="float">
            <text:p>3749</text:p>
          </table:table-cell>
          <table:table-cell office:value-type="float" office:value="1.71193066223218E+018" calcext:value-type="float">
            <text:p>1.71193066223218E+018</text:p>
          </table:table-cell>
          <table:table-cell table:formula="of:=([.A170]-[.$A$2])*10^-9" office:value-type="float" office:value="16.802908672" calcext:value-type="float">
            <text:p>16.802908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33149E+018" calcext:value-type="float">
            <text:p>1.71193066233149E+018</text:p>
          </table:table-cell>
          <table:table-cell office:value-type="float" office:value="3750" calcext:value-type="float">
            <text:p>3750</text:p>
          </table:table-cell>
          <table:table-cell office:value-type="float" office:value="1.71193066233218E+018" calcext:value-type="float">
            <text:p>1.71193066233218E+018</text:p>
          </table:table-cell>
          <table:table-cell table:formula="of:=([.A171]-[.$A$2])*10^-9" office:value-type="float" office:value="16.90293248" calcext:value-type="float">
            <text:p>16.90293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43146E+018" calcext:value-type="float">
            <text:p>1.71193066243146E+018</text:p>
          </table:table-cell>
          <table:table-cell office:value-type="float" office:value="3751" calcext:value-type="float">
            <text:p>3751</text:p>
          </table:table-cell>
          <table:table-cell office:value-type="float" office:value="1.71193066243218E+018" calcext:value-type="float">
            <text:p>1.71193066243218E+018</text:p>
          </table:table-cell>
          <table:table-cell table:formula="of:=([.A172]-[.$A$2])*10^-9" office:value-type="float" office:value="17.002897664" calcext:value-type="float">
            <text:p>17.002897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53174E+018" calcext:value-type="float">
            <text:p>1.71193066253174E+018</text:p>
          </table:table-cell>
          <table:table-cell office:value-type="float" office:value="3752" calcext:value-type="float">
            <text:p>3752</text:p>
          </table:table-cell>
          <table:table-cell office:value-type="float" office:value="1.71193066253218E+018" calcext:value-type="float">
            <text:p>1.71193066253218E+018</text:p>
          </table:table-cell>
          <table:table-cell table:formula="of:=([.A173]-[.$A$2])*10^-9" office:value-type="float" office:value="17.103180544" calcext:value-type="float">
            <text:p>17.103180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63171E+018" calcext:value-type="float">
            <text:p>1.71193066263171E+018</text:p>
          </table:table-cell>
          <table:table-cell office:value-type="float" office:value="3753" calcext:value-type="float">
            <text:p>3753</text:p>
          </table:table-cell>
          <table:table-cell office:value-type="float" office:value="1.71193066263218E+018" calcext:value-type="float">
            <text:p>1.71193066263218E+018</text:p>
          </table:table-cell>
          <table:table-cell table:formula="of:=([.A174]-[.$A$2])*10^-9" office:value-type="float" office:value="17.203152896" calcext:value-type="float">
            <text:p>17.203152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73175E+018" calcext:value-type="float">
            <text:p>1.71193066273175E+018</text:p>
          </table:table-cell>
          <table:table-cell office:value-type="float" office:value="3754" calcext:value-type="float">
            <text:p>3754</text:p>
          </table:table-cell>
          <table:table-cell office:value-type="float" office:value="1.71193066273218E+018" calcext:value-type="float">
            <text:p>1.71193066273218E+018</text:p>
          </table:table-cell>
          <table:table-cell table:formula="of:=([.A175]-[.$A$2])*10^-9" office:value-type="float" office:value="17.3031872" calcext:value-type="float">
            <text:p>17.3031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83193E+018" calcext:value-type="float">
            <text:p>1.71193066283193E+018</text:p>
          </table:table-cell>
          <table:table-cell office:value-type="float" office:value="3755" calcext:value-type="float">
            <text:p>3755</text:p>
          </table:table-cell>
          <table:table-cell office:value-type="float" office:value="1.71193066283218E+018" calcext:value-type="float">
            <text:p>1.71193066283218E+018</text:p>
          </table:table-cell>
          <table:table-cell table:formula="of:=([.A176]-[.$A$2])*10^-9" office:value-type="float" office:value="17.403368704" calcext:value-type="float">
            <text:p>17.403368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293201E+018" calcext:value-type="float">
            <text:p>1.71193066293201E+018</text:p>
          </table:table-cell>
          <table:table-cell office:value-type="float" office:value="3756" calcext:value-type="float">
            <text:p>3756</text:p>
          </table:table-cell>
          <table:table-cell office:value-type="float" office:value="1.71193066293318E+018" calcext:value-type="float">
            <text:p>1.71193066293318E+018</text:p>
          </table:table-cell>
          <table:table-cell table:formula="of:=([.A177]-[.$A$2])*10^-9" office:value-type="float" office:value="17.503451392" calcext:value-type="float">
            <text:p>17.50345139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303197E+018" calcext:value-type="float">
            <text:p>1.71193066303197E+018</text:p>
          </table:table-cell>
          <table:table-cell office:value-type="float" office:value="3757" calcext:value-type="float">
            <text:p>3757</text:p>
          </table:table-cell>
          <table:table-cell office:value-type="float" office:value="1.71193066303218E+018" calcext:value-type="float">
            <text:p>1.71193066303218E+018</text:p>
          </table:table-cell>
          <table:table-cell table:formula="of:=([.A178]-[.$A$2])*10^-9" office:value-type="float" office:value="17.603412736" calcext:value-type="float">
            <text:p>17.60341273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9.932083129883" calcext:value-type="float">
            <text:p>-249.932083129883</text:p>
          </table:table-cell>
          <table:table-cell table:number-columns-repeated="3"/>
        </table:table-row>
        <table:table-row table:style-name="ro1">
          <table:table-cell office:value-type="float" office:value="1.71193066313224E+018" calcext:value-type="float">
            <text:p>1.71193066313224E+018</text:p>
          </table:table-cell>
          <table:table-cell office:value-type="float" office:value="3758" calcext:value-type="float">
            <text:p>3758</text:p>
          </table:table-cell>
          <table:table-cell office:value-type="float" office:value="1.71193066313318E+018" calcext:value-type="float">
            <text:p>1.71193066313318E+018</text:p>
          </table:table-cell>
          <table:table-cell table:formula="of:=([.A179]-[.$A$2])*10^-9" office:value-type="float" office:value="17.703674624" calcext:value-type="float">
            <text:p>17.70367462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51.484466552734" calcext:value-type="float">
            <text:p>-251.484466552734</text:p>
          </table:table-cell>
          <table:table-cell table:number-columns-repeated="3"/>
        </table:table-row>
        <table:table-row table:style-name="ro1">
          <table:table-cell office:value-type="float" office:value="1.71193066323227E+018" calcext:value-type="float">
            <text:p>1.71193066323227E+018</text:p>
          </table:table-cell>
          <table:table-cell office:value-type="float" office:value="3759" calcext:value-type="float">
            <text:p>3759</text:p>
          </table:table-cell>
          <table:table-cell office:value-type="float" office:value="1.71193066323318E+018" calcext:value-type="float">
            <text:p>1.71193066323318E+018</text:p>
          </table:table-cell>
          <table:table-cell table:formula="of:=([.A180]-[.$A$2])*10^-9" office:value-type="float" office:value="17.803712" calcext:value-type="float">
            <text:p>17.80371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0.527420043945" calcext:value-type="float">
            <text:p>-230.527420043945</text:p>
          </table:table-cell>
          <table:table-cell table:number-columns-repeated="3"/>
        </table:table-row>
        <table:table-row table:style-name="ro1">
          <table:table-cell office:value-type="float" office:value="1.71193066333335E+018" calcext:value-type="float">
            <text:p>1.71193066333335E+018</text:p>
          </table:table-cell>
          <table:table-cell office:value-type="float" office:value="3760" calcext:value-type="float">
            <text:p>3760</text:p>
          </table:table-cell>
          <table:table-cell office:value-type="float" office:value="1.71193066333318E+018" calcext:value-type="float">
            <text:p>1.71193066333318E+018</text:p>
          </table:table-cell>
          <table:table-cell table:formula="of:=([.A181]-[.$A$2])*10^-9" office:value-type="float" office:value="17.904790784" calcext:value-type="float">
            <text:p>17.90479078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0.048904418945" calcext:value-type="float">
            <text:p>-220.048904418945</text:p>
          </table:table-cell>
          <table:table-cell table:number-columns-repeated="3"/>
        </table:table-row>
        <table:table-row table:style-name="ro1">
          <table:table-cell office:value-type="float" office:value="1.71193066343229E+018" calcext:value-type="float">
            <text:p>1.71193066343229E+018</text:p>
          </table:table-cell>
          <table:table-cell office:value-type="float" office:value="3761" calcext:value-type="float">
            <text:p>3761</text:p>
          </table:table-cell>
          <table:table-cell office:value-type="float" office:value="1.71193066343304E+018" calcext:value-type="float">
            <text:p>1.71193066343304E+018</text:p>
          </table:table-cell>
          <table:table-cell table:formula="of:=([.A182]-[.$A$2])*10^-9" office:value-type="float" office:value="18.003732736" calcext:value-type="float">
            <text:p>18.00373273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1.005935668945" calcext:value-type="float">
            <text:p>-241.005935668945</text:p>
          </table:table-cell>
          <table:table-cell table:number-columns-repeated="3"/>
        </table:table-row>
        <table:table-row table:style-name="ro1">
          <table:table-cell office:value-type="float" office:value="1.71193066353251E+018" calcext:value-type="float">
            <text:p>1.71193066353251E+018</text:p>
          </table:table-cell>
          <table:table-cell office:value-type="float" office:value="3762" calcext:value-type="float">
            <text:p>3762</text:p>
          </table:table-cell>
          <table:table-cell office:value-type="float" office:value="1.71193066353304E+018" calcext:value-type="float">
            <text:p>1.71193066353304E+018</text:p>
          </table:table-cell>
          <table:table-cell table:formula="of:=([.A183]-[.$A$2])*10^-9" office:value-type="float" office:value="18.10394496" calcext:value-type="float">
            <text:p>18.1039449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1.005935668945" calcext:value-type="float">
            <text:p>-241.005935668945</text:p>
          </table:table-cell>
          <table:table-cell table:number-columns-repeated="3"/>
        </table:table-row>
        <table:table-row table:style-name="ro1">
          <table:table-cell office:value-type="float" office:value="1.71193066363242E+018" calcext:value-type="float">
            <text:p>1.71193066363242E+018</text:p>
          </table:table-cell>
          <table:table-cell office:value-type="float" office:value="3763" calcext:value-type="float">
            <text:p>3763</text:p>
          </table:table-cell>
          <table:table-cell office:value-type="float" office:value="1.71193066363304E+018" calcext:value-type="float">
            <text:p>1.71193066363304E+018</text:p>
          </table:table-cell>
          <table:table-cell table:formula="of:=([.A184]-[.$A$2])*10^-9" office:value-type="float" office:value="18.20386176" calcext:value-type="float">
            <text:p>18.2038617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5.288162231445" calcext:value-type="float">
            <text:p>-225.288162231445</text:p>
          </table:table-cell>
          <table:table-cell table:number-columns-repeated="3"/>
        </table:table-row>
        <table:table-row table:style-name="ro1">
          <table:table-cell office:value-type="float" office:value="1.71193066373399E+018" calcext:value-type="float">
            <text:p>1.71193066373399E+018</text:p>
          </table:table-cell>
          <table:table-cell office:value-type="float" office:value="3764" calcext:value-type="float">
            <text:p>3764</text:p>
          </table:table-cell>
          <table:table-cell office:value-type="float" office:value="1.71193066373404E+018" calcext:value-type="float">
            <text:p>1.71193066373404E+018</text:p>
          </table:table-cell>
          <table:table-cell table:formula="of:=([.A185]-[.$A$2])*10^-9" office:value-type="float" office:value="18.305431808" calcext:value-type="float">
            <text:p>18.30543180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303.515716552734" calcext:value-type="float">
            <text:p>-303.515716552734</text:p>
          </table:table-cell>
          <table:table-cell table:number-columns-repeated="3"/>
        </table:table-row>
        <table:table-row table:style-name="ro1">
          <table:table-cell office:value-type="float" office:value="1.71193066382259E+018" calcext:value-type="float">
            <text:p>1.71193066382259E+018</text:p>
          </table:table-cell>
          <table:table-cell office:value-type="float" office:value="3765" calcext:value-type="float">
            <text:p>3765</text:p>
          </table:table-cell>
          <table:table-cell office:value-type="float" office:value="1.71193066382304E+018" calcext:value-type="float">
            <text:p>1.71193066382304E+018</text:p>
          </table:table-cell>
          <table:table-cell table:formula="of:=([.A186]-[.$A$2])*10^-9" office:value-type="float" office:value="18.394026752" calcext:value-type="float">
            <text:p>18.39402675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60.798706054688" calcext:value-type="float">
            <text:p>-260.798706054688</text:p>
          </table:table-cell>
          <table:table-cell table:number-columns-repeated="3"/>
        </table:table-row>
        <table:table-row table:style-name="ro1">
          <table:table-cell office:value-type="float" office:value="1.71193066392282E+018" calcext:value-type="float">
            <text:p>1.71193066392282E+018</text:p>
          </table:table-cell>
          <table:table-cell office:value-type="float" office:value="3766" calcext:value-type="float">
            <text:p>3766</text:p>
          </table:table-cell>
          <table:table-cell office:value-type="float" office:value="1.71193066392304E+018" calcext:value-type="float">
            <text:p>1.71193066392304E+018</text:p>
          </table:table-cell>
          <table:table-cell table:formula="of:=([.A187]-[.$A$2])*10^-9" office:value-type="float" office:value="18.494258176" calcext:value-type="float">
            <text:p>18.49425817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8.198867797852" calcext:value-type="float">
            <text:p>-228.198867797852</text:p>
          </table:table-cell>
          <table:table-cell table:number-columns-repeated="3"/>
        </table:table-row>
        <table:table-row table:style-name="ro1">
          <table:table-cell office:value-type="float" office:value="1.71193066402287E+018" calcext:value-type="float">
            <text:p>1.71193066402287E+018</text:p>
          </table:table-cell>
          <table:table-cell office:value-type="float" office:value="3767" calcext:value-type="float">
            <text:p>3767</text:p>
          </table:table-cell>
          <table:table-cell office:value-type="float" office:value="1.71193066402304E+018" calcext:value-type="float">
            <text:p>1.71193066402304E+018</text:p>
          </table:table-cell>
          <table:table-cell table:formula="of:=([.A188]-[.$A$2])*10^-9" office:value-type="float" office:value="18.594304768" calcext:value-type="float">
            <text:p>18.59430476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6.34880065918" calcext:value-type="float">
            <text:p>-236.34880065918</text:p>
          </table:table-cell>
          <table:table-cell table:number-columns-repeated="3"/>
        </table:table-row>
        <table:table-row table:style-name="ro1">
          <table:table-cell office:value-type="float" office:value="1.71193066412285E+018" calcext:value-type="float">
            <text:p>1.71193066412285E+018</text:p>
          </table:table-cell>
          <table:table-cell office:value-type="float" office:value="3768" calcext:value-type="float">
            <text:p>3768</text:p>
          </table:table-cell>
          <table:table-cell office:value-type="float" office:value="1.71193066412304E+018" calcext:value-type="float">
            <text:p>1.71193066412304E+018</text:p>
          </table:table-cell>
          <table:table-cell table:formula="of:=([.A189]-[.$A$2])*10^-9" office:value-type="float" office:value="18.694292224" calcext:value-type="float">
            <text:p>18.69429222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4.498779296875" calcext:value-type="float">
            <text:p>-244.498779296875</text:p>
          </table:table-cell>
          <table:table-cell table:number-columns-repeated="3"/>
        </table:table-row>
        <table:table-row table:style-name="ro1">
          <table:table-cell office:value-type="float" office:value="1.71193066422313E+018" calcext:value-type="float">
            <text:p>1.71193066422313E+018</text:p>
          </table:table-cell>
          <table:table-cell office:value-type="float" office:value="3769" calcext:value-type="float">
            <text:p>3769</text:p>
          </table:table-cell>
          <table:table-cell office:value-type="float" office:value="1.71193066422404E+018" calcext:value-type="float">
            <text:p>1.71193066422404E+018</text:p>
          </table:table-cell>
          <table:table-cell table:formula="of:=([.A190]-[.$A$2])*10^-9" office:value-type="float" office:value="18.79456512" calcext:value-type="float">
            <text:p>18.7945651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4.498779296875" calcext:value-type="float">
            <text:p>-244.498779296875</text:p>
          </table:table-cell>
          <table:table-cell table:number-columns-repeated="3"/>
        </table:table-row>
        <table:table-row table:style-name="ro1">
          <table:table-cell office:value-type="float" office:value="1.7119306643231E+018" calcext:value-type="float">
            <text:p>1.7119306643231E+018</text:p>
          </table:table-cell>
          <table:table-cell office:value-type="float" office:value="3770" calcext:value-type="float">
            <text:p>3770</text:p>
          </table:table-cell>
          <table:table-cell office:value-type="float" office:value="1.71193066432404E+018" calcext:value-type="float">
            <text:p>1.71193066432404E+018</text:p>
          </table:table-cell>
          <table:table-cell table:formula="of:=([.A191]-[.$A$2])*10^-9" office:value-type="float" office:value="18.894534656" calcext:value-type="float">
            <text:p>18.89453465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6.34880065918" calcext:value-type="float">
            <text:p>-236.34880065918</text:p>
          </table:table-cell>
          <table:table-cell table:number-columns-repeated="3"/>
        </table:table-row>
        <table:table-row table:style-name="ro1">
          <table:table-cell office:value-type="float" office:value="1.71193066442313E+018" calcext:value-type="float">
            <text:p>1.71193066442313E+018</text:p>
          </table:table-cell>
          <table:table-cell office:value-type="float" office:value="3771" calcext:value-type="float">
            <text:p>3771</text:p>
          </table:table-cell>
          <table:table-cell office:value-type="float" office:value="1.71193066442404E+018" calcext:value-type="float">
            <text:p>1.71193066442404E+018</text:p>
          </table:table-cell>
          <table:table-cell table:formula="of:=([.A192]-[.$A$2])*10^-9" office:value-type="float" office:value="18.99456768" calcext:value-type="float">
            <text:p>18.9945676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0.048904418945" calcext:value-type="float">
            <text:p>-220.048904418945</text:p>
          </table:table-cell>
          <table:table-cell table:number-columns-repeated="3"/>
        </table:table-row>
        <table:table-row table:style-name="ro1">
          <table:table-cell office:value-type="float" office:value="1.71193066452335E+018" calcext:value-type="float">
            <text:p>1.71193066452335E+018</text:p>
          </table:table-cell>
          <table:table-cell office:value-type="float" office:value="3772" calcext:value-type="float">
            <text:p>3772</text:p>
          </table:table-cell>
          <table:table-cell office:value-type="float" office:value="1.71193066452504E+018" calcext:value-type="float">
            <text:p>1.71193066452504E+018</text:p>
          </table:table-cell>
          <table:table-cell table:formula="of:=([.A193]-[.$A$2])*10^-9" office:value-type="float" office:value="19.094786816" calcext:value-type="float">
            <text:p>19.094786816</text:p>
          </table:table-cell>
          <table:table-cell office:value-type="float" office:value="0" calcext:value-type="float">
            <text:p>0</text:p>
          </table:table-cell>
          <table:table-cell office:value-type="float" office:value="-242.053787231445" calcext:value-type="float">
            <text:p>-242.053787231445</text:p>
          </table:table-cell>
          <table:table-cell table:number-columns-repeated="3"/>
        </table:table-row>
        <table:table-row table:style-name="ro1">
          <table:table-cell office:value-type="float" office:value="1.71193066462334E+018" calcext:value-type="float">
            <text:p>1.71193066462334E+018</text:p>
          </table:table-cell>
          <table:table-cell office:value-type="float" office:value="3773" calcext:value-type="float">
            <text:p>3773</text:p>
          </table:table-cell>
          <table:table-cell office:value-type="float" office:value="1.71193066462404E+018" calcext:value-type="float">
            <text:p>1.71193066462404E+018</text:p>
          </table:table-cell>
          <table:table-cell table:formula="of:=([.A194]-[.$A$2])*10^-9" office:value-type="float" office:value="19.194775552" calcext:value-type="float">
            <text:p>19.194775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472335E+018" calcext:value-type="float">
            <text:p>1.71193066472335E+018</text:p>
          </table:table-cell>
          <table:table-cell office:value-type="float" office:value="3774" calcext:value-type="float">
            <text:p>3774</text:p>
          </table:table-cell>
          <table:table-cell office:value-type="float" office:value="1.71193066472404E+018" calcext:value-type="float">
            <text:p>1.71193066472404E+018</text:p>
          </table:table-cell>
          <table:table-cell table:formula="of:=([.A195]-[.$A$2])*10^-9" office:value-type="float" office:value="19.294789376" calcext:value-type="float">
            <text:p>19.294789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482361E+018" calcext:value-type="float">
            <text:p>1.71193066482361E+018</text:p>
          </table:table-cell>
          <table:table-cell office:value-type="float" office:value="3775" calcext:value-type="float">
            <text:p>3775</text:p>
          </table:table-cell>
          <table:table-cell office:value-type="float" office:value="1.71193066482404E+018" calcext:value-type="float">
            <text:p>1.71193066482404E+018</text:p>
          </table:table-cell>
          <table:table-cell table:formula="of:=([.A196]-[.$A$2])*10^-9" office:value-type="float" office:value="19.395045376" calcext:value-type="float">
            <text:p>19.395045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49236E+018" calcext:value-type="float">
            <text:p>1.7119306649236E+018</text:p>
          </table:table-cell>
          <table:table-cell office:value-type="float" office:value="3776" calcext:value-type="float">
            <text:p>3776</text:p>
          </table:table-cell>
          <table:table-cell office:value-type="float" office:value="1.71193066492404E+018" calcext:value-type="float">
            <text:p>1.71193066492404E+018</text:p>
          </table:table-cell>
          <table:table-cell table:formula="of:=([.A197]-[.$A$2])*10^-9" office:value-type="float" office:value="19.495038208" calcext:value-type="float">
            <text:p>19.495038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02361E+018" calcext:value-type="float">
            <text:p>1.71193066502361E+018</text:p>
          </table:table-cell>
          <table:table-cell office:value-type="float" office:value="3777" calcext:value-type="float">
            <text:p>3777</text:p>
          </table:table-cell>
          <table:table-cell office:value-type="float" office:value="1.71193066502404E+018" calcext:value-type="float">
            <text:p>1.71193066502404E+018</text:p>
          </table:table-cell>
          <table:table-cell table:formula="of:=([.A198]-[.$A$2])*10^-9" office:value-type="float" office:value="19.595048192" calcext:value-type="float">
            <text:p>19.595048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12356E+018" calcext:value-type="float">
            <text:p>1.71193066512356E+018</text:p>
          </table:table-cell>
          <table:table-cell office:value-type="float" office:value="3778" calcext:value-type="float">
            <text:p>3778</text:p>
          </table:table-cell>
          <table:table-cell office:value-type="float" office:value="1.71193066512404E+018" calcext:value-type="float">
            <text:p>1.71193066512404E+018</text:p>
          </table:table-cell>
          <table:table-cell table:formula="of:=([.A199]-[.$A$2])*10^-9" office:value-type="float" office:value="19.694995712" calcext:value-type="float">
            <text:p>19.6949957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22377E+018" calcext:value-type="float">
            <text:p>1.71193066522377E+018</text:p>
          </table:table-cell>
          <table:table-cell office:value-type="float" office:value="3779" calcext:value-type="float">
            <text:p>3779</text:p>
          </table:table-cell>
          <table:table-cell office:value-type="float" office:value="1.71193066522404E+018" calcext:value-type="float">
            <text:p>1.71193066522404E+018</text:p>
          </table:table-cell>
          <table:table-cell table:formula="of:=([.A200]-[.$A$2])*10^-9" office:value-type="float" office:value="19.795210752" calcext:value-type="float">
            <text:p>19.795210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3238E+018" calcext:value-type="float">
            <text:p>1.7119306653238E+018</text:p>
          </table:table-cell>
          <table:table-cell office:value-type="float" office:value="3780" calcext:value-type="float">
            <text:p>3780</text:p>
          </table:table-cell>
          <table:table-cell office:value-type="float" office:value="1.71193066532404E+018" calcext:value-type="float">
            <text:p>1.71193066532404E+018</text:p>
          </table:table-cell>
          <table:table-cell table:formula="of:=([.A201]-[.$A$2])*10^-9" office:value-type="float" office:value="19.895242752" calcext:value-type="float">
            <text:p>19.895242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42381E+018" calcext:value-type="float">
            <text:p>1.71193066542381E+018</text:p>
          </table:table-cell>
          <table:table-cell office:value-type="float" office:value="3781" calcext:value-type="float">
            <text:p>3781</text:p>
          </table:table-cell>
          <table:table-cell office:value-type="float" office:value="1.71193066542404E+018" calcext:value-type="float">
            <text:p>1.71193066542404E+018</text:p>
          </table:table-cell>
          <table:table-cell table:formula="of:=([.A202]-[.$A$2])*10^-9" office:value-type="float" office:value="19.995244288" calcext:value-type="float">
            <text:p>19.995244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52409E+018" calcext:value-type="float">
            <text:p>1.71193066552409E+018</text:p>
          </table:table-cell>
          <table:table-cell office:value-type="float" office:value="3782" calcext:value-type="float">
            <text:p>3782</text:p>
          </table:table-cell>
          <table:table-cell office:value-type="float" office:value="1.71193066552504E+018" calcext:value-type="float">
            <text:p>1.71193066552504E+018</text:p>
          </table:table-cell>
          <table:table-cell table:formula="of:=([.A203]-[.$A$2])*10^-9" office:value-type="float" office:value="20.095527168" calcext:value-type="float">
            <text:p>20.095527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62403E+018" calcext:value-type="float">
            <text:p>1.71193066562403E+018</text:p>
          </table:table-cell>
          <table:table-cell office:value-type="float" office:value="3783" calcext:value-type="float">
            <text:p>3783</text:p>
          </table:table-cell>
          <table:table-cell office:value-type="float" office:value="1.71193066562504E+018" calcext:value-type="float">
            <text:p>1.71193066562504E+018</text:p>
          </table:table-cell>
          <table:table-cell table:formula="of:=([.A204]-[.$A$2])*10^-9" office:value-type="float" office:value="20.19547264" calcext:value-type="float">
            <text:p>20.1954726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572404E+018" calcext:value-type="float">
            <text:p>1.71193066572404E+018</text:p>
          </table:table-cell>
          <table:table-cell office:value-type="float" office:value="3784" calcext:value-type="float">
            <text:p>3784</text:p>
          </table:table-cell>
          <table:table-cell office:value-type="float" office:value="1.71193066572504E+018" calcext:value-type="float">
            <text:p>1.71193066572504E+018</text:p>
          </table:table-cell>
          <table:table-cell table:formula="of:=([.A205]-[.$A$2])*10^-9" office:value-type="float" office:value="20.295482624" calcext:value-type="float">
            <text:p>20.29548262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324.282592773437" calcext:value-type="float">
            <text:p>324.282592773437</text:p>
          </table:table-cell>
          <table:table-cell table:number-columns-repeated="3"/>
        </table:table-row>
        <table:table-row table:style-name="ro1">
          <table:table-cell office:value-type="float" office:value="1.71193066582425E+018" calcext:value-type="float">
            <text:p>1.71193066582425E+018</text:p>
          </table:table-cell>
          <table:table-cell office:value-type="float" office:value="3785" calcext:value-type="float">
            <text:p>3785</text:p>
          </table:table-cell>
          <table:table-cell office:value-type="float" office:value="1.71193066582504E+018" calcext:value-type="float">
            <text:p>1.71193066582504E+018</text:p>
          </table:table-cell>
          <table:table-cell table:formula="of:=([.A206]-[.$A$2])*10^-9" office:value-type="float" office:value="20.395683584" calcext:value-type="float">
            <text:p>20.39568358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592524E+018" calcext:value-type="float">
            <text:p>1.71193066592524E+018</text:p>
          </table:table-cell>
          <table:table-cell office:value-type="float" office:value="3786" calcext:value-type="float">
            <text:p>3786</text:p>
          </table:table-cell>
          <table:table-cell office:value-type="float" office:value="1.71193066592504E+018" calcext:value-type="float">
            <text:p>1.71193066592504E+018</text:p>
          </table:table-cell>
          <table:table-cell table:formula="of:=([.A207]-[.$A$2])*10^-9" office:value-type="float" office:value="20.49668224" calcext:value-type="float">
            <text:p>20.4966822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0.048904418945" calcext:value-type="float">
            <text:p>220.048904418945</text:p>
          </table:table-cell>
          <table:table-cell table:number-columns-repeated="3"/>
        </table:table-row>
        <table:table-row table:style-name="ro1">
          <table:table-cell office:value-type="float" office:value="1.71193066602431E+018" calcext:value-type="float">
            <text:p>1.71193066602431E+018</text:p>
          </table:table-cell>
          <table:table-cell office:value-type="float" office:value="3787" calcext:value-type="float">
            <text:p>3787</text:p>
          </table:table-cell>
          <table:table-cell office:value-type="float" office:value="1.71193066602506E+018" calcext:value-type="float">
            <text:p>1.71193066602506E+018</text:p>
          </table:table-cell>
          <table:table-cell table:formula="of:=([.A208]-[.$A$2])*10^-9" office:value-type="float" office:value="20.595749376" calcext:value-type="float">
            <text:p>20.5957493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0.048904418945" calcext:value-type="float">
            <text:p>220.048904418945</text:p>
          </table:table-cell>
          <table:table-cell table:number-columns-repeated="3"/>
        </table:table-row>
        <table:table-row table:style-name="ro1">
          <table:table-cell office:value-type="float" office:value="1.71193066612451E+018" calcext:value-type="float">
            <text:p>1.71193066612451E+018</text:p>
          </table:table-cell>
          <table:table-cell office:value-type="float" office:value="3788" calcext:value-type="float">
            <text:p>3788</text:p>
          </table:table-cell>
          <table:table-cell office:value-type="float" office:value="1.71193066612506E+018" calcext:value-type="float">
            <text:p>1.71193066612506E+018</text:p>
          </table:table-cell>
          <table:table-cell table:formula="of:=([.A209]-[.$A$2])*10^-9" office:value-type="float" office:value="20.695946752" calcext:value-type="float">
            <text:p>20.6959467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0.048904418945" calcext:value-type="float">
            <text:p>220.048904418945</text:p>
          </table:table-cell>
          <table:table-cell table:number-columns-repeated="3"/>
        </table:table-row>
        <table:table-row table:style-name="ro1">
          <table:table-cell office:value-type="float" office:value="1.71193066622453E+018" calcext:value-type="float">
            <text:p>1.71193066622453E+018</text:p>
          </table:table-cell>
          <table:table-cell office:value-type="float" office:value="3789" calcext:value-type="float">
            <text:p>3789</text:p>
          </table:table-cell>
          <table:table-cell office:value-type="float" office:value="1.71193066622506E+018" calcext:value-type="float">
            <text:p>1.71193066622506E+018</text:p>
          </table:table-cell>
          <table:table-cell table:formula="of:=([.A210]-[.$A$2])*10^-9" office:value-type="float" office:value="20.795969536" calcext:value-type="float">
            <text:p>20.79596953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632454E+018" calcext:value-type="float">
            <text:p>1.71193066632454E+018</text:p>
          </table:table-cell>
          <table:table-cell office:value-type="float" office:value="3790" calcext:value-type="float">
            <text:p>3790</text:p>
          </table:table-cell>
          <table:table-cell office:value-type="float" office:value="1.71193066632506E+018" calcext:value-type="float">
            <text:p>1.71193066632506E+018</text:p>
          </table:table-cell>
          <table:table-cell table:formula="of:=([.A211]-[.$A$2])*10^-9" office:value-type="float" office:value="20.895973376" calcext:value-type="float">
            <text:p>20.8959733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642474E+018" calcext:value-type="float">
            <text:p>1.71193066642474E+018</text:p>
          </table:table-cell>
          <table:table-cell office:value-type="float" office:value="3791" calcext:value-type="float">
            <text:p>3791</text:p>
          </table:table-cell>
          <table:table-cell office:value-type="float" office:value="1.71193066642506E+018" calcext:value-type="float">
            <text:p>1.71193066642506E+018</text:p>
          </table:table-cell>
          <table:table-cell table:formula="of:=([.A212]-[.$A$2])*10^-9" office:value-type="float" office:value="20.99617408" calcext:value-type="float">
            <text:p>20.9961740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7.383865356445" calcext:value-type="float">
            <text:p>227.383865356445</text:p>
          </table:table-cell>
          <table:table-cell table:number-columns-repeated="3"/>
        </table:table-row>
        <table:table-row table:style-name="ro1">
          <table:table-cell office:value-type="float" office:value="1.71193066652475E+018" calcext:value-type="float">
            <text:p>1.71193066652475E+018</text:p>
          </table:table-cell>
          <table:table-cell office:value-type="float" office:value="3792" calcext:value-type="float">
            <text:p>3792</text:p>
          </table:table-cell>
          <table:table-cell office:value-type="float" office:value="1.71193066652506E+018" calcext:value-type="float">
            <text:p>1.71193066652506E+018</text:p>
          </table:table-cell>
          <table:table-cell table:formula="of:=([.A213]-[.$A$2])*10^-9" office:value-type="float" office:value="21.0961856" calcext:value-type="float">
            <text:p>21.09618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662476E+018" calcext:value-type="float">
            <text:p>1.71193066662476E+018</text:p>
          </table:table-cell>
          <table:table-cell office:value-type="float" office:value="3793" calcext:value-type="float">
            <text:p>3793</text:p>
          </table:table-cell>
          <table:table-cell office:value-type="float" office:value="1.71193066662506E+018" calcext:value-type="float">
            <text:p>1.71193066662506E+018</text:p>
          </table:table-cell>
          <table:table-cell table:formula="of:=([.A214]-[.$A$2])*10^-9" office:value-type="float" office:value="21.196194048" calcext:value-type="float">
            <text:p>21.19619404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672502E+018" calcext:value-type="float">
            <text:p>1.71193066672502E+018</text:p>
          </table:table-cell>
          <table:table-cell office:value-type="float" office:value="3794" calcext:value-type="float">
            <text:p>3794</text:p>
          </table:table-cell>
          <table:table-cell office:value-type="float" office:value="1.71193066672506E+018" calcext:value-type="float">
            <text:p>1.71193066672506E+018</text:p>
          </table:table-cell>
          <table:table-cell table:formula="of:=([.A215]-[.$A$2])*10^-9" office:value-type="float" office:value="21.2964608" calcext:value-type="float">
            <text:p>21.296460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682501E+018" calcext:value-type="float">
            <text:p>1.71193066682501E+018</text:p>
          </table:table-cell>
          <table:table-cell office:value-type="float" office:value="3795" calcext:value-type="float">
            <text:p>3795</text:p>
          </table:table-cell>
          <table:table-cell office:value-type="float" office:value="1.71193066682506E+018" calcext:value-type="float">
            <text:p>1.71193066682506E+018</text:p>
          </table:table-cell>
          <table:table-cell table:formula="of:=([.A216]-[.$A$2])*10^-9" office:value-type="float" office:value="21.396444928" calcext:value-type="float">
            <text:p>21.39644492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4.718841552734" calcext:value-type="float">
            <text:p>234.718841552734</text:p>
          </table:table-cell>
          <table:table-cell table:number-columns-repeated="3"/>
        </table:table-row>
        <table:table-row table:style-name="ro1">
          <table:table-cell office:value-type="float" office:value="1.71193066692503E+018" calcext:value-type="float">
            <text:p>1.71193066692503E+018</text:p>
          </table:table-cell>
          <table:table-cell office:value-type="float" office:value="3796" calcext:value-type="float">
            <text:p>3796</text:p>
          </table:table-cell>
          <table:table-cell office:value-type="float" office:value="1.71193066692506E+018" calcext:value-type="float">
            <text:p>1.71193066692506E+018</text:p>
          </table:table-cell>
          <table:table-cell table:formula="of:=([.A217]-[.$A$2])*10^-9" office:value-type="float" office:value="21.4964672" calcext:value-type="float">
            <text:p>21.496467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49.388748168945" calcext:value-type="float">
            <text:p>249.388748168945</text:p>
          </table:table-cell>
          <table:table-cell table:number-columns-repeated="3"/>
        </table:table-row>
        <table:table-row table:style-name="ro1">
          <table:table-cell office:value-type="float" office:value="1.71193066702501E+018" calcext:value-type="float">
            <text:p>1.71193066702501E+018</text:p>
          </table:table-cell>
          <table:table-cell office:value-type="float" office:value="3797" calcext:value-type="float">
            <text:p>3797</text:p>
          </table:table-cell>
          <table:table-cell office:value-type="float" office:value="1.71193066702606E+018" calcext:value-type="float">
            <text:p>1.71193066702606E+018</text:p>
          </table:table-cell>
          <table:table-cell table:formula="of:=([.A218]-[.$A$2])*10^-9" office:value-type="float" office:value="21.596449792" calcext:value-type="float">
            <text:p>21.596449792</text:p>
          </table:table-cell>
          <table:table-cell office:value-type="float" office:value="0" calcext:value-type="float">
            <text:p>0</text:p>
          </table:table-cell>
          <table:table-cell office:value-type="float" office:value="237.513092041016" calcext:value-type="float">
            <text:p>237.513092041016</text:p>
          </table:table-cell>
          <table:table-cell table:number-columns-repeated="3"/>
        </table:table-row>
        <table:table-row table:style-name="ro1">
          <table:table-cell office:value-type="float" office:value="1.71193066712531E+018" calcext:value-type="float">
            <text:p>1.71193066712531E+018</text:p>
          </table:table-cell>
          <table:table-cell office:value-type="float" office:value="3798" calcext:value-type="float">
            <text:p>3798</text:p>
          </table:table-cell>
          <table:table-cell office:value-type="float" office:value="1.71193066712606E+018" calcext:value-type="float">
            <text:p>1.71193066712606E+018</text:p>
          </table:table-cell>
          <table:table-cell table:formula="of:=([.A219]-[.$A$2])*10^-9" office:value-type="float" office:value="21.69674368" calcext:value-type="float">
            <text:p>21.69674368</text:p>
          </table:table-cell>
          <table:table-cell office:value-type="float" office:value="0" calcext:value-type="float">
            <text:p>0</text:p>
          </table:table-cell>
          <table:table-cell office:value-type="float" office:value="-27.9427185058594" calcext:value-type="float">
            <text:p>-27.9427185058594</text:p>
          </table:table-cell>
          <table:table-cell table:number-columns-repeated="3"/>
        </table:table-row>
        <table:table-row table:style-name="ro1">
          <table:table-cell office:value-type="float" office:value="1.7119306672252E+018" calcext:value-type="float">
            <text:p>1.7119306672252E+018</text:p>
          </table:table-cell>
          <table:table-cell office:value-type="float" office:value="3799" calcext:value-type="float">
            <text:p>3799</text:p>
          </table:table-cell>
          <table:table-cell office:value-type="float" office:value="1.71193066722606E+018" calcext:value-type="float">
            <text:p>1.71193066722606E+018</text:p>
          </table:table-cell>
          <table:table-cell table:formula="of:=([.A220]-[.$A$2])*10^-9" office:value-type="float" office:value="21.796639488" calcext:value-type="float">
            <text:p>21.796639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32553E+018" calcext:value-type="float">
            <text:p>1.71193066732553E+018</text:p>
          </table:table-cell>
          <table:table-cell office:value-type="float" office:value="3800" calcext:value-type="float">
            <text:p>3800</text:p>
          </table:table-cell>
          <table:table-cell office:value-type="float" office:value="1.71193066732606E+018" calcext:value-type="float">
            <text:p>1.71193066732606E+018</text:p>
          </table:table-cell>
          <table:table-cell table:formula="of:=([.A221]-[.$A$2])*10^-9" office:value-type="float" office:value="21.896969984" calcext:value-type="float">
            <text:p>21.896969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4255E+018" calcext:value-type="float">
            <text:p>1.7119306674255E+018</text:p>
          </table:table-cell>
          <table:table-cell office:value-type="float" office:value="3801" calcext:value-type="float">
            <text:p>3801</text:p>
          </table:table-cell>
          <table:table-cell office:value-type="float" office:value="1.71193066742606E+018" calcext:value-type="float">
            <text:p>1.71193066742606E+018</text:p>
          </table:table-cell>
          <table:table-cell table:formula="of:=([.A222]-[.$A$2])*10^-9" office:value-type="float" office:value="21.996939776" calcext:value-type="float">
            <text:p>21.996939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5301E+018" calcext:value-type="float">
            <text:p>1.7119306675301E+018</text:p>
          </table:table-cell>
          <table:table-cell office:value-type="float" office:value="3802" calcext:value-type="float">
            <text:p>3802</text:p>
          </table:table-cell>
          <table:table-cell office:value-type="float" office:value="1.71193066752906E+018" calcext:value-type="float">
            <text:p>1.71193066752906E+018</text:p>
          </table:table-cell>
          <table:table-cell table:formula="of:=([.A223]-[.$A$2])*10^-9" office:value-type="float" office:value="22.1015424" calcext:value-type="float">
            <text:p>22.1015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62557E+018" calcext:value-type="float">
            <text:p>1.71193066762557E+018</text:p>
          </table:table-cell>
          <table:table-cell office:value-type="float" office:value="3803" calcext:value-type="float">
            <text:p>3803</text:p>
          </table:table-cell>
          <table:table-cell office:value-type="float" office:value="1.71193066762606E+018" calcext:value-type="float">
            <text:p>1.71193066762606E+018</text:p>
          </table:table-cell>
          <table:table-cell table:formula="of:=([.A224]-[.$A$2])*10^-9" office:value-type="float" office:value="22.1970048" calcext:value-type="float">
            <text:p>22.1970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7258E+018" calcext:value-type="float">
            <text:p>1.7119306677258E+018</text:p>
          </table:table-cell>
          <table:table-cell office:value-type="float" office:value="3804" calcext:value-type="float">
            <text:p>3804</text:p>
          </table:table-cell>
          <table:table-cell office:value-type="float" office:value="1.71193066772606E+018" calcext:value-type="float">
            <text:p>1.71193066772606E+018</text:p>
          </table:table-cell>
          <table:table-cell table:formula="of:=([.A225]-[.$A$2])*10^-9" office:value-type="float" office:value="22.297238784" calcext:value-type="float">
            <text:p>22.297238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82569E+018" calcext:value-type="float">
            <text:p>1.71193066782569E+018</text:p>
          </table:table-cell>
          <table:table-cell office:value-type="float" office:value="3805" calcext:value-type="float">
            <text:p>3805</text:p>
          </table:table-cell>
          <table:table-cell office:value-type="float" office:value="1.71193066782606E+018" calcext:value-type="float">
            <text:p>1.71193066782606E+018</text:p>
          </table:table-cell>
          <table:table-cell table:formula="of:=([.A226]-[.$A$2])*10^-9" office:value-type="float" office:value="22.397129984" calcext:value-type="float">
            <text:p>22.397129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792576E+018" calcext:value-type="float">
            <text:p>1.71193066792576E+018</text:p>
          </table:table-cell>
          <table:table-cell office:value-type="float" office:value="3806" calcext:value-type="float">
            <text:p>3806</text:p>
          </table:table-cell>
          <table:table-cell office:value-type="float" office:value="1.71193066792606E+018" calcext:value-type="float">
            <text:p>1.71193066792606E+018</text:p>
          </table:table-cell>
          <table:table-cell table:formula="of:=([.A227]-[.$A$2])*10^-9" office:value-type="float" office:value="22.4971968" calcext:value-type="float">
            <text:p>22.4971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802604E+018" calcext:value-type="float">
            <text:p>1.71193066802604E+018</text:p>
          </table:table-cell>
          <table:table-cell office:value-type="float" office:value="3807" calcext:value-type="float">
            <text:p>3807</text:p>
          </table:table-cell>
          <table:table-cell office:value-type="float" office:value="1.71193066802706E+018" calcext:value-type="float">
            <text:p>1.71193066802706E+018</text:p>
          </table:table-cell>
          <table:table-cell table:formula="of:=([.A228]-[.$A$2])*10^-9" office:value-type="float" office:value="22.597481472" calcext:value-type="float">
            <text:p>22.59748147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812611E+018" calcext:value-type="float">
            <text:p>1.71193066812611E+018</text:p>
          </table:table-cell>
          <table:table-cell office:value-type="float" office:value="3808" calcext:value-type="float">
            <text:p>3808</text:p>
          </table:table-cell>
          <table:table-cell office:value-type="float" office:value="1.71193066812606E+018" calcext:value-type="float">
            <text:p>1.71193066812606E+018</text:p>
          </table:table-cell>
          <table:table-cell table:formula="of:=([.A229]-[.$A$2])*10^-9" office:value-type="float" office:value="22.69755008" calcext:value-type="float">
            <text:p>22.6975500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79.427185058594" calcext:value-type="float">
            <text:p>279.427185058594</text:p>
          </table:table-cell>
          <table:table-cell table:number-columns-repeated="3"/>
        </table:table-row>
        <table:table-row table:style-name="ro1">
          <table:table-cell office:value-type="float" office:value="1.71193066822603E+018" calcext:value-type="float">
            <text:p>1.71193066822603E+018</text:p>
          </table:table-cell>
          <table:table-cell office:value-type="float" office:value="3809" calcext:value-type="float">
            <text:p>3809</text:p>
          </table:table-cell>
          <table:table-cell office:value-type="float" office:value="1.71193066822606E+018" calcext:value-type="float">
            <text:p>1.71193066822606E+018</text:p>
          </table:table-cell>
          <table:table-cell table:formula="of:=([.A230]-[.$A$2])*10^-9" office:value-type="float" office:value="22.797471488" calcext:value-type="float">
            <text:p>22.79747148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7.513092041016" calcext:value-type="float">
            <text:p>237.513092041016</text:p>
          </table:table-cell>
          <table:table-cell table:number-columns-repeated="3"/>
        </table:table-row>
        <table:table-row table:style-name="ro1">
          <table:table-cell office:value-type="float" office:value="1.71193066832622E+018" calcext:value-type="float">
            <text:p>1.71193066832622E+018</text:p>
          </table:table-cell>
          <table:table-cell office:value-type="float" office:value="3810" calcext:value-type="float">
            <text:p>3810</text:p>
          </table:table-cell>
          <table:table-cell office:value-type="float" office:value="1.71193066832706E+018" calcext:value-type="float">
            <text:p>1.71193066832706E+018</text:p>
          </table:table-cell>
          <table:table-cell table:formula="of:=([.A231]-[.$A$2])*10^-9" office:value-type="float" office:value="22.897661184" calcext:value-type="float">
            <text:p>22.89766118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842735E+018" calcext:value-type="float">
            <text:p>1.71193066842735E+018</text:p>
          </table:table-cell>
          <table:table-cell office:value-type="float" office:value="3811" calcext:value-type="float">
            <text:p>3811</text:p>
          </table:table-cell>
          <table:table-cell office:value-type="float" office:value="1.71193066842706E+018" calcext:value-type="float">
            <text:p>1.71193066842706E+018</text:p>
          </table:table-cell>
          <table:table-cell table:formula="of:=([.A232]-[.$A$2])*10^-9" office:value-type="float" office:value="22.99878656" calcext:value-type="float">
            <text:p>22.998786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85263E+018" calcext:value-type="float">
            <text:p>1.7119306685263E+018</text:p>
          </table:table-cell>
          <table:table-cell office:value-type="float" office:value="3812" calcext:value-type="float">
            <text:p>3812</text:p>
          </table:table-cell>
          <table:table-cell office:value-type="float" office:value="1.71193066852703E+018" calcext:value-type="float">
            <text:p>1.71193066852703E+018</text:p>
          </table:table-cell>
          <table:table-cell table:formula="of:=([.A233]-[.$A$2])*10^-9" office:value-type="float" office:value="23.097739008" calcext:value-type="float">
            <text:p>23.09773900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862658E+018" calcext:value-type="float">
            <text:p>1.71193066862658E+018</text:p>
          </table:table-cell>
          <table:table-cell office:value-type="float" office:value="3813" calcext:value-type="float">
            <text:p>3813</text:p>
          </table:table-cell>
          <table:table-cell office:value-type="float" office:value="1.71193066862703E+018" calcext:value-type="float">
            <text:p>1.71193066862703E+018</text:p>
          </table:table-cell>
          <table:table-cell table:formula="of:=([.A234]-[.$A$2])*10^-9" office:value-type="float" office:value="23.198021376" calcext:value-type="float">
            <text:p>23.1980213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872654E+018" calcext:value-type="float">
            <text:p>1.71193066872654E+018</text:p>
          </table:table-cell>
          <table:table-cell office:value-type="float" office:value="3814" calcext:value-type="float">
            <text:p>3814</text:p>
          </table:table-cell>
          <table:table-cell office:value-type="float" office:value="1.71193066872703E+018" calcext:value-type="float">
            <text:p>1.71193066872703E+018</text:p>
          </table:table-cell>
          <table:table-cell table:formula="of:=([.A235]-[.$A$2])*10^-9" office:value-type="float" office:value="23.297975296" calcext:value-type="float">
            <text:p>23.2979752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882653E+018" calcext:value-type="float">
            <text:p>1.71193066882653E+018</text:p>
          </table:table-cell>
          <table:table-cell office:value-type="float" office:value="3815" calcext:value-type="float">
            <text:p>3815</text:p>
          </table:table-cell>
          <table:table-cell office:value-type="float" office:value="1.71193066882703E+018" calcext:value-type="float">
            <text:p>1.71193066882703E+018</text:p>
          </table:table-cell>
          <table:table-cell table:formula="of:=([.A236]-[.$A$2])*10^-9" office:value-type="float" office:value="23.397968896" calcext:value-type="float">
            <text:p>23.3979688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385208129883" calcext:value-type="float">
            <text:p>233.385208129883</text:p>
          </table:table-cell>
          <table:table-cell table:number-columns-repeated="3"/>
        </table:table-row>
        <table:table-row table:style-name="ro1">
          <table:table-cell office:value-type="float" office:value="1.7119306689269E+018" calcext:value-type="float">
            <text:p>1.7119306689269E+018</text:p>
          </table:table-cell>
          <table:table-cell office:value-type="float" office:value="3816" calcext:value-type="float">
            <text:p>3816</text:p>
          </table:table-cell>
          <table:table-cell office:value-type="float" office:value="1.71193066892703E+018" calcext:value-type="float">
            <text:p>1.71193066892703E+018</text:p>
          </table:table-cell>
          <table:table-cell table:formula="of:=([.A237]-[.$A$2])*10^-9" office:value-type="float" office:value="23.498333696" calcext:value-type="float">
            <text:p>23.4983336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385208129883" calcext:value-type="float">
            <text:p>233.385208129883</text:p>
          </table:table-cell>
          <table:table-cell table:number-columns-repeated="3"/>
        </table:table-row>
        <table:table-row table:style-name="ro1">
          <table:table-cell office:value-type="float" office:value="1.71193066902672E+018" calcext:value-type="float">
            <text:p>1.71193066902672E+018</text:p>
          </table:table-cell>
          <table:table-cell office:value-type="float" office:value="3817" calcext:value-type="float">
            <text:p>3817</text:p>
          </table:table-cell>
          <table:table-cell office:value-type="float" office:value="1.71193066902703E+018" calcext:value-type="float">
            <text:p>1.71193066902703E+018</text:p>
          </table:table-cell>
          <table:table-cell table:formula="of:=([.A238]-[.$A$2])*10^-9" office:value-type="float" office:value="23.598160896" calcext:value-type="float">
            <text:p>23.5981608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912676E+018" calcext:value-type="float">
            <text:p>1.71193066912676E+018</text:p>
          </table:table-cell>
          <table:table-cell office:value-type="float" office:value="3818" calcext:value-type="float">
            <text:p>3818</text:p>
          </table:table-cell>
          <table:table-cell office:value-type="float" office:value="1.71193066912703E+018" calcext:value-type="float">
            <text:p>1.71193066912703E+018</text:p>
          </table:table-cell>
          <table:table-cell table:formula="of:=([.A239]-[.$A$2])*10^-9" office:value-type="float" office:value="23.698196992" calcext:value-type="float">
            <text:p>23.69819699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385208129883" calcext:value-type="float">
            <text:p>233.385208129883</text:p>
          </table:table-cell>
          <table:table-cell table:number-columns-repeated="3"/>
        </table:table-row>
        <table:table-row table:style-name="ro1">
          <table:table-cell office:value-type="float" office:value="1.71193066922696E+018" calcext:value-type="float">
            <text:p>1.71193066922696E+018</text:p>
          </table:table-cell>
          <table:table-cell office:value-type="float" office:value="3819" calcext:value-type="float">
            <text:p>3819</text:p>
          </table:table-cell>
          <table:table-cell office:value-type="float" office:value="1.71193066922703E+018" calcext:value-type="float">
            <text:p>1.71193066922703E+018</text:p>
          </table:table-cell>
          <table:table-cell table:formula="of:=([.A240]-[.$A$2])*10^-9" office:value-type="float" office:value="23.798403072" calcext:value-type="float">
            <text:p>23.79840307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932692E+018" calcext:value-type="float">
            <text:p>1.71193066932692E+018</text:p>
          </table:table-cell>
          <table:table-cell office:value-type="float" office:value="3820" calcext:value-type="float">
            <text:p>3820</text:p>
          </table:table-cell>
          <table:table-cell office:value-type="float" office:value="1.71193066932703E+018" calcext:value-type="float">
            <text:p>1.71193066932703E+018</text:p>
          </table:table-cell>
          <table:table-cell table:formula="of:=([.A241]-[.$A$2])*10^-9" office:value-type="float" office:value="23.898360576" calcext:value-type="float">
            <text:p>23.8983605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942695E+018" calcext:value-type="float">
            <text:p>1.71193066942695E+018</text:p>
          </table:table-cell>
          <table:table-cell office:value-type="float" office:value="3821" calcext:value-type="float">
            <text:p>3821</text:p>
          </table:table-cell>
          <table:table-cell office:value-type="float" office:value="1.71193066942703E+018" calcext:value-type="float">
            <text:p>1.71193066942703E+018</text:p>
          </table:table-cell>
          <table:table-cell table:formula="of:=([.A242]-[.$A$2])*10^-9" office:value-type="float" office:value="23.99838976" calcext:value-type="float">
            <text:p>23.998389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6.717056274414" calcext:value-type="float">
            <text:p>226.717056274414</text:p>
          </table:table-cell>
          <table:table-cell table:number-columns-repeated="3"/>
        </table:table-row>
        <table:table-row table:style-name="ro1">
          <table:table-cell office:value-type="float" office:value="1.71193066952728E+018" calcext:value-type="float">
            <text:p>1.71193066952728E+018</text:p>
          </table:table-cell>
          <table:table-cell office:value-type="float" office:value="3822" calcext:value-type="float">
            <text:p>3822</text:p>
          </table:table-cell>
          <table:table-cell office:value-type="float" office:value="1.71193066952803E+018" calcext:value-type="float">
            <text:p>1.71193066952803E+018</text:p>
          </table:table-cell>
          <table:table-cell table:formula="of:=([.A243]-[.$A$2])*10^-9" office:value-type="float" office:value="24.098719488" calcext:value-type="float">
            <text:p>24.09871948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385208129883" calcext:value-type="float">
            <text:p>233.385208129883</text:p>
          </table:table-cell>
          <table:table-cell table:number-columns-repeated="3"/>
        </table:table-row>
        <table:table-row table:style-name="ro1">
          <table:table-cell office:value-type="float" office:value="1.71193066962723E+018" calcext:value-type="float">
            <text:p>1.71193066962723E+018</text:p>
          </table:table-cell>
          <table:table-cell office:value-type="float" office:value="3823" calcext:value-type="float">
            <text:p>3823</text:p>
          </table:table-cell>
          <table:table-cell office:value-type="float" office:value="1.71193066962903E+018" calcext:value-type="float">
            <text:p>1.71193066962903E+018</text:p>
          </table:table-cell>
          <table:table-cell table:formula="of:=([.A244]-[.$A$2])*10^-9" office:value-type="float" office:value="24.198670336" calcext:value-type="float">
            <text:p>24.198670336</text:p>
          </table:table-cell>
          <table:table-cell office:value-type="float" office:value="0" calcext:value-type="float">
            <text:p>0</text:p>
          </table:table-cell>
          <table:table-cell office:value-type="float" office:value="242.372711181641" calcext:value-type="float">
            <text:p>242.372711181641</text:p>
          </table:table-cell>
          <table:table-cell table:number-columns-repeated="3"/>
        </table:table-row>
        <table:table-row table:style-name="ro1">
          <table:table-cell office:value-type="float" office:value="1.71193066972725E+018" calcext:value-type="float">
            <text:p>1.71193066972725E+018</text:p>
          </table:table-cell>
          <table:table-cell office:value-type="float" office:value="3824" calcext:value-type="float">
            <text:p>3824</text:p>
          </table:table-cell>
          <table:table-cell office:value-type="float" office:value="1.71193066972803E+018" calcext:value-type="float">
            <text:p>1.71193066972803E+018</text:p>
          </table:table-cell>
          <table:table-cell table:formula="of:=([.A245]-[.$A$2])*10^-9" office:value-type="float" office:value="24.298687744" calcext:value-type="float">
            <text:p>24.298687744</text:p>
          </table:table-cell>
          <table:table-cell office:value-type="float" office:value="0" calcext:value-type="float">
            <text:p>0</text:p>
          </table:table-cell>
          <table:table-cell office:value-type="float" office:value="-12.7564582824707" calcext:value-type="float">
            <text:p>-12.7564582824707</text:p>
          </table:table-cell>
          <table:table-cell table:number-columns-repeated="3"/>
        </table:table-row>
        <table:table-row table:style-name="ro1">
          <table:table-cell office:value-type="float" office:value="1.7119306698274E+018" calcext:value-type="float">
            <text:p>1.7119306698274E+018</text:p>
          </table:table-cell>
          <table:table-cell office:value-type="float" office:value="3825" calcext:value-type="float">
            <text:p>3825</text:p>
          </table:table-cell>
          <table:table-cell office:value-type="float" office:value="1.71193066982803E+018" calcext:value-type="float">
            <text:p>1.71193066982803E+018</text:p>
          </table:table-cell>
          <table:table-cell table:formula="of:=([.A246]-[.$A$2])*10^-9" office:value-type="float" office:value="24.39883648" calcext:value-type="float">
            <text:p>24.398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699275E+018" calcext:value-type="float">
            <text:p>1.7119306699275E+018</text:p>
          </table:table-cell>
          <table:table-cell office:value-type="float" office:value="3826" calcext:value-type="float">
            <text:p>3826</text:p>
          </table:table-cell>
          <table:table-cell office:value-type="float" office:value="1.71193066992803E+018" calcext:value-type="float">
            <text:p>1.71193066992803E+018</text:p>
          </table:table-cell>
          <table:table-cell table:formula="of:=([.A247]-[.$A$2])*10^-9" office:value-type="float" office:value="24.498936576" calcext:value-type="float">
            <text:p>24.498936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02742E+018" calcext:value-type="float">
            <text:p>1.71193067002742E+018</text:p>
          </table:table-cell>
          <table:table-cell office:value-type="float" office:value="3827" calcext:value-type="float">
            <text:p>3827</text:p>
          </table:table-cell>
          <table:table-cell office:value-type="float" office:value="1.71193067002803E+018" calcext:value-type="float">
            <text:p>1.71193067002803E+018</text:p>
          </table:table-cell>
          <table:table-cell table:formula="of:=([.A248]-[.$A$2])*10^-9" office:value-type="float" office:value="24.598853888" calcext:value-type="float">
            <text:p>24.598853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12746E+018" calcext:value-type="float">
            <text:p>1.71193067012746E+018</text:p>
          </table:table-cell>
          <table:table-cell office:value-type="float" office:value="3828" calcext:value-type="float">
            <text:p>3828</text:p>
          </table:table-cell>
          <table:table-cell office:value-type="float" office:value="1.71193067012803E+018" calcext:value-type="float">
            <text:p>1.71193067012803E+018</text:p>
          </table:table-cell>
          <table:table-cell table:formula="of:=([.A249]-[.$A$2])*10^-9" office:value-type="float" office:value="24.698895616" calcext:value-type="float">
            <text:p>24.698895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22764E+018" calcext:value-type="float">
            <text:p>1.71193067022764E+018</text:p>
          </table:table-cell>
          <table:table-cell office:value-type="float" office:value="3829" calcext:value-type="float">
            <text:p>3829</text:p>
          </table:table-cell>
          <table:table-cell office:value-type="float" office:value="1.71193067022803E+018" calcext:value-type="float">
            <text:p>1.71193067022803E+018</text:p>
          </table:table-cell>
          <table:table-cell table:formula="of:=([.A250]-[.$A$2])*10^-9" office:value-type="float" office:value="24.799077376" calcext:value-type="float">
            <text:p>24.799077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32773E+018" calcext:value-type="float">
            <text:p>1.71193067032773E+018</text:p>
          </table:table-cell>
          <table:table-cell office:value-type="float" office:value="3830" calcext:value-type="float">
            <text:p>3830</text:p>
          </table:table-cell>
          <table:table-cell office:value-type="float" office:value="1.71193067032803E+018" calcext:value-type="float">
            <text:p>1.71193067032803E+018</text:p>
          </table:table-cell>
          <table:table-cell table:formula="of:=([.A251]-[.$A$2])*10^-9" office:value-type="float" office:value="24.89917312" calcext:value-type="float">
            <text:p>24.89917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42798E+018" calcext:value-type="float">
            <text:p>1.71193067042798E+018</text:p>
          </table:table-cell>
          <table:table-cell office:value-type="float" office:value="3831" calcext:value-type="float">
            <text:p>3831</text:p>
          </table:table-cell>
          <table:table-cell office:value-type="float" office:value="1.71193067042803E+018" calcext:value-type="float">
            <text:p>1.71193067042803E+018</text:p>
          </table:table-cell>
          <table:table-cell table:formula="of:=([.A252]-[.$A$2])*10^-9" office:value-type="float" office:value="24.99941888" calcext:value-type="float">
            <text:p>24.9994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52797E+018" calcext:value-type="float">
            <text:p>1.71193067052797E+018</text:p>
          </table:table-cell>
          <table:table-cell office:value-type="float" office:value="3832" calcext:value-type="float">
            <text:p>3832</text:p>
          </table:table-cell>
          <table:table-cell office:value-type="float" office:value="1.71193067052803E+018" calcext:value-type="float">
            <text:p>1.71193067052803E+018</text:p>
          </table:table-cell>
          <table:table-cell table:formula="of:=([.A253]-[.$A$2])*10^-9" office:value-type="float" office:value="25.09940352" calcext:value-type="float">
            <text:p>25.09940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62799E+018" calcext:value-type="float">
            <text:p>1.71193067062799E+018</text:p>
          </table:table-cell>
          <table:table-cell office:value-type="float" office:value="3833" calcext:value-type="float">
            <text:p>3833</text:p>
          </table:table-cell>
          <table:table-cell office:value-type="float" office:value="1.71193067062803E+018" calcext:value-type="float">
            <text:p>1.71193067062803E+018</text:p>
          </table:table-cell>
          <table:table-cell table:formula="of:=([.A254]-[.$A$2])*10^-9" office:value-type="float" office:value="25.199433216" calcext:value-type="float">
            <text:p>25.199433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7279E+018" calcext:value-type="float">
            <text:p>1.7119306707279E+018</text:p>
          </table:table-cell>
          <table:table-cell office:value-type="float" office:value="3834" calcext:value-type="float">
            <text:p>3834</text:p>
          </table:table-cell>
          <table:table-cell office:value-type="float" office:value="1.71193067072803E+018" calcext:value-type="float">
            <text:p>1.71193067072803E+018</text:p>
          </table:table-cell>
          <table:table-cell table:formula="of:=([.A255]-[.$A$2])*10^-9" office:value-type="float" office:value="25.299338496" calcext:value-type="float">
            <text:p>25.299338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82821E+018" calcext:value-type="float">
            <text:p>1.71193067082821E+018</text:p>
          </table:table-cell>
          <table:table-cell office:value-type="float" office:value="3835" calcext:value-type="float">
            <text:p>3835</text:p>
          </table:table-cell>
          <table:table-cell office:value-type="float" office:value="1.71193067082903E+018" calcext:value-type="float">
            <text:p>1.71193067082903E+018</text:p>
          </table:table-cell>
          <table:table-cell table:formula="of:=([.A256]-[.$A$2])*10^-9" office:value-type="float" office:value="25.399651072" calcext:value-type="float">
            <text:p>25.399651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092911E+018" calcext:value-type="float">
            <text:p>1.71193067092911E+018</text:p>
          </table:table-cell>
          <table:table-cell office:value-type="float" office:value="3836" calcext:value-type="float">
            <text:p>3836</text:p>
          </table:table-cell>
          <table:table-cell office:value-type="float" office:value="1.71193067092903E+018" calcext:value-type="float">
            <text:p>1.71193067092903E+018</text:p>
          </table:table-cell>
          <table:table-cell table:formula="of:=([.A257]-[.$A$2])*10^-9" office:value-type="float" office:value="25.500549376" calcext:value-type="float">
            <text:p>25.500549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02821E+018" calcext:value-type="float">
            <text:p>1.71193067102821E+018</text:p>
          </table:table-cell>
          <table:table-cell office:value-type="float" office:value="3837" calcext:value-type="float">
            <text:p>3837</text:p>
          </table:table-cell>
          <table:table-cell office:value-type="float" office:value="1.71193067102886E+018" calcext:value-type="float">
            <text:p>1.71193067102886E+018</text:p>
          </table:table-cell>
          <table:table-cell table:formula="of:=([.A258]-[.$A$2])*10^-9" office:value-type="float" office:value="25.599649536" calcext:value-type="float">
            <text:p>25.599649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12853E+018" calcext:value-type="float">
            <text:p>1.71193067112853E+018</text:p>
          </table:table-cell>
          <table:table-cell office:value-type="float" office:value="3838" calcext:value-type="float">
            <text:p>3838</text:p>
          </table:table-cell>
          <table:table-cell office:value-type="float" office:value="1.71193067112886E+018" calcext:value-type="float">
            <text:p>1.71193067112886E+018</text:p>
          </table:table-cell>
          <table:table-cell table:formula="of:=([.A259]-[.$A$2])*10^-9" office:value-type="float" office:value="25.699963648" calcext:value-type="float">
            <text:p>25.699963648</text:p>
          </table:table-cell>
          <table:table-cell office:value-type="float" office:value="82.5144805908203" calcext:value-type="float">
            <text:p>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22852E+018" calcext:value-type="float">
            <text:p>1.71193067122852E+018</text:p>
          </table:table-cell>
          <table:table-cell office:value-type="float" office:value="3839" calcext:value-type="float">
            <text:p>3839</text:p>
          </table:table-cell>
          <table:table-cell office:value-type="float" office:value="1.71193067122886E+018" calcext:value-type="float">
            <text:p>1.71193067122886E+018</text:p>
          </table:table-cell>
          <table:table-cell table:formula="of:=([.A260]-[.$A$2])*10^-9" office:value-type="float" office:value="25.799962112" calcext:value-type="float">
            <text:p>25.799962112</text:p>
          </table:table-cell>
          <table:table-cell office:value-type="float" office:value="82.5144805908203" calcext:value-type="float">
            <text:p>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32849E+018" calcext:value-type="float">
            <text:p>1.71193067132849E+018</text:p>
          </table:table-cell>
          <table:table-cell office:value-type="float" office:value="3840" calcext:value-type="float">
            <text:p>3840</text:p>
          </table:table-cell>
          <table:table-cell office:value-type="float" office:value="1.71193067132886E+018" calcext:value-type="float">
            <text:p>1.71193067132886E+018</text:p>
          </table:table-cell>
          <table:table-cell table:formula="of:=([.A261]-[.$A$2])*10^-9" office:value-type="float" office:value="25.899924992" calcext:value-type="float">
            <text:p>25.899924992</text:p>
          </table:table-cell>
          <table:table-cell office:value-type="float" office:value="82.5144805908203" calcext:value-type="float">
            <text:p>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4287E+018" calcext:value-type="float">
            <text:p>1.7119306714287E+018</text:p>
          </table:table-cell>
          <table:table-cell office:value-type="float" office:value="3841" calcext:value-type="float">
            <text:p>3841</text:p>
          </table:table-cell>
          <table:table-cell office:value-type="float" office:value="1.71193067142886E+018" calcext:value-type="float">
            <text:p>1.71193067142886E+018</text:p>
          </table:table-cell>
          <table:table-cell table:formula="of:=([.A262]-[.$A$2])*10^-9" office:value-type="float" office:value="26.00013568" calcext:value-type="float">
            <text:p>26.00013568</text:p>
          </table:table-cell>
          <table:table-cell office:value-type="float" office:value="82.5144805908203" calcext:value-type="float">
            <text:p>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52867E+018" calcext:value-type="float">
            <text:p>1.71193067152867E+018</text:p>
          </table:table-cell>
          <table:table-cell office:value-type="float" office:value="3842" calcext:value-type="float">
            <text:p>3842</text:p>
          </table:table-cell>
          <table:table-cell office:value-type="float" office:value="1.71193067152886E+018" calcext:value-type="float">
            <text:p>1.71193067152886E+018</text:p>
          </table:table-cell>
          <table:table-cell table:formula="of:=([.A263]-[.$A$2])*10^-9" office:value-type="float" office:value="26.100106752" calcext:value-type="float">
            <text:p>26.100106752</text:p>
          </table:table-cell>
          <table:table-cell office:value-type="float" office:value="82.5144805908203" calcext:value-type="float">
            <text:p>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62869E+018" calcext:value-type="float">
            <text:p>1.71193067162869E+018</text:p>
          </table:table-cell>
          <table:table-cell office:value-type="float" office:value="3843" calcext:value-type="float">
            <text:p>3843</text:p>
          </table:table-cell>
          <table:table-cell office:value-type="float" office:value="1.71193067162986E+018" calcext:value-type="float">
            <text:p>1.71193067162986E+018</text:p>
          </table:table-cell>
          <table:table-cell table:formula="of:=([.A264]-[.$A$2])*10^-9" office:value-type="float" office:value="26.200130304" calcext:value-type="float">
            <text:p>26.200130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72872E+018" calcext:value-type="float">
            <text:p>1.71193067172872E+018</text:p>
          </table:table-cell>
          <table:table-cell office:value-type="float" office:value="3844" calcext:value-type="float">
            <text:p>3844</text:p>
          </table:table-cell>
          <table:table-cell office:value-type="float" office:value="1.71193067172886E+018" calcext:value-type="float">
            <text:p>1.71193067172886E+018</text:p>
          </table:table-cell>
          <table:table-cell table:formula="of:=([.A265]-[.$A$2])*10^-9" office:value-type="float" office:value="26.30016" calcext:value-type="float">
            <text:p>26.30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82889E+018" calcext:value-type="float">
            <text:p>1.71193067182889E+018</text:p>
          </table:table-cell>
          <table:table-cell office:value-type="float" office:value="3845" calcext:value-type="float">
            <text:p>3845</text:p>
          </table:table-cell>
          <table:table-cell office:value-type="float" office:value="1.71193067182886E+018" calcext:value-type="float">
            <text:p>1.71193067182886E+018</text:p>
          </table:table-cell>
          <table:table-cell table:formula="of:=([.A266]-[.$A$2])*10^-9" office:value-type="float" office:value="26.400326656" calcext:value-type="float">
            <text:p>26.400326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192896E+018" calcext:value-type="float">
            <text:p>1.71193067192896E+018</text:p>
          </table:table-cell>
          <table:table-cell office:value-type="float" office:value="3846" calcext:value-type="float">
            <text:p>3846</text:p>
          </table:table-cell>
          <table:table-cell office:value-type="float" office:value="1.71193067192886E+018" calcext:value-type="float">
            <text:p>1.71193067192886E+018</text:p>
          </table:table-cell>
          <table:table-cell table:formula="of:=([.A267]-[.$A$2])*10^-9" office:value-type="float" office:value="26.500401152" calcext:value-type="float">
            <text:p>26.500401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02917E+018" calcext:value-type="float">
            <text:p>1.71193067202917E+018</text:p>
          </table:table-cell>
          <table:table-cell office:value-type="float" office:value="3847" calcext:value-type="float">
            <text:p>3847</text:p>
          </table:table-cell>
          <table:table-cell office:value-type="float" office:value="1.71193067202986E+018" calcext:value-type="float">
            <text:p>1.71193067202986E+018</text:p>
          </table:table-cell>
          <table:table-cell table:formula="of:=([.A268]-[.$A$2])*10^-9" office:value-type="float" office:value="26.600604672" calcext:value-type="float">
            <text:p>26.600604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12923E+018" calcext:value-type="float">
            <text:p>1.71193067212923E+018</text:p>
          </table:table-cell>
          <table:table-cell office:value-type="float" office:value="3848" calcext:value-type="float">
            <text:p>3848</text:p>
          </table:table-cell>
          <table:table-cell office:value-type="float" office:value="1.71193067212986E+018" calcext:value-type="float">
            <text:p>1.71193067212986E+018</text:p>
          </table:table-cell>
          <table:table-cell table:formula="of:=([.A269]-[.$A$2])*10^-9" office:value-type="float" office:value="26.7006656" calcext:value-type="float">
            <text:p>26.7006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22917E+018" calcext:value-type="float">
            <text:p>1.71193067222917E+018</text:p>
          </table:table-cell>
          <table:table-cell office:value-type="float" office:value="3849" calcext:value-type="float">
            <text:p>3849</text:p>
          </table:table-cell>
          <table:table-cell office:value-type="float" office:value="1.71193067222986E+018" calcext:value-type="float">
            <text:p>1.71193067222986E+018</text:p>
          </table:table-cell>
          <table:table-cell table:formula="of:=([.A270]-[.$A$2])*10^-9" office:value-type="float" office:value="26.800612608" calcext:value-type="float">
            <text:p>26.800612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32938E+018" calcext:value-type="float">
            <text:p>1.71193067232938E+018</text:p>
          </table:table-cell>
          <table:table-cell office:value-type="float" office:value="3850" calcext:value-type="float">
            <text:p>3850</text:p>
          </table:table-cell>
          <table:table-cell office:value-type="float" office:value="1.71193067232986E+018" calcext:value-type="float">
            <text:p>1.71193067232986E+018</text:p>
          </table:table-cell>
          <table:table-cell table:formula="of:=([.A271]-[.$A$2])*10^-9" office:value-type="float" office:value="26.900820992" calcext:value-type="float">
            <text:p>26.900820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42933E+018" calcext:value-type="float">
            <text:p>1.71193067242933E+018</text:p>
          </table:table-cell>
          <table:table-cell office:value-type="float" office:value="3851" calcext:value-type="float">
            <text:p>3851</text:p>
          </table:table-cell>
          <table:table-cell office:value-type="float" office:value="1.71193067242986E+018" calcext:value-type="float">
            <text:p>1.71193067242986E+018</text:p>
          </table:table-cell>
          <table:table-cell table:formula="of:=([.A272]-[.$A$2])*10^-9" office:value-type="float" office:value="27.000771072" calcext:value-type="float">
            <text:p>27.000771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52937E+018" calcext:value-type="float">
            <text:p>1.71193067252937E+018</text:p>
          </table:table-cell>
          <table:table-cell office:value-type="float" office:value="3852" calcext:value-type="float">
            <text:p>3852</text:p>
          </table:table-cell>
          <table:table-cell office:value-type="float" office:value="1.71193067252986E+018" calcext:value-type="float">
            <text:p>1.71193067252986E+018</text:p>
          </table:table-cell>
          <table:table-cell table:formula="of:=([.A273]-[.$A$2])*10^-9" office:value-type="float" office:value="27.1008128" calcext:value-type="float">
            <text:p>27.1008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62967E+018" calcext:value-type="float">
            <text:p>1.71193067262967E+018</text:p>
          </table:table-cell>
          <table:table-cell office:value-type="float" office:value="3853" calcext:value-type="float">
            <text:p>3853</text:p>
          </table:table-cell>
          <table:table-cell office:value-type="float" office:value="1.71193067263086E+018" calcext:value-type="float">
            <text:p>1.71193067263086E+018</text:p>
          </table:table-cell>
          <table:table-cell table:formula="of:=([.A274]-[.$A$2])*10^-9" office:value-type="float" office:value="27.201108224" calcext:value-type="float">
            <text:p>27.201108224</text:p>
          </table:table-cell>
          <table:table-cell office:value-type="float" office:value="-82.5144805908203" calcext:value-type="float">
            <text:p>-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72959E+018" calcext:value-type="float">
            <text:p>1.71193067272959E+018</text:p>
          </table:table-cell>
          <table:table-cell office:value-type="float" office:value="3854" calcext:value-type="float">
            <text:p>3854</text:p>
          </table:table-cell>
          <table:table-cell office:value-type="float" office:value="1.71193067272986E+018" calcext:value-type="float">
            <text:p>1.71193067272986E+018</text:p>
          </table:table-cell>
          <table:table-cell table:formula="of:=([.A275]-[.$A$2])*10^-9" office:value-type="float" office:value="27.301032192" calcext:value-type="float">
            <text:p>27.301032192</text:p>
          </table:table-cell>
          <table:table-cell office:value-type="float" office:value="-82.5144805908203" calcext:value-type="float">
            <text:p>-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82957E+018" calcext:value-type="float">
            <text:p>1.71193067282957E+018</text:p>
          </table:table-cell>
          <table:table-cell office:value-type="float" office:value="3855" calcext:value-type="float">
            <text:p>3855</text:p>
          </table:table-cell>
          <table:table-cell office:value-type="float" office:value="1.71193067282986E+018" calcext:value-type="float">
            <text:p>1.71193067282986E+018</text:p>
          </table:table-cell>
          <table:table-cell table:formula="of:=([.A276]-[.$A$2])*10^-9" office:value-type="float" office:value="27.401006592" calcext:value-type="float">
            <text:p>27.401006592</text:p>
          </table:table-cell>
          <table:table-cell office:value-type="float" office:value="-82.5144805908203" calcext:value-type="float">
            <text:p>-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292968E+018" calcext:value-type="float">
            <text:p>1.71193067292968E+018</text:p>
          </table:table-cell>
          <table:table-cell office:value-type="float" office:value="3856" calcext:value-type="float">
            <text:p>3856</text:p>
          </table:table-cell>
          <table:table-cell office:value-type="float" office:value="1.71193067292986E+018" calcext:value-type="float">
            <text:p>1.71193067292986E+018</text:p>
          </table:table-cell>
          <table:table-cell table:formula="of:=([.A277]-[.$A$2])*10^-9" office:value-type="float" office:value="27.501120768" calcext:value-type="float">
            <text:p>27.501120768</text:p>
          </table:table-cell>
          <table:table-cell office:value-type="float" office:value="-82.5144805908203" calcext:value-type="float">
            <text:p>-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02987E+018" calcext:value-type="float">
            <text:p>1.71193067302987E+018</text:p>
          </table:table-cell>
          <table:table-cell office:value-type="float" office:value="3857" calcext:value-type="float">
            <text:p>3857</text:p>
          </table:table-cell>
          <table:table-cell office:value-type="float" office:value="1.71193067302986E+018" calcext:value-type="float">
            <text:p>1.71193067302986E+018</text:p>
          </table:table-cell>
          <table:table-cell table:formula="of:=([.A278]-[.$A$2])*10^-9" office:value-type="float" office:value="27.601303808" calcext:value-type="float">
            <text:p>27.601303808</text:p>
          </table:table-cell>
          <table:table-cell office:value-type="float" office:value="-82.5144805908203" calcext:value-type="float">
            <text:p>-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12994E+018" calcext:value-type="float">
            <text:p>1.71193067312994E+018</text:p>
          </table:table-cell>
          <table:table-cell office:value-type="float" office:value="3858" calcext:value-type="float">
            <text:p>3858</text:p>
          </table:table-cell>
          <table:table-cell office:value-type="float" office:value="1.71193067312986E+018" calcext:value-type="float">
            <text:p>1.71193067312986E+018</text:p>
          </table:table-cell>
          <table:table-cell table:formula="of:=([.A279]-[.$A$2])*10^-9" office:value-type="float" office:value="27.701373696" calcext:value-type="float">
            <text:p>27.701373696</text:p>
          </table:table-cell>
          <table:table-cell office:value-type="float" office:value="-82.5144805908203" calcext:value-type="float">
            <text:p>-82.5144805908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2299E+018" calcext:value-type="float">
            <text:p>1.7119306732299E+018</text:p>
          </table:table-cell>
          <table:table-cell office:value-type="float" office:value="3859" calcext:value-type="float">
            <text:p>3859</text:p>
          </table:table-cell>
          <table:table-cell office:value-type="float" office:value="1.71193067323086E+018" calcext:value-type="float">
            <text:p>1.71193067323086E+018</text:p>
          </table:table-cell>
          <table:table-cell table:formula="of:=([.A280]-[.$A$2])*10^-9" office:value-type="float" office:value="27.80133632" calcext:value-type="float">
            <text:p>27.80133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33013E+018" calcext:value-type="float">
            <text:p>1.71193067333013E+018</text:p>
          </table:table-cell>
          <table:table-cell office:value-type="float" office:value="3860" calcext:value-type="float">
            <text:p>3860</text:p>
          </table:table-cell>
          <table:table-cell office:value-type="float" office:value="1.71193067333086E+018" calcext:value-type="float">
            <text:p>1.71193067333086E+018</text:p>
          </table:table-cell>
          <table:table-cell table:formula="of:=([.A281]-[.$A$2])*10^-9" office:value-type="float" office:value="27.901568768" calcext:value-type="float">
            <text:p>27.901568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43135E+018" calcext:value-type="float">
            <text:p>1.71193067343135E+018</text:p>
          </table:table-cell>
          <table:table-cell office:value-type="float" office:value="3861" calcext:value-type="float">
            <text:p>3861</text:p>
          </table:table-cell>
          <table:table-cell office:value-type="float" office:value="1.71193067343086E+018" calcext:value-type="float">
            <text:p>1.71193067343086E+018</text:p>
          </table:table-cell>
          <table:table-cell table:formula="of:=([.A282]-[.$A$2])*10^-9" office:value-type="float" office:value="28.00279168" calcext:value-type="float">
            <text:p>28.00279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53018E+018" calcext:value-type="float">
            <text:p>1.71193067353018E+018</text:p>
          </table:table-cell>
          <table:table-cell office:value-type="float" office:value="3862" calcext:value-type="float">
            <text:p>3862</text:p>
          </table:table-cell>
          <table:table-cell office:value-type="float" office:value="1.711930673531E+018" calcext:value-type="float">
            <text:p>1.711930673531E+018</text:p>
          </table:table-cell>
          <table:table-cell table:formula="of:=([.A283]-[.$A$2])*10^-9" office:value-type="float" office:value="28.101620992" calcext:value-type="float">
            <text:p>28.101620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63043E+018" calcext:value-type="float">
            <text:p>1.71193067363043E+018</text:p>
          </table:table-cell>
          <table:table-cell office:value-type="float" office:value="3863" calcext:value-type="float">
            <text:p>3863</text:p>
          </table:table-cell>
          <table:table-cell office:value-type="float" office:value="1.711930673631E+018" calcext:value-type="float">
            <text:p>1.711930673631E+018</text:p>
          </table:table-cell>
          <table:table-cell table:formula="of:=([.A284]-[.$A$2])*10^-9" office:value-type="float" office:value="28.201871872" calcext:value-type="float">
            <text:p>28.201871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73043E+018" calcext:value-type="float">
            <text:p>1.71193067373043E+018</text:p>
          </table:table-cell>
          <table:table-cell office:value-type="float" office:value="3864" calcext:value-type="float">
            <text:p>3864</text:p>
          </table:table-cell>
          <table:table-cell office:value-type="float" office:value="1.711930673731E+018" calcext:value-type="float">
            <text:p>1.711930673731E+018</text:p>
          </table:table-cell>
          <table:table-cell table:formula="of:=([.A285]-[.$A$2])*10^-9" office:value-type="float" office:value="28.301867776" calcext:value-type="float">
            <text:p>28.301867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83032E+018" calcext:value-type="float">
            <text:p>1.71193067383032E+018</text:p>
          </table:table-cell>
          <table:table-cell office:value-type="float" office:value="3865" calcext:value-type="float">
            <text:p>3865</text:p>
          </table:table-cell>
          <table:table-cell office:value-type="float" office:value="1.711930673831E+018" calcext:value-type="float">
            <text:p>1.711930673831E+018</text:p>
          </table:table-cell>
          <table:table-cell table:formula="of:=([.A286]-[.$A$2])*10^-9" office:value-type="float" office:value="28.401760512" calcext:value-type="float">
            <text:p>28.401760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393063E+018" calcext:value-type="float">
            <text:p>1.71193067393063E+018</text:p>
          </table:table-cell>
          <table:table-cell office:value-type="float" office:value="3866" calcext:value-type="float">
            <text:p>3866</text:p>
          </table:table-cell>
          <table:table-cell office:value-type="float" office:value="1.711930673931E+018" calcext:value-type="float">
            <text:p>1.711930673931E+018</text:p>
          </table:table-cell>
          <table:table-cell table:formula="of:=([.A287]-[.$A$2])*10^-9" office:value-type="float" office:value="28.502066944" calcext:value-type="float">
            <text:p>28.502066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03064E+018" calcext:value-type="float">
            <text:p>1.71193067403064E+018</text:p>
          </table:table-cell>
          <table:table-cell office:value-type="float" office:value="3867" calcext:value-type="float">
            <text:p>3867</text:p>
          </table:table-cell>
          <table:table-cell office:value-type="float" office:value="1.711930674031E+018" calcext:value-type="float">
            <text:p>1.711930674031E+018</text:p>
          </table:table-cell>
          <table:table-cell table:formula="of:=([.A288]-[.$A$2])*10^-9" office:value-type="float" office:value="28.60207872" calcext:value-type="float">
            <text:p>28.60207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13067E+018" calcext:value-type="float">
            <text:p>1.71193067413067E+018</text:p>
          </table:table-cell>
          <table:table-cell office:value-type="float" office:value="3868" calcext:value-type="float">
            <text:p>3868</text:p>
          </table:table-cell>
          <table:table-cell office:value-type="float" office:value="1.711930674131E+018" calcext:value-type="float">
            <text:p>1.711930674131E+018</text:p>
          </table:table-cell>
          <table:table-cell table:formula="of:=([.A289]-[.$A$2])*10^-9" office:value-type="float" office:value="28.702113024" calcext:value-type="float">
            <text:p>28.702113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2309E+018" calcext:value-type="float">
            <text:p>1.7119306742309E+018</text:p>
          </table:table-cell>
          <table:table-cell office:value-type="float" office:value="3869" calcext:value-type="float">
            <text:p>3869</text:p>
          </table:table-cell>
          <table:table-cell office:value-type="float" office:value="1.711930674231E+018" calcext:value-type="float">
            <text:p>1.711930674231E+018</text:p>
          </table:table-cell>
          <table:table-cell table:formula="of:=([.A290]-[.$A$2])*10^-9" office:value-type="float" office:value="28.80233856" calcext:value-type="float">
            <text:p>28.80233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33086E+018" calcext:value-type="float">
            <text:p>1.71193067433086E+018</text:p>
          </table:table-cell>
          <table:table-cell office:value-type="float" office:value="3870" calcext:value-type="float">
            <text:p>3870</text:p>
          </table:table-cell>
          <table:table-cell office:value-type="float" office:value="1.711930674331E+018" calcext:value-type="float">
            <text:p>1.711930674331E+018</text:p>
          </table:table-cell>
          <table:table-cell table:formula="of:=([.A291]-[.$A$2])*10^-9" office:value-type="float" office:value="28.902294016" calcext:value-type="float">
            <text:p>28.902294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43085E+018" calcext:value-type="float">
            <text:p>1.71193067443085E+018</text:p>
          </table:table-cell>
          <table:table-cell office:value-type="float" office:value="3871" calcext:value-type="float">
            <text:p>3871</text:p>
          </table:table-cell>
          <table:table-cell office:value-type="float" office:value="1.711930674431E+018" calcext:value-type="float">
            <text:p>1.711930674431E+018</text:p>
          </table:table-cell>
          <table:table-cell table:formula="of:=([.A292]-[.$A$2])*10^-9" office:value-type="float" office:value="29.002291456" calcext:value-type="float">
            <text:p>29.002291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53112E+018" calcext:value-type="float">
            <text:p>1.71193067453112E+018</text:p>
          </table:table-cell>
          <table:table-cell office:value-type="float" office:value="3872" calcext:value-type="float">
            <text:p>3872</text:p>
          </table:table-cell>
          <table:table-cell office:value-type="float" office:value="1.711930674532E+018" calcext:value-type="float">
            <text:p>1.711930674532E+018</text:p>
          </table:table-cell>
          <table:table-cell table:formula="of:=([.A293]-[.$A$2])*10^-9" office:value-type="float" office:value="29.102562048" calcext:value-type="float">
            <text:p>29.102562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63115E+018" calcext:value-type="float">
            <text:p>1.71193067463115E+018</text:p>
          </table:table-cell>
          <table:table-cell office:value-type="float" office:value="3873" calcext:value-type="float">
            <text:p>3873</text:p>
          </table:table-cell>
          <table:table-cell office:value-type="float" office:value="1.711930674632E+018" calcext:value-type="float">
            <text:p>1.711930674632E+018</text:p>
          </table:table-cell>
          <table:table-cell table:formula="of:=([.A294]-[.$A$2])*10^-9" office:value-type="float" office:value="29.202593024" calcext:value-type="float">
            <text:p>29.20259302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473113E+018" calcext:value-type="float">
            <text:p>1.71193067473113E+018</text:p>
          </table:table-cell>
          <table:table-cell office:value-type="float" office:value="3874" calcext:value-type="float">
            <text:p>3874</text:p>
          </table:table-cell>
          <table:table-cell office:value-type="float" office:value="1.711930674732E+018" calcext:value-type="float">
            <text:p>1.711930674732E+018</text:p>
          </table:table-cell>
          <table:table-cell table:formula="of:=([.A295]-[.$A$2])*10^-9" office:value-type="float" office:value="29.302566656" calcext:value-type="float">
            <text:p>29.30256665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70.829406738281" calcext:value-type="float">
            <text:p>270.829406738281</text:p>
          </table:table-cell>
          <table:table-cell table:number-columns-repeated="3"/>
        </table:table-row>
        <table:table-row table:style-name="ro1">
          <table:table-cell office:value-type="float" office:value="1.7119306748311E+018" calcext:value-type="float">
            <text:p>1.7119306748311E+018</text:p>
          </table:table-cell>
          <table:table-cell office:value-type="float" office:value="3875" calcext:value-type="float">
            <text:p>3875</text:p>
          </table:table-cell>
          <table:table-cell office:value-type="float" office:value="1.711930674832E+018" calcext:value-type="float">
            <text:p>1.711930674832E+018</text:p>
          </table:table-cell>
          <table:table-cell table:formula="of:=([.A296]-[.$A$2])*10^-9" office:value-type="float" office:value="29.402533376" calcext:value-type="float">
            <text:p>29.4025333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6.975738525391" calcext:value-type="float">
            <text:p>236.975738525391</text:p>
          </table:table-cell>
          <table:table-cell table:number-columns-repeated="3"/>
        </table:table-row>
        <table:table-row table:style-name="ro1">
          <table:table-cell office:value-type="float" office:value="1.71193067493137E+018" calcext:value-type="float">
            <text:p>1.71193067493137E+018</text:p>
          </table:table-cell>
          <table:table-cell office:value-type="float" office:value="3876" calcext:value-type="float">
            <text:p>3876</text:p>
          </table:table-cell>
          <table:table-cell office:value-type="float" office:value="1.711930674932E+018" calcext:value-type="float">
            <text:p>1.711930674932E+018</text:p>
          </table:table-cell>
          <table:table-cell table:formula="of:=([.A297]-[.$A$2])*10^-9" office:value-type="float" office:value="29.502807296" calcext:value-type="float">
            <text:p>29.5028072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55.365386962891" calcext:value-type="float">
            <text:p>255.365386962891</text:p>
          </table:table-cell>
          <table:table-cell table:number-columns-repeated="3"/>
        </table:table-row>
        <table:table-row table:style-name="ro1">
          <table:table-cell office:value-type="float" office:value="1.71193067503134E+018" calcext:value-type="float">
            <text:p>1.71193067503134E+018</text:p>
          </table:table-cell>
          <table:table-cell office:value-type="float" office:value="3877" calcext:value-type="float">
            <text:p>3877</text:p>
          </table:table-cell>
          <table:table-cell office:value-type="float" office:value="1.711930675032E+018" calcext:value-type="float">
            <text:p>1.711930675032E+018</text:p>
          </table:table-cell>
          <table:table-cell table:formula="of:=([.A298]-[.$A$2])*10^-9" office:value-type="float" office:value="29.60278272" calcext:value-type="float">
            <text:p>29.6027827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63215637207" calcext:value-type="float">
            <text:p>233.63215637207</text:p>
          </table:table-cell>
          <table:table-cell table:number-columns-repeated="3"/>
        </table:table-row>
        <table:table-row table:style-name="ro1">
          <table:table-cell office:value-type="float" office:value="1.71193067513135E+018" calcext:value-type="float">
            <text:p>1.71193067513135E+018</text:p>
          </table:table-cell>
          <table:table-cell office:value-type="float" office:value="3878" calcext:value-type="float">
            <text:p>3878</text:p>
          </table:table-cell>
          <table:table-cell office:value-type="float" office:value="1.711930675132E+018" calcext:value-type="float">
            <text:p>1.711930675132E+018</text:p>
          </table:table-cell>
          <table:table-cell table:formula="of:=([.A299]-[.$A$2])*10^-9" office:value-type="float" office:value="29.702784" calcext:value-type="float">
            <text:p>29.70278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7523171E+018" calcext:value-type="float">
            <text:p>1.71193067523171E+018</text:p>
          </table:table-cell>
          <table:table-cell office:value-type="float" office:value="3879" calcext:value-type="float">
            <text:p>3879</text:p>
          </table:table-cell>
          <table:table-cell office:value-type="float" office:value="1.711930675232E+018" calcext:value-type="float">
            <text:p>1.711930675232E+018</text:p>
          </table:table-cell>
          <table:table-cell table:formula="of:=([.A300]-[.$A$2])*10^-9" office:value-type="float" office:value="29.80314368" calcext:value-type="float">
            <text:p>29.80314368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7533164E+018" calcext:value-type="float">
            <text:p>1.71193067533164E+018</text:p>
          </table:table-cell>
          <table:table-cell office:value-type="float" office:value="3880" calcext:value-type="float">
            <text:p>3880</text:p>
          </table:table-cell>
          <table:table-cell office:value-type="float" office:value="1.711930675332E+018" calcext:value-type="float">
            <text:p>1.711930675332E+018</text:p>
          </table:table-cell>
          <table:table-cell table:formula="of:=([.A301]-[.$A$2])*10^-9" office:value-type="float" office:value="29.903076352" calcext:value-type="float">
            <text:p>29.90307635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63215637207" calcext:value-type="float">
            <text:p>233.63215637207</text:p>
          </table:table-cell>
          <table:table-cell table:number-columns-repeated="3"/>
        </table:table-row>
        <table:table-row table:style-name="ro1">
          <table:table-cell office:value-type="float" office:value="1.71193067543157E+018" calcext:value-type="float">
            <text:p>1.71193067543157E+018</text:p>
          </table:table-cell>
          <table:table-cell office:value-type="float" office:value="3881" calcext:value-type="float">
            <text:p>3881</text:p>
          </table:table-cell>
          <table:table-cell office:value-type="float" office:value="1.711930675432E+018" calcext:value-type="float">
            <text:p>1.711930675432E+018</text:p>
          </table:table-cell>
          <table:table-cell table:formula="of:=([.A302]-[.$A$2])*10^-9" office:value-type="float" office:value="30.003009536" calcext:value-type="float">
            <text:p>30.00300953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7553188E+018" calcext:value-type="float">
            <text:p>1.71193067553188E+018</text:p>
          </table:table-cell>
          <table:table-cell office:value-type="float" office:value="3882" calcext:value-type="float">
            <text:p>3882</text:p>
          </table:table-cell>
          <table:table-cell office:value-type="float" office:value="1.711930675532E+018" calcext:value-type="float">
            <text:p>1.711930675532E+018</text:p>
          </table:table-cell>
          <table:table-cell table:formula="of:=([.A303]-[.$A$2])*10^-9" office:value-type="float" office:value="30.103320576" calcext:value-type="float">
            <text:p>30.1033205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7563185E+018" calcext:value-type="float">
            <text:p>1.71193067563185E+018</text:p>
          </table:table-cell>
          <table:table-cell office:value-type="float" office:value="3883" calcext:value-type="float">
            <text:p>3883</text:p>
          </table:table-cell>
          <table:table-cell office:value-type="float" office:value="1.711930675632E+018" calcext:value-type="float">
            <text:p>1.711930675632E+018</text:p>
          </table:table-cell>
          <table:table-cell table:formula="of:=([.A304]-[.$A$2])*10^-9" office:value-type="float" office:value="30.203288576" calcext:value-type="float">
            <text:p>30.20328857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7573188E+018" calcext:value-type="float">
            <text:p>1.71193067573188E+018</text:p>
          </table:table-cell>
          <table:table-cell office:value-type="float" office:value="3884" calcext:value-type="float">
            <text:p>3884</text:p>
          </table:table-cell>
          <table:table-cell office:value-type="float" office:value="1.711930675732E+018" calcext:value-type="float">
            <text:p>1.711930675732E+018</text:p>
          </table:table-cell>
          <table:table-cell table:formula="of:=([.A305]-[.$A$2])*10^-9" office:value-type="float" office:value="30.303321344" calcext:value-type="float">
            <text:p>30.303321344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9.065475463867" calcext:value-type="float">
            <text:p>239.065475463867</text:p>
          </table:table-cell>
          <table:table-cell table:number-columns-repeated="3"/>
        </table:table-row>
        <table:table-row table:style-name="ro1">
          <table:table-cell office:value-type="float" office:value="1.71193067583211E+018" calcext:value-type="float">
            <text:p>1.71193067583211E+018</text:p>
          </table:table-cell>
          <table:table-cell office:value-type="float" office:value="3885" calcext:value-type="float">
            <text:p>3885</text:p>
          </table:table-cell>
          <table:table-cell office:value-type="float" office:value="1.711930675832E+018" calcext:value-type="float">
            <text:p>1.711930675832E+018</text:p>
          </table:table-cell>
          <table:table-cell table:formula="of:=([.A306]-[.$A$2])*10^-9" office:value-type="float" office:value="30.403546112" calcext:value-type="float">
            <text:p>30.403546112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33.63215637207" calcext:value-type="float">
            <text:p>233.63215637207</text:p>
          </table:table-cell>
          <table:table-cell table:number-columns-repeated="3"/>
        </table:table-row>
        <table:table-row table:style-name="ro1">
          <table:table-cell office:value-type="float" office:value="1.71193067593303E+018" calcext:value-type="float">
            <text:p>1.71193067593303E+018</text:p>
          </table:table-cell>
          <table:table-cell office:value-type="float" office:value="3886" calcext:value-type="float">
            <text:p>3886</text:p>
          </table:table-cell>
          <table:table-cell office:value-type="float" office:value="1.711930675933E+018" calcext:value-type="float">
            <text:p>1.711930675933E+018</text:p>
          </table:table-cell>
          <table:table-cell table:formula="of:=([.A307]-[.$A$2])*10^-9" office:value-type="float" office:value="30.504464896" calcext:value-type="float">
            <text:p>30.504464896</text:p>
          </table:table-cell>
          <table:table-cell office:value-type="float" office:value="400.555755615234" calcext:value-type="float">
            <text:p>400.555755615234</text:p>
          </table:table-cell>
          <table:table-cell office:value-type="float" office:value="228.198867797852" calcext:value-type="float">
            <text:p>228.198867797852</text:p>
          </table:table-cell>
          <table:table-cell table:number-columns-repeated="3"/>
        </table:table-row>
        <table:table-row table:style-name="ro1">
          <table:table-cell office:value-type="float" office:value="1.71193067603209E+018" calcext:value-type="float">
            <text:p>1.71193067603209E+018</text:p>
          </table:table-cell>
          <table:table-cell office:value-type="float" office:value="3887" calcext:value-type="float">
            <text:p>3887</text:p>
          </table:table-cell>
          <table:table-cell office:value-type="float" office:value="1.71193067603377E+018" calcext:value-type="float">
            <text:p>1.71193067603377E+018</text:p>
          </table:table-cell>
          <table:table-cell table:formula="of:=([.A308]-[.$A$2])*10^-9" office:value-type="float" office:value="30.6035264" calcext:value-type="float">
            <text:p>30.6035264</text:p>
          </table:table-cell>
          <table:table-cell office:value-type="float" office:value="0" calcext:value-type="float">
            <text:p>0</text:p>
          </table:table-cell>
          <table:table-cell office:value-type="float" office:value="272.441497802734" calcext:value-type="float">
            <text:p>272.441497802734</text:p>
          </table:table-cell>
          <table:table-cell table:number-columns-repeated="3"/>
        </table:table-row>
        <table:table-row table:style-name="ro1">
          <table:table-cell office:value-type="float" office:value="1.71193067613231E+018" calcext:value-type="float">
            <text:p>1.71193067613231E+018</text:p>
          </table:table-cell>
          <table:table-cell office:value-type="float" office:value="3888" calcext:value-type="float">
            <text:p>3888</text:p>
          </table:table-cell>
          <table:table-cell office:value-type="float" office:value="1.71193067613277E+018" calcext:value-type="float">
            <text:p>1.71193067613277E+018</text:p>
          </table:table-cell>
          <table:table-cell table:formula="of:=([.A309]-[.$A$2])*10^-9" office:value-type="float" office:value="30.703749888" calcext:value-type="float">
            <text:p>30.703749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23235E+018" calcext:value-type="float">
            <text:p>1.71193067623235E+018</text:p>
          </table:table-cell>
          <table:table-cell office:value-type="float" office:value="3889" calcext:value-type="float">
            <text:p>3889</text:p>
          </table:table-cell>
          <table:table-cell office:value-type="float" office:value="1.71193067623277E+018" calcext:value-type="float">
            <text:p>1.71193067623277E+018</text:p>
          </table:table-cell>
          <table:table-cell table:formula="of:=([.A310]-[.$A$2])*10^-9" office:value-type="float" office:value="30.803792128" calcext:value-type="float">
            <text:p>30.803792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33235E+018" calcext:value-type="float">
            <text:p>1.71193067633235E+018</text:p>
          </table:table-cell>
          <table:table-cell office:value-type="float" office:value="3890" calcext:value-type="float">
            <text:p>3890</text:p>
          </table:table-cell>
          <table:table-cell office:value-type="float" office:value="1.71193067633277E+018" calcext:value-type="float">
            <text:p>1.71193067633277E+018</text:p>
          </table:table-cell>
          <table:table-cell table:formula="of:=([.A311]-[.$A$2])*10^-9" office:value-type="float" office:value="30.903786496" calcext:value-type="float">
            <text:p>30.903786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43254E+018" calcext:value-type="float">
            <text:p>1.71193067643254E+018</text:p>
          </table:table-cell>
          <table:table-cell office:value-type="float" office:value="3891" calcext:value-type="float">
            <text:p>3891</text:p>
          </table:table-cell>
          <table:table-cell office:value-type="float" office:value="1.71193067643277E+018" calcext:value-type="float">
            <text:p>1.71193067643277E+018</text:p>
          </table:table-cell>
          <table:table-cell table:formula="of:=([.A312]-[.$A$2])*10^-9" office:value-type="float" office:value="31.003974912" calcext:value-type="float">
            <text:p>31.003974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53257E+018" calcext:value-type="float">
            <text:p>1.71193067653257E+018</text:p>
          </table:table-cell>
          <table:table-cell office:value-type="float" office:value="3892" calcext:value-type="float">
            <text:p>3892</text:p>
          </table:table-cell>
          <table:table-cell office:value-type="float" office:value="1.71193067653277E+018" calcext:value-type="float">
            <text:p>1.71193067653277E+018</text:p>
          </table:table-cell>
          <table:table-cell table:formula="of:=([.A313]-[.$A$2])*10^-9" office:value-type="float" office:value="31.104010752" calcext:value-type="float">
            <text:p>31.104010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63341E+018" calcext:value-type="float">
            <text:p>1.71193067663341E+018</text:p>
          </table:table-cell>
          <table:table-cell office:value-type="float" office:value="3893" calcext:value-type="float">
            <text:p>3893</text:p>
          </table:table-cell>
          <table:table-cell office:value-type="float" office:value="1.71193067663377E+018" calcext:value-type="float">
            <text:p>1.71193067663377E+018</text:p>
          </table:table-cell>
          <table:table-cell table:formula="of:=([.A314]-[.$A$2])*10^-9" office:value-type="float" office:value="31.20484992" calcext:value-type="float">
            <text:p>31.20484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73412E+018" calcext:value-type="float">
            <text:p>1.71193067673412E+018</text:p>
          </table:table-cell>
          <table:table-cell office:value-type="float" office:value="3894" calcext:value-type="float">
            <text:p>3894</text:p>
          </table:table-cell>
          <table:table-cell office:value-type="float" office:value="1.71193067673477E+018" calcext:value-type="float">
            <text:p>1.71193067673477E+018</text:p>
          </table:table-cell>
          <table:table-cell table:formula="of:=([.A315]-[.$A$2])*10^-9" office:value-type="float" office:value="31.30556288" calcext:value-type="float">
            <text:p>31.30556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82267E+018" calcext:value-type="float">
            <text:p>1.71193067682267E+018</text:p>
          </table:table-cell>
          <table:table-cell office:value-type="float" office:value="3895" calcext:value-type="float">
            <text:p>3895</text:p>
          </table:table-cell>
          <table:table-cell office:value-type="float" office:value="1.71193067682277E+018" calcext:value-type="float">
            <text:p>1.71193067682277E+018</text:p>
          </table:table-cell>
          <table:table-cell table:formula="of:=([.A316]-[.$A$2])*10^-9" office:value-type="float" office:value="31.394111744" calcext:value-type="float">
            <text:p>31.394111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692293E+018" calcext:value-type="float">
            <text:p>1.71193067692293E+018</text:p>
          </table:table-cell>
          <table:table-cell office:value-type="float" office:value="3896" calcext:value-type="float">
            <text:p>3896</text:p>
          </table:table-cell>
          <table:table-cell office:value-type="float" office:value="1.71193067692277E+018" calcext:value-type="float">
            <text:p>1.71193067692277E+018</text:p>
          </table:table-cell>
          <table:table-cell table:formula="of:=([.A317]-[.$A$2])*10^-9" office:value-type="float" office:value="31.494371584" calcext:value-type="float">
            <text:p>31.494371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702292E+018" calcext:value-type="float">
            <text:p>1.71193067702292E+018</text:p>
          </table:table-cell>
          <table:table-cell office:value-type="float" office:value="3897" calcext:value-type="float">
            <text:p>3897</text:p>
          </table:table-cell>
          <table:table-cell office:value-type="float" office:value="1.71193067702377E+018" calcext:value-type="float">
            <text:p>1.71193067702377E+018</text:p>
          </table:table-cell>
          <table:table-cell table:formula="of:=([.A318]-[.$A$2])*10^-9" office:value-type="float" office:value="31.594356992" calcext:value-type="float">
            <text:p>31.59435699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712297E+018" calcext:value-type="float">
            <text:p>1.71193067712297E+018</text:p>
          </table:table-cell>
          <table:table-cell office:value-type="float" office:value="3898" calcext:value-type="float">
            <text:p>3898</text:p>
          </table:table-cell>
          <table:table-cell office:value-type="float" office:value="1.71193067712277E+018" calcext:value-type="float">
            <text:p>1.71193067712277E+018</text:p>
          </table:table-cell>
          <table:table-cell table:formula="of:=([.A319]-[.$A$2])*10^-9" office:value-type="float" office:value="31.694408448" calcext:value-type="float">
            <text:p>31.69440844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77.098602294922" calcext:value-type="float">
            <text:p>-277.098602294922</text:p>
          </table:table-cell>
          <table:table-cell table:number-columns-repeated="3"/>
        </table:table-row>
        <table:table-row table:style-name="ro1">
          <table:table-cell office:value-type="float" office:value="1.71193067722326E+018" calcext:value-type="float">
            <text:p>1.71193067722326E+018</text:p>
          </table:table-cell>
          <table:table-cell office:value-type="float" office:value="3899" calcext:value-type="float">
            <text:p>3899</text:p>
          </table:table-cell>
          <table:table-cell office:value-type="float" office:value="1.71193067722377E+018" calcext:value-type="float">
            <text:p>1.71193067722377E+018</text:p>
          </table:table-cell>
          <table:table-cell table:formula="of:=([.A320]-[.$A$2])*10^-9" office:value-type="float" office:value="31.79469696" calcext:value-type="float">
            <text:p>31.7946969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6.34880065918" calcext:value-type="float">
            <text:p>-236.34880065918</text:p>
          </table:table-cell>
          <table:table-cell table:number-columns-repeated="3"/>
        </table:table-row>
        <table:table-row table:style-name="ro1">
          <table:table-cell office:value-type="float" office:value="1.71193067732319E+018" calcext:value-type="float">
            <text:p>1.71193067732319E+018</text:p>
          </table:table-cell>
          <table:table-cell office:value-type="float" office:value="3900" calcext:value-type="float">
            <text:p>3900</text:p>
          </table:table-cell>
          <table:table-cell office:value-type="float" office:value="1.71193067732377E+018" calcext:value-type="float">
            <text:p>1.71193067732377E+018</text:p>
          </table:table-cell>
          <table:table-cell table:formula="of:=([.A321]-[.$A$2])*10^-9" office:value-type="float" office:value="31.894626048" calcext:value-type="float">
            <text:p>31.89462604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6.34880065918" calcext:value-type="float">
            <text:p>-236.34880065918</text:p>
          </table:table-cell>
          <table:table-cell table:number-columns-repeated="3"/>
        </table:table-row>
        <table:table-row table:style-name="ro1">
          <table:table-cell office:value-type="float" office:value="1.71193067742316E+018" calcext:value-type="float">
            <text:p>1.71193067742316E+018</text:p>
          </table:table-cell>
          <table:table-cell office:value-type="float" office:value="3901" calcext:value-type="float">
            <text:p>3901</text:p>
          </table:table-cell>
          <table:table-cell office:value-type="float" office:value="1.71193067742377E+018" calcext:value-type="float">
            <text:p>1.71193067742377E+018</text:p>
          </table:table-cell>
          <table:table-cell table:formula="of:=([.A322]-[.$A$2])*10^-9" office:value-type="float" office:value="31.994594048" calcext:value-type="float">
            <text:p>31.99459404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8.198867797852" calcext:value-type="float">
            <text:p>-228.198867797852</text:p>
          </table:table-cell>
          <table:table-cell table:number-columns-repeated="3"/>
        </table:table-row>
        <table:table-row table:style-name="ro1">
          <table:table-cell office:value-type="float" office:value="1.71193067752779E+018" calcext:value-type="float">
            <text:p>1.71193067752779E+018</text:p>
          </table:table-cell>
          <table:table-cell office:value-type="float" office:value="3902" calcext:value-type="float">
            <text:p>3902</text:p>
          </table:table-cell>
          <table:table-cell office:value-type="float" office:value="1.71193067752677E+018" calcext:value-type="float">
            <text:p>1.71193067752677E+018</text:p>
          </table:table-cell>
          <table:table-cell table:formula="of:=([.A323]-[.$A$2])*10^-9" office:value-type="float" office:value="32.099228928" calcext:value-type="float">
            <text:p>32.09922892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3.385208129883" calcext:value-type="float">
            <text:p>-233.385208129883</text:p>
          </table:table-cell>
          <table:table-cell table:number-columns-repeated="3"/>
        </table:table-row>
        <table:table-row table:style-name="ro1">
          <table:table-cell office:value-type="float" office:value="1.71193067762354E+018" calcext:value-type="float">
            <text:p>1.71193067762354E+018</text:p>
          </table:table-cell>
          <table:table-cell office:value-type="float" office:value="3903" calcext:value-type="float">
            <text:p>3903</text:p>
          </table:table-cell>
          <table:table-cell office:value-type="float" office:value="1.71193067762377E+018" calcext:value-type="float">
            <text:p>1.71193067762377E+018</text:p>
          </table:table-cell>
          <table:table-cell table:formula="of:=([.A324]-[.$A$2])*10^-9" office:value-type="float" office:value="32.194982656" calcext:value-type="float">
            <text:p>32.19498265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630416870117" calcext:value-type="float">
            <text:p>-231.630416870117</text:p>
          </table:table-cell>
          <table:table-cell table:number-columns-repeated="3"/>
        </table:table-row>
        <table:table-row table:style-name="ro1">
          <table:table-cell office:value-type="float" office:value="1.71193067772342E+018" calcext:value-type="float">
            <text:p>1.71193067772342E+018</text:p>
          </table:table-cell>
          <table:table-cell office:value-type="float" office:value="3904" calcext:value-type="float">
            <text:p>3904</text:p>
          </table:table-cell>
          <table:table-cell office:value-type="float" office:value="1.71193067772377E+018" calcext:value-type="float">
            <text:p>1.71193067772377E+018</text:p>
          </table:table-cell>
          <table:table-cell table:formula="of:=([.A325]-[.$A$2])*10^-9" office:value-type="float" office:value="32.294853376" calcext:value-type="float">
            <text:p>32.29485337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630416870117" calcext:value-type="float">
            <text:p>-231.630416870117</text:p>
          </table:table-cell>
          <table:table-cell table:number-columns-repeated="3"/>
        </table:table-row>
        <table:table-row table:style-name="ro1">
          <table:table-cell office:value-type="float" office:value="1.71193067782363E+018" calcext:value-type="float">
            <text:p>1.71193067782363E+018</text:p>
          </table:table-cell>
          <table:table-cell office:value-type="float" office:value="3905" calcext:value-type="float">
            <text:p>3905</text:p>
          </table:table-cell>
          <table:table-cell office:value-type="float" office:value="1.71193067782377E+018" calcext:value-type="float">
            <text:p>1.71193067782377E+018</text:p>
          </table:table-cell>
          <table:table-cell table:formula="of:=([.A326]-[.$A$2])*10^-9" office:value-type="float" office:value="32.39507072" calcext:value-type="float">
            <text:p>32.3950707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630416870117" calcext:value-type="float">
            <text:p>-231.630416870117</text:p>
          </table:table-cell>
          <table:table-cell table:number-columns-repeated="3"/>
        </table:table-row>
        <table:table-row table:style-name="ro1">
          <table:table-cell office:value-type="float" office:value="1.71193067792368E+018" calcext:value-type="float">
            <text:p>1.71193067792368E+018</text:p>
          </table:table-cell>
          <table:table-cell office:value-type="float" office:value="3906" calcext:value-type="float">
            <text:p>3906</text:p>
          </table:table-cell>
          <table:table-cell office:value-type="float" office:value="1.71193067792377E+018" calcext:value-type="float">
            <text:p>1.71193067792377E+018</text:p>
          </table:table-cell>
          <table:table-cell table:formula="of:=([.A327]-[.$A$2])*10^-9" office:value-type="float" office:value="32.495113472" calcext:value-type="float">
            <text:p>32.49511347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630416870117" calcext:value-type="float">
            <text:p>-231.630416870117</text:p>
          </table:table-cell>
          <table:table-cell table:number-columns-repeated="3"/>
        </table:table-row>
        <table:table-row table:style-name="ro1">
          <table:table-cell office:value-type="float" office:value="1.71193067802363E+018" calcext:value-type="float">
            <text:p>1.71193067802363E+018</text:p>
          </table:table-cell>
          <table:table-cell office:value-type="float" office:value="3907" calcext:value-type="float">
            <text:p>3907</text:p>
          </table:table-cell>
          <table:table-cell office:value-type="float" office:value="1.71193067802377E+018" calcext:value-type="float">
            <text:p>1.71193067802377E+018</text:p>
          </table:table-cell>
          <table:table-cell table:formula="of:=([.A328]-[.$A$2])*10^-9" office:value-type="float" office:value="32.595063552" calcext:value-type="float">
            <text:p>32.595063552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3.909393310547" calcext:value-type="float">
            <text:p>-223.909393310547</text:p>
          </table:table-cell>
          <table:table-cell table:number-columns-repeated="3"/>
        </table:table-row>
        <table:table-row table:style-name="ro1">
          <table:table-cell office:value-type="float" office:value="1.71193067812388E+018" calcext:value-type="float">
            <text:p>1.71193067812388E+018</text:p>
          </table:table-cell>
          <table:table-cell office:value-type="float" office:value="3908" calcext:value-type="float">
            <text:p>3908</text:p>
          </table:table-cell>
          <table:table-cell office:value-type="float" office:value="1.71193067812377E+018" calcext:value-type="float">
            <text:p>1.71193067812377E+018</text:p>
          </table:table-cell>
          <table:table-cell table:formula="of:=([.A329]-[.$A$2])*10^-9" office:value-type="float" office:value="32.695321344" calcext:value-type="float">
            <text:p>32.695321344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47.072463989258" calcext:value-type="float">
            <text:p>-247.072463989258</text:p>
          </table:table-cell>
          <table:table-cell table:number-columns-repeated="3"/>
        </table:table-row>
        <table:table-row table:style-name="ro1">
          <table:table-cell office:value-type="float" office:value="1.71193067822389E+018" calcext:value-type="float">
            <text:p>1.71193067822389E+018</text:p>
          </table:table-cell>
          <table:table-cell office:value-type="float" office:value="3909" calcext:value-type="float">
            <text:p>3909</text:p>
          </table:table-cell>
          <table:table-cell office:value-type="float" office:value="1.71193067822377E+018" calcext:value-type="float">
            <text:p>1.71193067822377E+018</text:p>
          </table:table-cell>
          <table:table-cell table:formula="of:=([.A330]-[.$A$2])*10^-9" office:value-type="float" office:value="32.795328" calcext:value-type="float">
            <text:p>32.79532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630416870117" calcext:value-type="float">
            <text:p>-231.630416870117</text:p>
          </table:table-cell>
          <table:table-cell table:number-columns-repeated="3"/>
        </table:table-row>
        <table:table-row table:style-name="ro1">
          <table:table-cell office:value-type="float" office:value="1.71193067832399E+018" calcext:value-type="float">
            <text:p>1.71193067832399E+018</text:p>
          </table:table-cell>
          <table:table-cell office:value-type="float" office:value="3910" calcext:value-type="float">
            <text:p>3910</text:p>
          </table:table-cell>
          <table:table-cell office:value-type="float" office:value="1.71193067832377E+018" calcext:value-type="float">
            <text:p>1.71193067832377E+018</text:p>
          </table:table-cell>
          <table:table-cell table:formula="of:=([.A331]-[.$A$2])*10^-9" office:value-type="float" office:value="32.895425536" calcext:value-type="float">
            <text:p>32.895425536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31.630416870117" calcext:value-type="float">
            <text:p>-231.630416870117</text:p>
          </table:table-cell>
          <table:table-cell table:number-columns-repeated="3"/>
        </table:table-row>
        <table:table-row table:style-name="ro1">
          <table:table-cell office:value-type="float" office:value="1.71193067842421E+018" calcext:value-type="float">
            <text:p>1.71193067842421E+018</text:p>
          </table:table-cell>
          <table:table-cell office:value-type="float" office:value="3911" calcext:value-type="float">
            <text:p>3911</text:p>
          </table:table-cell>
          <table:table-cell office:value-type="float" office:value="1.71193067842477E+018" calcext:value-type="float">
            <text:p>1.71193067842477E+018</text:p>
          </table:table-cell>
          <table:table-cell table:formula="of:=([.A332]-[.$A$2])*10^-9" office:value-type="float" office:value="32.995646208" calcext:value-type="float">
            <text:p>32.995646208</text:p>
          </table:table-cell>
          <table:table-cell office:value-type="float" office:value="-400.555755615234" calcext:value-type="float">
            <text:p>-400.555755615234</text:p>
          </table:table-cell>
          <table:table-cell office:value-type="float" office:value="-223.909393310547" calcext:value-type="float">
            <text:p>-223.909393310547</text:p>
          </table:table-cell>
          <table:table-cell table:number-columns-repeated="3"/>
        </table:table-row>
        <table:table-row table:style-name="ro1">
          <table:table-cell office:value-type="float" office:value="1.71193067852536E+018" calcext:value-type="float">
            <text:p>1.71193067852536E+018</text:p>
          </table:table-cell>
          <table:table-cell office:value-type="float" office:value="3912" calcext:value-type="float">
            <text:p>3912</text:p>
          </table:table-cell>
          <table:table-cell office:value-type="float" office:value="1.71193067852477E+018" calcext:value-type="float">
            <text:p>1.71193067852477E+018</text:p>
          </table:table-cell>
          <table:table-cell table:formula="of:=([.A333]-[.$A$2])*10^-9" office:value-type="float" office:value="33.09680128" calcext:value-type="float">
            <text:p>33.09680128</text:p>
          </table:table-cell>
          <table:table-cell office:value-type="float" office:value="0" calcext:value-type="float">
            <text:p>0</text:p>
          </table:table-cell>
          <table:table-cell office:value-type="float" office:value="-227.383865356445" calcext:value-type="float">
            <text:p>-227.383865356445</text:p>
          </table:table-cell>
          <table:table-cell table:number-columns-repeated="3"/>
        </table:table-row>
        <table:table-row table:style-name="ro1">
          <table:table-cell office:value-type="float" office:value="1.7119306786242E+018" calcext:value-type="float">
            <text:p>1.7119306786242E+018</text:p>
          </table:table-cell>
          <table:table-cell office:value-type="float" office:value="3913" calcext:value-type="float">
            <text:p>3913</text:p>
          </table:table-cell>
          <table:table-cell office:value-type="float" office:value="1.71193067862402E+018" calcext:value-type="float">
            <text:p>1.71193067862402E+018</text:p>
          </table:table-cell>
          <table:table-cell table:formula="of:=([.A334]-[.$A$2])*10^-9" office:value-type="float" office:value="33.19563392" calcext:value-type="float">
            <text:p>33.19563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872412E+018" calcext:value-type="float">
            <text:p>1.71193067872412E+018</text:p>
          </table:table-cell>
          <table:table-cell office:value-type="float" office:value="3914" calcext:value-type="float">
            <text:p>3914</text:p>
          </table:table-cell>
          <table:table-cell office:value-type="float" office:value="1.71193067872402E+018" calcext:value-type="float">
            <text:p>1.71193067872402E+018</text:p>
          </table:table-cell>
          <table:table-cell table:formula="of:=([.A335]-[.$A$2])*10^-9" office:value-type="float" office:value="33.295559424" calcext:value-type="float">
            <text:p>33.295559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88244E+018" calcext:value-type="float">
            <text:p>1.7119306788244E+018</text:p>
          </table:table-cell>
          <table:table-cell office:value-type="float" office:value="3915" calcext:value-type="float">
            <text:p>3915</text:p>
          </table:table-cell>
          <table:table-cell office:value-type="float" office:value="1.71193067882402E+018" calcext:value-type="float">
            <text:p>1.71193067882402E+018</text:p>
          </table:table-cell>
          <table:table-cell table:formula="of:=([.A336]-[.$A$2])*10^-9" office:value-type="float" office:value="33.395842816" calcext:value-type="float">
            <text:p>33.395842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892448E+018" calcext:value-type="float">
            <text:p>1.71193067892448E+018</text:p>
          </table:table-cell>
          <table:table-cell office:value-type="float" office:value="3916" calcext:value-type="float">
            <text:p>3916</text:p>
          </table:table-cell>
          <table:table-cell office:value-type="float" office:value="1.71193067892402E+018" calcext:value-type="float">
            <text:p>1.71193067892402E+018</text:p>
          </table:table-cell>
          <table:table-cell table:formula="of:=([.A337]-[.$A$2])*10^-9" office:value-type="float" office:value="33.495922944" calcext:value-type="float">
            <text:p>33.495922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02438E+018" calcext:value-type="float">
            <text:p>1.71193067902438E+018</text:p>
          </table:table-cell>
          <table:table-cell office:value-type="float" office:value="3917" calcext:value-type="float">
            <text:p>3917</text:p>
          </table:table-cell>
          <table:table-cell office:value-type="float" office:value="1.71193067902402E+018" calcext:value-type="float">
            <text:p>1.71193067902402E+018</text:p>
          </table:table-cell>
          <table:table-cell table:formula="of:=([.A338]-[.$A$2])*10^-9" office:value-type="float" office:value="33.595818496" calcext:value-type="float">
            <text:p>33.595818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1247E+018" calcext:value-type="float">
            <text:p>1.7119306791247E+018</text:p>
          </table:table-cell>
          <table:table-cell office:value-type="float" office:value="3918" calcext:value-type="float">
            <text:p>3918</text:p>
          </table:table-cell>
          <table:table-cell office:value-type="float" office:value="1.71193067912402E+018" calcext:value-type="float">
            <text:p>1.71193067912402E+018</text:p>
          </table:table-cell>
          <table:table-cell table:formula="of:=([.A339]-[.$A$2])*10^-9" office:value-type="float" office:value="33.696138496" calcext:value-type="float">
            <text:p>33.696138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22462E+018" calcext:value-type="float">
            <text:p>1.71193067922462E+018</text:p>
          </table:table-cell>
          <table:table-cell office:value-type="float" office:value="3919" calcext:value-type="float">
            <text:p>3919</text:p>
          </table:table-cell>
          <table:table-cell office:value-type="float" office:value="1.71193067922402E+018" calcext:value-type="float">
            <text:p>1.71193067922402E+018</text:p>
          </table:table-cell>
          <table:table-cell table:formula="of:=([.A340]-[.$A$2])*10^-9" office:value-type="float" office:value="33.796061696" calcext:value-type="float">
            <text:p>33.796061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32467E+018" calcext:value-type="float">
            <text:p>1.71193067932467E+018</text:p>
          </table:table-cell>
          <table:table-cell office:value-type="float" office:value="3920" calcext:value-type="float">
            <text:p>3920</text:p>
          </table:table-cell>
          <table:table-cell office:value-type="float" office:value="1.71193067932402E+018" calcext:value-type="float">
            <text:p>1.71193067932402E+018</text:p>
          </table:table-cell>
          <table:table-cell table:formula="of:=([.A341]-[.$A$2])*10^-9" office:value-type="float" office:value="33.896108288" calcext:value-type="float">
            <text:p>33.896108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42491E+018" calcext:value-type="float">
            <text:p>1.71193067942491E+018</text:p>
          </table:table-cell>
          <table:table-cell office:value-type="float" office:value="3921" calcext:value-type="float">
            <text:p>3921</text:p>
          </table:table-cell>
          <table:table-cell office:value-type="float" office:value="1.71193067942402E+018" calcext:value-type="float">
            <text:p>1.71193067942402E+018</text:p>
          </table:table-cell>
          <table:table-cell table:formula="of:=([.A342]-[.$A$2])*10^-9" office:value-type="float" office:value="33.996347648" calcext:value-type="float">
            <text:p>33.996347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52487E+018" calcext:value-type="float">
            <text:p>1.71193067952487E+018</text:p>
          </table:table-cell>
          <table:table-cell office:value-type="float" office:value="3922" calcext:value-type="float">
            <text:p>3922</text:p>
          </table:table-cell>
          <table:table-cell office:value-type="float" office:value="1.71193067952402E+018" calcext:value-type="float">
            <text:p>1.71193067952402E+018</text:p>
          </table:table-cell>
          <table:table-cell table:formula="of:=([.A343]-[.$A$2])*10^-9" office:value-type="float" office:value="34.096309504" calcext:value-type="float">
            <text:p>34.096309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62483E+018" calcext:value-type="float">
            <text:p>1.71193067962483E+018</text:p>
          </table:table-cell>
          <table:table-cell office:value-type="float" office:value="3923" calcext:value-type="float">
            <text:p>3923</text:p>
          </table:table-cell>
          <table:table-cell office:value-type="float" office:value="1.71193067962402E+018" calcext:value-type="float">
            <text:p>1.71193067962402E+018</text:p>
          </table:table-cell>
          <table:table-cell table:formula="of:=([.A344]-[.$A$2])*10^-9" office:value-type="float" office:value="34.196270848" calcext:value-type="float">
            <text:p>34.196270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7252E+018" calcext:value-type="float">
            <text:p>1.7119306797252E+018</text:p>
          </table:table-cell>
          <table:table-cell office:value-type="float" office:value="3924" calcext:value-type="float">
            <text:p>3924</text:p>
          </table:table-cell>
          <table:table-cell office:value-type="float" office:value="1.71193067972402E+018" calcext:value-type="float">
            <text:p>1.71193067972402E+018</text:p>
          </table:table-cell>
          <table:table-cell table:formula="of:=([.A345]-[.$A$2])*10^-9" office:value-type="float" office:value="34.296634624" calcext:value-type="float">
            <text:p>34.296634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82512E+018" calcext:value-type="float">
            <text:p>1.71193067982512E+018</text:p>
          </table:table-cell>
          <table:table-cell office:value-type="float" office:value="3925" calcext:value-type="float">
            <text:p>3925</text:p>
          </table:table-cell>
          <table:table-cell office:value-type="float" office:value="1.71193067982402E+018" calcext:value-type="float">
            <text:p>1.71193067982402E+018</text:p>
          </table:table-cell>
          <table:table-cell table:formula="of:=([.A346]-[.$A$2])*10^-9" office:value-type="float" office:value="34.396557056" calcext:value-type="float">
            <text:p>34.396557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7992509E+018" calcext:value-type="float">
            <text:p>1.71193067992509E+018</text:p>
          </table:table-cell>
          <table:table-cell office:value-type="float" office:value="3926" calcext:value-type="float">
            <text:p>3926</text:p>
          </table:table-cell>
          <table:table-cell office:value-type="float" office:value="1.71193067992402E+018" calcext:value-type="float">
            <text:p>1.71193067992402E+018</text:p>
          </table:table-cell>
          <table:table-cell table:formula="of:=([.A347]-[.$A$2])*10^-9" office:value-type="float" office:value="34.496526336" calcext:value-type="float">
            <text:p>34.496526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02534E+018" calcext:value-type="float">
            <text:p>1.71193068002534E+018</text:p>
          </table:table-cell>
          <table:table-cell office:value-type="float" office:value="3927" calcext:value-type="float">
            <text:p>3927</text:p>
          </table:table-cell>
          <table:table-cell office:value-type="float" office:value="1.71193068002502E+018" calcext:value-type="float">
            <text:p>1.71193068002502E+018</text:p>
          </table:table-cell>
          <table:table-cell table:formula="of:=([.A348]-[.$A$2])*10^-9" office:value-type="float" office:value="34.596781824" calcext:value-type="float">
            <text:p>34.59678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12534E+018" calcext:value-type="float">
            <text:p>1.71193068012534E+018</text:p>
          </table:table-cell>
          <table:table-cell office:value-type="float" office:value="3928" calcext:value-type="float">
            <text:p>3928</text:p>
          </table:table-cell>
          <table:table-cell office:value-type="float" office:value="1.71193068012502E+018" calcext:value-type="float">
            <text:p>1.71193068012502E+018</text:p>
          </table:table-cell>
          <table:table-cell table:formula="of:=([.A349]-[.$A$2])*10^-9" office:value-type="float" office:value="34.696775424" calcext:value-type="float">
            <text:p>34.696775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22532E+018" calcext:value-type="float">
            <text:p>1.71193068022532E+018</text:p>
          </table:table-cell>
          <table:table-cell office:value-type="float" office:value="3929" calcext:value-type="float">
            <text:p>3929</text:p>
          </table:table-cell>
          <table:table-cell office:value-type="float" office:value="1.71193068022502E+018" calcext:value-type="float">
            <text:p>1.71193068022502E+018</text:p>
          </table:table-cell>
          <table:table-cell table:formula="of:=([.A350]-[.$A$2])*10^-9" office:value-type="float" office:value="34.796756992" calcext:value-type="float">
            <text:p>34.796756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32563E+018" calcext:value-type="float">
            <text:p>1.71193068032563E+018</text:p>
          </table:table-cell>
          <table:table-cell office:value-type="float" office:value="3930" calcext:value-type="float">
            <text:p>3930</text:p>
          </table:table-cell>
          <table:table-cell office:value-type="float" office:value="1.71193068032502E+018" calcext:value-type="float">
            <text:p>1.71193068032502E+018</text:p>
          </table:table-cell>
          <table:table-cell table:formula="of:=([.A351]-[.$A$2])*10^-9" office:value-type="float" office:value="34.89706752" calcext:value-type="float">
            <text:p>34.89706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42559E+018" calcext:value-type="float">
            <text:p>1.71193068042559E+018</text:p>
          </table:table-cell>
          <table:table-cell office:value-type="float" office:value="3931" calcext:value-type="float">
            <text:p>3931</text:p>
          </table:table-cell>
          <table:table-cell office:value-type="float" office:value="1.71193068042502E+018" calcext:value-type="float">
            <text:p>1.71193068042502E+018</text:p>
          </table:table-cell>
          <table:table-cell table:formula="of:=([.A352]-[.$A$2])*10^-9" office:value-type="float" office:value="34.99703168" calcext:value-type="float">
            <text:p>34.99703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52558E+018" calcext:value-type="float">
            <text:p>1.71193068052558E+018</text:p>
          </table:table-cell>
          <table:table-cell office:value-type="float" office:value="3932" calcext:value-type="float">
            <text:p>3932</text:p>
          </table:table-cell>
          <table:table-cell office:value-type="float" office:value="1.71193068052502E+018" calcext:value-type="float">
            <text:p>1.71193068052502E+018</text:p>
          </table:table-cell>
          <table:table-cell table:formula="of:=([.A353]-[.$A$2])*10^-9" office:value-type="float" office:value="35.097013504" calcext:value-type="float">
            <text:p>35.097013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62582E+018" calcext:value-type="float">
            <text:p>1.71193068062582E+018</text:p>
          </table:table-cell>
          <table:table-cell office:value-type="float" office:value="3933" calcext:value-type="float">
            <text:p>3933</text:p>
          </table:table-cell>
          <table:table-cell office:value-type="float" office:value="1.71193068062502E+018" calcext:value-type="float">
            <text:p>1.71193068062502E+018</text:p>
          </table:table-cell>
          <table:table-cell table:formula="of:=([.A354]-[.$A$2])*10^-9" office:value-type="float" office:value="35.19726208" calcext:value-type="float">
            <text:p>35.19726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72583E+018" calcext:value-type="float">
            <text:p>1.71193068072583E+018</text:p>
          </table:table-cell>
          <table:table-cell office:value-type="float" office:value="3934" calcext:value-type="float">
            <text:p>3934</text:p>
          </table:table-cell>
          <table:table-cell office:value-type="float" office:value="1.71193068072502E+018" calcext:value-type="float">
            <text:p>1.71193068072502E+018</text:p>
          </table:table-cell>
          <table:table-cell table:formula="of:=([.A355]-[.$A$2])*10^-9" office:value-type="float" office:value="35.297264896" calcext:value-type="float">
            <text:p>35.297264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82578E+018" calcext:value-type="float">
            <text:p>1.71193068082578E+018</text:p>
          </table:table-cell>
          <table:table-cell office:value-type="float" office:value="3935" calcext:value-type="float">
            <text:p>3935</text:p>
          </table:table-cell>
          <table:table-cell office:value-type="float" office:value="1.71193068082502E+018" calcext:value-type="float">
            <text:p>1.71193068082502E+018</text:p>
          </table:table-cell>
          <table:table-cell table:formula="of:=([.A356]-[.$A$2])*10^-9" office:value-type="float" office:value="35.397220352" calcext:value-type="float">
            <text:p>35.397220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092582E+018" calcext:value-type="float">
            <text:p>1.71193068092582E+018</text:p>
          </table:table-cell>
          <table:table-cell office:value-type="float" office:value="3936" calcext:value-type="float">
            <text:p>3936</text:p>
          </table:table-cell>
          <table:table-cell office:value-type="float" office:value="1.71193068092502E+018" calcext:value-type="float">
            <text:p>1.71193068092502E+018</text:p>
          </table:table-cell>
          <table:table-cell table:formula="of:=([.A357]-[.$A$2])*10^-9" office:value-type="float" office:value="35.497260032" calcext:value-type="float">
            <text:p>35.497260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102721E+018" calcext:value-type="float">
            <text:p>1.71193068102721E+018</text:p>
          </table:table-cell>
          <table:table-cell office:value-type="float" office:value="3937" calcext:value-type="float">
            <text:p>3937</text:p>
          </table:table-cell>
          <table:table-cell office:value-type="float" office:value="1.71193068102502E+018" calcext:value-type="float">
            <text:p>1.71193068102502E+018</text:p>
          </table:table-cell>
          <table:table-cell table:formula="of:=([.A358]-[.$A$2])*10^-9" office:value-type="float" office:value="35.598653184" calcext:value-type="float">
            <text:p>35.598653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112611E+018" calcext:value-type="float">
            <text:p>1.71193068112611E+018</text:p>
          </table:table-cell>
          <table:table-cell office:value-type="float" office:value="3938" calcext:value-type="float">
            <text:p>3938</text:p>
          </table:table-cell>
          <table:table-cell office:value-type="float" office:value="1.71193068112691E+018" calcext:value-type="float">
            <text:p>1.71193068112691E+018</text:p>
          </table:table-cell>
          <table:table-cell table:formula="of:=([.A359]-[.$A$2])*10^-9" office:value-type="float" office:value="35.697551872" calcext:value-type="float">
            <text:p>35.697551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122614E+018" calcext:value-type="float">
            <text:p>1.71193068122614E+018</text:p>
          </table:table-cell>
          <table:table-cell office:value-type="float" office:value="3939" calcext:value-type="float">
            <text:p>3939</text:p>
          </table:table-cell>
          <table:table-cell office:value-type="float" office:value="1.71193068122591E+018" calcext:value-type="float">
            <text:p>1.71193068122591E+018</text:p>
          </table:table-cell>
          <table:table-cell table:formula="of:=([.A360]-[.$A$2])*10^-9" office:value-type="float" office:value="35.79758208" calcext:value-type="float">
            <text:p>35.79758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132635E+018" calcext:value-type="float">
            <text:p>1.71193068132635E+018</text:p>
          </table:table-cell>
          <table:table-cell office:value-type="float" office:value="3940" calcext:value-type="float">
            <text:p>3940</text:p>
          </table:table-cell>
          <table:table-cell office:value-type="float" office:value="1.71193068132691E+018" calcext:value-type="float">
            <text:p>1.71193068132691E+018</text:p>
          </table:table-cell>
          <table:table-cell table:formula="of:=([.A361]-[.$A$2])*10^-9" office:value-type="float" office:value="35.897783552" calcext:value-type="float">
            <text:p>35.897783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142634E+018" calcext:value-type="float">
            <text:p>1.71193068142634E+018</text:p>
          </table:table-cell>
          <table:table-cell office:value-type="float" office:value="3941" calcext:value-type="float">
            <text:p>3941</text:p>
          </table:table-cell>
          <table:table-cell office:value-type="float" office:value="1.71193068142691E+018" calcext:value-type="float">
            <text:p>1.71193068142691E+018</text:p>
          </table:table-cell>
          <table:table-cell table:formula="of:=([.A362]-[.$A$2])*10^-9" office:value-type="float" office:value="35.997782016" calcext:value-type="float">
            <text:p>35.997782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3068152635E+018" calcext:value-type="float">
            <text:p>1.71193068152635E+018</text:p>
          </table:table-cell>
          <table:table-cell office:value-type="float" office:value="3942" calcext:value-type="float">
            <text:p>3942</text:p>
          </table:table-cell>
          <table:table-cell office:value-type="float" office:value="1.71193068152691E+018" calcext:value-type="float">
            <text:p>1.71193068152691E+018</text:p>
          </table:table-cell>
          <table:table-cell table:formula="of:=([.A363]-[.$A$2])*10^-9" office:value-type="float" office:value="36.097784576" calcext:value-type="float">
            <text:p>36.097784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0T14:30:24.427678398</dc:date>
    <meta:editing-duration>PT1H47M39S</meta:editing-duration>
    <meta:editing-cycles>1</meta:editing-cycles>
    <meta:generator>LibreOffice/6.4.7.2$Linux_X86_64 LibreOffice_project/40$Build-2</meta:generator>
    <meta:document-statistic meta:table-count="1" meta:cell-count="2178" meta:object-count="0"/>
  </office:meta>
</office:document-meta>
</file>